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6BB000007D0F48AAF4EF0C20280.png" manifest:media-type="image/png"/>
  <manifest:file-entry manifest:full-path="Pictures/10000201000006E4000007D08DC799B13EA5F63F.png" manifest:media-type="image/png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10000201000000200000002023F2C14520FFB2F9.png" manifest:media-type="image/png"/>
  <manifest:file-entry manifest:full-path="Pictures/1000000000000320000001EE725E90375F016C20.png" manifest:media-type="image/png"/>
  <manifest:file-entry manifest:full-path="Pictures/1000020000000086000000C0A15E2185E4484E9D.png" manifest:media-type="image/png"/>
  <manifest:file-entry manifest:full-path="Pictures/100000000000031F000001F894D51DD5E0A2620B.png" manifest:media-type="image/png"/>
  <manifest:file-entry manifest:full-path="Pictures/100000000000031F000001F88C8A8F558E9A7AC3.png" manifest:media-type="image/png"/>
  <manifest:file-entry manifest:full-path="Pictures/1000020000000086000000C016C9E51D582B32B2.png" manifest:media-type="image/png"/>
  <manifest:file-entry manifest:full-path="Pictures/100000000000031F000001F8D6C5C6A8D1B4E68D.png" manifest:media-type="image/png"/>
  <manifest:file-entry manifest:full-path="Pictures/1000020000000086000000C00854492BC0D26087.png" manifest:media-type="image/png"/>
  <manifest:file-entry manifest:full-path="Pictures/1000020000000086000000C0F78DD34821B89BFF.png" manifest:media-type="image/png"/>
  <manifest:file-entry manifest:full-path="Pictures/1000020000000086000000C0AFC6C81DCB4807F6.png" manifest:media-type="image/png"/>
  <manifest:file-entry manifest:full-path="Pictures/1000020000000086000000C00D79EDC0BF51CF82.png" manifest:media-type="image/png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6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Nachlieli CLM3" svg:font-family="'Nachlieli CLM'"/>
    <style:font-face style:name="OpenSymbol2" svg:font-family="OpenSymbol, 'Arial Unicode MS'"/>
    <style:font-face style:name="Monospace2" svg:font-family="Monospace" style:font-pitch="fixed"/>
    <style:font-face style:name="Arial2" svg:font-family="Arial" style:font-pitch="variable"/>
    <style:font-face style:name="David1" svg:font-family="David" style:font-pitch="variable"/>
    <style:font-face style:name="David CLM" svg:font-family="'David CLM'" style:font-pitch="variable"/>
    <style:font-face style:name="DejaVu Sans1" svg:font-family="'DejaVu Sans'" style:font-pitch="variable"/>
    <style:font-face style:name="Guttman Yad-Brush" svg:font-family="'Guttman Yad-Brush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cript" style:font-pitch="variable"/>
    <style:font-face style:name="Brush Script MT" svg:font-family="'Brush Script MT'" style:font-family-generic="script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" svg:font-family="David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Liberation Sans3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false" draw:fill="solid" draw:fill-color="#ffffff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7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-0.183cm, 11.698cm, 7.752cm, 3.1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11.698cm, 4.228cm, 2.959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8.878cm, 4.228cm, 5.778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8.841cm, 4.012cm, 5.994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2.878cm, 4.132cm, 11.898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7.014cm, 14.477cm, 0.565cm, 0.301cm)" draw:image-opacity="100%" style:mirror="none"/>
    </style:style>
    <style:style style:name="gr8" style:family="graphic" style:parent-style-name="standard">
      <style:graphic-properties draw:stroke="solid" svg:stroke-width="0.423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194cm" svg:stroke-color="#e61a4b" svg:stroke-opacity="100%" draw:stroke-linejoin="miter" svg:stroke-linecap="square" draw:fill="none" draw:fill-color="#ffffff" draw:textarea-horizontal-align="left" draw:textarea-vertical-align="middle" draw:auto-grow-height="false" fo:min-height="4.38cm" fo:min-width="4.291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gradient" draw:fill-color="#650092" draw:fill-gradient-name="Gradient_20_8" draw:textarea-horizontal-align="left" draw:textarea-vertical-align="middle" draw:auto-grow-height="false" fo:min-height="6.793cm" fo:min-width="18.547cm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265cm" svg:stroke-color="#ffff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solid" svg:stroke-width="0.353cm" svg:stroke-color="#cc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solid" svg:stroke-width="0.318cm" svg:stroke-color="#cc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none" draw:fill="solid" draw:fill-color="#cc0000" draw:opacity="39%" draw:textarea-horizontal-align="left" draw:textarea-vertical-align="middle" draw:auto-grow-height="false" fo:min-height="8.418cm" fo:min-width="5.532cm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none" draw:fill="solid" draw:fill-color="#000080" draw:opacity="30%" draw:textarea-horizontal-align="left" draw:textarea-vertical-align="middle" draw:auto-grow-height="false" fo:min-height="8.63cm" fo:min-width="6.062cm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none" draw:fill="none" fo:min-height="0.76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8.957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4.89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5.24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8.6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5.406cm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541cm"/>
    </style:style>
    <style:style style:name="pr4" style:family="presentation" style:parent-style-name="Default-outline1">
      <style:graphic-properties fo:min-height="12.318cm"/>
    </style:style>
    <style:style style:name="pr5" style:family="presentation" style:parent-style-name="Default-notes">
      <style:graphic-properties draw:fill-color="#ffffff" fo:min-height="11.426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281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31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3.387cm" style:use-optimal-column-width="false"/>
    </style:style>
    <style:style style:name="co2" style:family="table-column">
      <style:table-column-properties style:column-width="3.389cm" style:use-optimal-column-width="false"/>
    </style:style>
    <style:style style:name="co3" style:family="table-column">
      <style:table-column-properties style:column-width="3.388cm" style:use-optimal-column-width="false"/>
    </style:style>
    <style:style style:name="co4" style:family="table-column">
      <style:table-column-properties style:column-width="0.846cm" style:use-optimal-column-width="false"/>
    </style:style>
    <style:style style:name="co5" style:family="table-column">
      <style:table-column-properties style:column-width="3.812cm" style:use-optimal-column-width="false"/>
    </style:style>
    <style:style style:name="co6" style:family="table-column">
      <style:table-column-properties style:column-width="3.326cm" style:use-optimal-column-width="false"/>
    </style:style>
    <style:style style:name="co7" style:family="table-column">
      <style:table-column-properties style:column-width="3.511cm" style:use-optimal-column-width="false"/>
    </style:style>
    <style:style style:name="co8" style:family="table-column">
      <style:table-column-properties style:column-width="1.058cm" style:use-optimal-column-width="false"/>
    </style:style>
    <style:style style:name="co9" style:family="table-column">
      <style:table-column-properties style:column-width="0.847cm" style:use-optimal-column-width="false"/>
    </style:style>
    <style:style style:name="co10" style:family="table-column">
      <style:table-column-properties style:column-width="3.512cm" style:use-optimal-column-width="false"/>
    </style:style>
    <style:style style:name="co11" style:family="table-column">
      <style:table-column-properties style:column-width="3.13cm" style:use-optimal-column-width="false"/>
    </style:style>
    <style:style style:name="co12" style:family="table-column">
      <style:table-column-properties style:column-width="3.129cm" style:use-optimal-column-width="false"/>
    </style:style>
    <style:style style:name="co13" style:family="table-column">
      <style:table-column-properties style:column-width="0.781cm" style:use-optimal-column-width="false"/>
    </style:style>
    <style:style style:name="co14" style:family="table-column">
      <style:table-column-properties style:column-width="2.968cm" style:use-optimal-column-width="false"/>
    </style:style>
    <style:style style:name="co15" style:family="table-column">
      <style:table-column-properties style:column-width="3.134cm" style:use-optimal-column-width="false"/>
    </style:style>
    <style:style style:name="co16" style:family="table-column">
      <style:table-column-properties style:column-width="0.941cm" style:use-optimal-column-width="false"/>
    </style:style>
    <style:style style:name="ro1" style:family="table-row">
      <style:table-row-properties style:row-height="1.694cm"/>
    </style:style>
    <style:style style:name="ro2" style:family="table-row">
      <style:table-row-properties style:row-height="1.608cm"/>
    </style:style>
    <style:style style:name="ro3" style:family="table-row">
      <style:table-row-properties style:row-height="1.336cm"/>
    </style:style>
    <style:style style:name="ro4" style:family="table-row">
      <style:table-row-properties style:row-height="1.515cm"/>
    </style:style>
    <style:style style:name="ro5" style:family="table-row">
      <style:table-row-properties style:row-height="0.179cm"/>
    </style:style>
    <style:style style:name="ro6" style:family="table-row">
      <style:table-row-properties style:row-height="1.732cm"/>
    </style:style>
    <style:style style:name="ro7" style:family="table-row">
      <style:table-row-properties style:row-height="1.366cm"/>
    </style:style>
    <style:style style:name="ro8" style:family="table-row">
      <style:table-row-properties style:row-height="1.368cm"/>
    </style:style>
    <style:style style:name="ro9" style:family="table-row">
      <style:table-row-properties style:row-height="1.356cm"/>
    </style:style>
    <style:style style:name="ro10" style:family="table-row">
      <style:table-row-properties style:row-height="1.378cm"/>
    </style:style>
    <style:style style:name="ro11" style:family="table-row">
      <style:table-row-properties style:row-height="1.334cm"/>
    </style:style>
    <style:style style:name="ro12" style:family="table-row">
      <style:table-row-properties style:row-height="1.324cm"/>
    </style:style>
    <style:style style:name="ro13" style:family="table-row">
      <style:table-row-properties style:row-height="0.01cm"/>
    </style:style>
    <style:style style:name="ro14" style:family="table-row">
      <style:table-row-properties style:row-height="1.337cm"/>
    </style:style>
    <style:style style:name="ce1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</style:style>
    <style:style style:name="ce2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</style:style>
    <style:style style:name="ce3" style:family="table-cell">
      <loext:graphic-properties draw:fill="solid" draw:fill-color="#99cc00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</style:style>
    <style:style style:name="ce4" style:family="table-cell">
      <loext:graphic-properties draw:fill="none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none" fo:border-top="none" fo:border-bottom="none" style:punctuation-wrap="hanging" style:line-break="strict"/>
    </style:style>
    <style:style style:name="ce5" style:family="table-cell">
      <loext:graphic-properties draw:fill="gradient" draw:fill-gradient-name="Gradient_20_3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6" style:family="table-cell">
      <loext:graphic-properties draw:fill="gradient" draw:fill-gradient-name="Gradient_20_4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7" style:family="table-cell">
      <loext:graphic-properties draw:fill="gradient" draw:fill-gradient-name="Gradient_20_5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8" style:family="table-cell">
      <loext:graphic-properties draw:fill="none" draw:textarea-horizontal-align="justify" draw:textarea-vertical-align="top" fo:padding-top="0.209cm" fo:padding-bottom="0.13cm" fo:padding-left="0.25cm" fo:padding-right="0.25cm"/>
    </style:style>
    <style:style style:name="ce9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none" fo:border-bottom="0.74pt solid #ffffff" style:punctuation-wrap="hanging" style:line-break="strict"/>
    </style:style>
    <style:style style:name="ce10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</style:style>
    <style:style style:name="ce11" style:family="table-cell">
      <loext:graphic-properties draw:fill="solid" draw:fill-color="#99cc00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</style:style>
    <style:style style:name="ce12" style:family="table-cell">
      <loext:graphic-properties draw:fill="none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none" fo:border-bottom="0.03pt solid #ffffff" style:punctuation-wrap="hanging" style:line-break="strict"/>
    </style:style>
    <style:style style:name="ce13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</style:style>
    <style:style style:name="ce14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</style:style>
    <style:style style:name="ce15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</style:style>
    <style:style style:name="ce16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0.03pt solid #ffffff" fo:border-bottom="0.74pt solid #ffffff" style:punctuation-wrap="hanging" style:line-break="strict"/>
    </style:style>
    <style:style style:name="ce17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none" fo:border-bottom="none" style:punctuation-wrap="hanging" style:line-break="strict"/>
    </style:style>
    <style:style style:name="ce18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19" style:family="table-cell">
      <loext:graphic-properties draw:fill="gradient" draw:fill-gradient-name="Gradient_20_6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none" fo:border-bottom="none" style:punctuation-wrap="hanging" style:line-break="strict"/>
    </style:style>
    <style:style style:name="ce20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0.74pt solid #ffffff" fo:border-bottom="0.74pt solid #ffffff" style:punctuation-wrap="hanging" style:line-break="strict"/>
    </style:style>
    <style:style style:name="ce21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</style:style>
    <style:style style:name="ce22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</style:style>
    <style:style style:name="ce23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</style:style>
    <style:style style:name="ce24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0.74pt solid #ffffff" fo:border-bottom="none" style:punctuation-wrap="hanging" style:line-break="strict"/>
    </style:style>
    <style:style style:name="ce25" style:family="table-cell">
      <loext:graphic-properties draw:fill="gradient" draw:fill-gradient-name="Gradient_20_3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0.74pt solid #ffffff" style:punctuation-wrap="hanging" style:line-break="strict"/>
    </style:style>
    <style:style style:name="ce26" style:family="table-cell">
      <loext:graphic-properties draw:fill="gradient" draw:fill-gradient-name="Gradient_20_4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</style:style>
    <style:style style:name="ce27" style:family="table-cell">
      <loext:graphic-properties draw:fill="gradient" draw:fill-gradient-name="Gradient_20_5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0.74pt solid #ffffff" style:punctuation-wrap="hanging" style:line-break="strict"/>
    </style:style>
    <style:style style:name="ce28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0.74pt solid #ffffff" fo:border-bottom="none" style:punctuation-wrap="hanging" style:line-break="strict"/>
    </style:style>
    <style:style style:name="ce29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</style:style>
    <style:style style:name="ce30" style:family="table-cell">
      <loext:graphic-properties draw:fill="solid" draw:fill-color="#3333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0.74pt solid #ffffff" fo:border-bottom="none" style:punctuation-wrap="hanging" style:line-break="strict"/>
    </style:style>
    <style:style style:name="ce31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none" fo:border-top="none" fo:border-bottom="0.74pt solid #ffffff" style:punctuation-wrap="hanging" style:line-break="strict"/>
    </style:style>
    <style:style style:name="ce32" style:family="table-cell">
      <loext:graphic-properties draw:fill="solid" draw:fill-color="#99cc00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33" style:family="table-cell">
      <loext:graphic-properties draw:fill="solid" draw:fill-color="#3333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34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35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none" fo:border-top="0.74pt solid #ffffff" fo:border-bottom="0.74pt solid #ffffff" style:punctuation-wrap="hanging" style:line-break="strict"/>
    </style:style>
    <style:style style:name="ce36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none" fo:border-top="0.74pt solid #ffffff" fo:border-bottom="none" style:punctuation-wrap="hanging" style:line-break="strict"/>
    </style:style>
    <style:style style:name="ce37" style:family="table-cell">
      <loext:graphic-properties draw:fill="solid" draw:fill-color="#3333cc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38" style:family="table-cell">
      <loext:graphic-properties draw:fill="solid" draw:fill-color="#99cc00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39" style:family="table-cell">
      <loext:graphic-properties draw:fill="solid" draw:fill-color="#99cc00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40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0.74pt solid #ffffff" fo:border-top="none" fo:border-bottom="0.74pt solid #ffffff" style:punctuation-wrap="hanging" style:line-break="strict"/>
    </style:style>
    <style:style style:name="ce41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</style:style>
    <style:style style:name="ce42" style:family="table-cell">
      <loext:graphic-properties draw:fill="solid" draw:fill-color="#99cc00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</style:style>
    <style:style style:name="ce43" style:family="table-cell">
      <loext:graphic-properties draw:fill="none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none" fo:border-top="none" fo:border-bottom="0.03pt solid #ffffff" style:punctuation-wrap="hanging" style:line-break="strict"/>
    </style:style>
    <style:style style:name="ce44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</style:style>
    <style:style style:name="ce45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</style:style>
    <style:style style:name="ce46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</style:style>
    <style:style style:name="ce47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none" fo:border-top="0.03pt solid #ffffff" fo:border-bottom="0.74pt solid #ffffff" style:punctuation-wrap="hanging" style:line-break="strict"/>
    </style:style>
    <style:style style:name="ce48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none" style:punctuation-wrap="hanging" style:line-break="strict"/>
    </style:style>
    <style:style style:name="ce49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50" style:family="table-cell">
      <loext:graphic-properties draw:fill="gradient" draw:fill-gradient-name="Gradient_20_7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none" style:punctuation-wrap="hanging" style:line-break="strict"/>
    </style:style>
    <style:style style:name="ce51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none" fo:border-top="0.74pt solid #ffffff" fo:border-bottom="0.74pt solid #ffffff" style:punctuation-wrap="hanging" style:line-break="strict"/>
    </style:style>
    <style:style style:name="ce52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</style:style>
    <style:style style:name="ce53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</style:style>
    <style:style style:name="ce54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</style:style>
    <style:style style:name="ce55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none" fo:border-top="0.74pt solid #ffffff" fo:border-bottom="none" style:punctuation-wrap="hanging" style:line-break="strict"/>
    </style:style>
    <style:style style:name="ce56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indent="0cm" fo:border-left="none" fo:border-right="none" fo:border-top="none" fo:border-bottom="0.74pt solid #ffffff" style:punctuation-wrap="hanging" style:line-break="strict"/>
    </style:style>
    <style:style style:name="ce57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indent="0cm" fo:border-left="none" fo:border-right="none" fo:border-top="0.74pt solid #ffffff" fo:border-bottom="0.74pt solid #ffffff" style:punctuation-wrap="hanging" style:line-break="strict"/>
    </style:style>
    <style:style style:name="ce58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indent="0cm" fo:border-left="none" fo:border-right="none" fo:border-top="0.74pt solid #ffffff" fo:border-bottom="none" style:punctuation-wrap="hanging" style:line-break="strict"/>
    </style:style>
    <style:style style:name="ce59" style:family="table-cell">
      <loext:graphic-properties draw:fill="solid" draw:fill-color="#009933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</style:style>
    <style:style style:name="ce60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  <style:text-properties fo:font-weight="bold" style:font-weight-asian="bold" style:font-weight-complex="bold"/>
    </style:style>
    <style:style style:name="ce61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  <style:text-properties fo:font-weight="bold" style:font-weight-asian="bold" style:font-weight-complex="bold"/>
    </style:style>
    <style:style style:name="ce62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  <style:text-properties fo:font-weight="bold" style:font-weight-asian="bold" style:font-weight-complex="bold"/>
    </style:style>
    <style:style style:name="ce63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none" style:punctuation-wrap="hanging" style:line-break="strict"/>
      <style:text-properties fo:font-weight="bold" style:font-weight-asian="bold" style:font-weight-complex="bold"/>
    </style:style>
    <style:style style:name="ce64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weight="bold" style:font-weight-asian="bold" style:font-weight-complex="bold"/>
    </style:style>
    <style:style style:name="ce65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none" style:punctuation-wrap="hanging" style:line-break="strict"/>
      <style:text-properties fo:font-weight="bold" style:font-weight-asian="bold" style:font-weight-complex="bold"/>
    </style:style>
    <style:style style:name="ce66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  <style:text-properties fo:font-weight="bold" style:font-weight-asian="bold" style:font-weight-complex="bold"/>
    </style:style>
    <style:style style:name="ce67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  <style:text-properties fo:font-weight="bold" style:font-weight-asian="bold" style:font-weight-complex="bold"/>
    </style:style>
    <style:style style:name="ce68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  <style:text-properties fo:font-weight="bold" style:font-weight-asian="bold" style:font-weight-complex="bold"/>
    </style:style>
    <style:style style:name="ce69" style:family="table-cell">
      <loext:graphic-properties draw:fill="gradient" draw:fill-gradient-name="Radial_20_red_2f_yellow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0.74pt solid #ffffff" fo:border-top="none" fo:border-bottom="0.74pt solid #ffffff" style:punctuation-wrap="hanging" style:line-break="strict"/>
      <style:text-properties fo:font-size="28pt" fo:font-weight="bold" style:font-size-asian="28pt" style:font-weight-asian="bold" style:font-size-complex="28pt" style:font-weight-complex="bold"/>
    </style:style>
    <style:style style:name="ce70" style:family="table-cell">
      <loext:graphic-properties draw:fill="gradient" draw:fill-gradient-name="Tango_20_Red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  <style:text-properties fo:font-size="28pt" style:font-size-asian="28pt" style:font-size-complex="28pt"/>
    </style:style>
    <style:style style:name="ce71" style:family="table-cell">
      <loext:graphic-properties draw:fill="gradient" draw:fill-gradient-name="Tango_20_Purple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0.74pt solid #ffffff" style:punctuation-wrap="hanging" style:line-break="strict"/>
      <style:text-properties fo:font-size="28pt" style:font-size-asian="28pt" style:font-size-complex="28pt"/>
    </style:style>
    <style:style style:name="ce72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73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74" style:family="table-cell">
      <loext:graphic-properties draw:fill-color="#0000cc"/>
    </style:style>
    <style:style style:name="ce75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76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77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78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79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0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1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2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3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4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0.74pt solid #ffffff" fo:border-top="none" fo:border-bottom="0.74pt solid #ffffff" style:punctuation-wrap="hanging" style:line-break="strict"/>
      <style:text-properties fo:font-size="24pt" style:font-size-asian="24pt" style:font-size-complex="24pt"/>
    </style:style>
    <style:style style:name="ce85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  <style:text-properties fo:font-size="24pt" style:font-size-asian="24pt" style:font-size-complex="24pt"/>
    </style:style>
    <style:style style:name="ce86" style:family="table-cell">
      <loext:graphic-properties draw:fill="solid" draw:fill-color="#009933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  <style:text-properties fo:font-size="24pt" style:font-size-asian="24pt" style:font-size-complex="24pt"/>
    </style:style>
    <style:style style:name="ce87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8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9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90" style:family="table-cell">
      <loext:graphic-properties draw:fill="gradient" draw:fill-gradient-name="Radial_20_red_2f_yellow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0.74pt solid #ffffff" fo:border-top="none" fo:border-bottom="0.74pt solid #ffffff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91" style:family="table-cell">
      <loext:graphic-properties draw:fill="gradient" draw:fill-gradient-name="Tango_20_Red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  <style:text-properties fo:font-size="24pt" style:font-size-asian="24pt" style:font-size-complex="24pt"/>
    </style:style>
    <style:style style:name="ce92" style:family="table-cell">
      <loext:graphic-properties draw:fill="gradient" draw:fill-gradient-name="Tango_20_Purple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0.74pt solid #ffffff" style:punctuation-wrap="hanging" style:line-break="strict"/>
      <style:text-properties fo:font-size="24pt" style:font-size-asian="24pt" style:font-size-complex="24pt"/>
    </style:style>
    <style:style style:name="ce93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0.74pt solid #ffffff" fo:border-bottom="none" style:punctuation-wrap="hanging" style:line-break="strict"/>
      <style:text-properties fo:font-size="24pt" style:font-size-asian="24pt" style:font-size-complex="24pt"/>
    </style:style>
    <style:style style:name="ce94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  <style:text-properties fo:font-size="24pt" style:font-size-asian="24pt" style:font-size-complex="24pt"/>
    </style:style>
    <style:style style:name="ce95" style:family="table-cell">
      <loext:graphic-properties draw:fill="solid" draw:fill-color="#3333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0.74pt solid #ffffff" fo:border-bottom="none" style:punctuation-wrap="hanging" style:line-break="strict"/>
      <style:text-properties fo:font-size="24pt" style:font-size-asian="24pt" style:font-size-complex="24pt"/>
    </style:style>
    <style:style style:name="ce96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  <style:text-properties fo:font-size="24pt" style:font-size-asian="24pt" style:font-size-complex="24pt"/>
    </style:style>
    <style:style style:name="ce97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size="24pt" style:font-size-asian="24pt" style:font-size-complex="24pt"/>
    </style:style>
    <style:style style:name="ce98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  <style:text-properties fo:font-size="24pt" style:font-size-asian="24pt" style:font-size-complex="24pt"/>
    </style:style>
    <style:style style:name="ce99" style:family="table-cell">
      <loext:graphic-properties draw:fill-color="#0000cc"/>
      <style:text-properties fo:font-size="24pt" style:font-size-asian="24pt" style:font-size-complex="24pt"/>
    </style:style>
    <style:style style:name="ce100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  <style:text-properties fo:font-size="24pt" style:font-size-asian="24pt" style:font-size-complex="24pt"/>
    </style:style>
    <style:style style:name="ce101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size="24pt" style:font-size-asian="24pt" style:font-size-complex="24pt"/>
    </style:style>
    <style:style style:name="ce102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  <style:text-properties fo:font-size="24pt" style:font-size-asian="24pt" style:font-size-complex="24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  <style:text-properties fo:font-size="12pt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.952cm" fo:margin-right="0cm" fo:margin-top="0.282cm" fo:margin-bottom="0cm" fo:line-height="90%" fo:text-indent="-0.948cm" style:punctuation-wrap="hanging" style:line-break="strict"/>
    </style:style>
    <style:style style:name="P7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8" style:family="paragraph">
      <style:paragraph-properties fo:margin-left="0.948cm" fo:margin-right="0cm" fo:margin-top="0.282cm" fo:margin-bottom="0cm" fo:line-height="90%" fo:text-indent="-0.948cm" style:punctuation-wrap="hanging" style:line-break="strict"/>
    </style:style>
    <style:style style:name="P9" style:family="paragraph">
      <style:paragraph-properties fo:margin-left="0.952cm" fo:margin-right="0cm" fo:margin-top="0.141cm" fo:margin-bottom="0cm" fo:text-indent="-0.948cm" style:punctuation-wrap="hanging" style:line-break="strict"/>
    </style:style>
    <style:style style:name="P10" style:family="paragraph">
      <style:paragraph-properties fo:margin-left="0.952cm" fo:margin-right="0cm" fo:margin-top="0.352cm" fo:margin-bottom="0cm" fo:text-indent="-0.948cm" style:punctuation-wrap="hanging" style:line-break="strict"/>
    </style:style>
    <style:style style:name="P11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style:paragraph-properties fo:margin-left="0cm" fo:margin-right="0cm" fo:margin-top="0.282cm" fo:margin-bottom="0cm" fo:line-height="93%" fo:text-align="center" fo:text-indent="0cm" style:punctuation-wrap="hanging" style:line-break="strict"/>
    </style:style>
    <style:style style:name="P14" style:family="paragraph">
      <style:paragraph-properties fo:margin-left="0cm" fo:margin-right="0cm" fo:margin-top="0.246cm" fo:margin-bottom="0cm" fo:line-height="93%" fo:text-align="center" fo:text-indent="0cm" style:punctuation-wrap="hanging" style:line-break="strict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P17" style:family="paragraph">
      <style:paragraph-properties fo:margin-left="0cm" fo:margin-right="0cm" fo:margin-top="0cm" fo:margin-bottom="0cm" fo:line-height="93%" fo:text-align="center" fo:text-indent="0cm" style:punctuation-wrap="hanging" style:line-break="strict"/>
    </style:style>
    <style:style style:name="P18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</style:style>
    <style:style style:name="P19" style:family="paragraph">
      <style:paragraph-properties fo:margin-left="0cm" fo:margin-right="0cm" fo:margin-top="0.211cm" fo:margin-bottom="0cm" fo:line-height="93%" fo:text-indent="0cm" style:punctuation-wrap="hanging" style:line-break="strict"/>
    </style:style>
    <style:style style:name="P20" style:family="paragraph">
      <style:paragraph-properties fo:margin-left="0cm" fo:margin-right="0cm" fo:text-indent="0cm" style:punctuation-wrap="hanging" style:line-break="strict" style:writing-mode="lr-tb"/>
    </style:style>
    <style:style style:name="P21" style:family="paragraph">
      <style:paragraph-properties fo:margin-left="0.948cm" fo:margin-right="0cm" fo:margin-top="0.282cm" fo:margin-bottom="0cm" fo:text-indent="-0.948cm" style:punctuation-wrap="hanging" style:line-break="strict"/>
    </style:style>
    <style:style style:name="P22" style:family="paragraph">
      <style:paragraph-properties fo:margin-left="0cm" fo:margin-right="0cm" fo:margin-top="0.317cm" fo:margin-bottom="0cm" fo:text-indent="0cm" style:punctuation-wrap="hanging" style:line-break="strict"/>
    </style:style>
    <style:style style:name="P23" style:family="paragraph">
      <loext:graphic-properties draw:fill="none" draw:fill-color="#ffffff"/>
      <style:paragraph-properties style:writing-mode="lr-tb" style:font-independent-line-spacing="true"/>
      <style:text-properties fo:font-size="36pt" style:font-size-asian="36pt" style:font-size-complex="36pt"/>
    </style:style>
    <style:style style:name="P24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25" style:family="paragraph">
      <loext:graphic-properties draw:fill="gradient" draw:fill-color="#650092" draw:fill-gradient-name="Gradient_20_8"/>
      <style:paragraph-properties style:writing-mode="lr-tb" style:font-independent-line-spacing="true"/>
    </style:style>
    <style:style style:name="P26" style:family="paragraph">
      <loext:graphic-properties draw:fill="solid" draw:fill-color="#cc0000" draw:opacity="39%"/>
      <style:paragraph-properties style:writing-mode="lr-tb" style:font-independent-line-spacing="true"/>
    </style:style>
    <style:style style:name="P27" style:family="paragraph">
      <loext:graphic-properties draw:fill="solid" draw:fill-color="#000080" draw:opacity="30%"/>
      <style:paragraph-properties style:writing-mode="lr-tb" style:font-independent-line-spacing="true"/>
    </style:style>
    <style:style style:name="P28" style:family="paragraph">
      <style:paragraph-properties fo:margin-left="0cm" fo:margin-right="0cm" fo:text-align="center" fo:text-indent="0cm" style:punctuation-wrap="hanging" style:line-break="strict"/>
    </style:style>
    <style:style style:name="P29" style:family="paragraph">
      <style:paragraph-properties fo:margin-left="0.952cm" fo:margin-right="0cm" fo:margin-top="0.282cm" fo:margin-bottom="0cm" fo:text-indent="-0.948cm" style:punctuation-wrap="hanging" style:line-break="strict"/>
    </style:style>
    <style:style style:name="P30" style:family="paragraph">
      <loext:graphic-properties draw:fill="none" draw:fill-color="#ffffff"/>
      <style:paragraph-properties fo:margin-left="0.952cm" fo:margin-right="0cm" fo:margin-top="0.282cm" fo:margin-bottom="0cm" fo:text-indent="-0.948cm" style:punctuation-wrap="hanging" style:line-break="strict" style:writing-mode="lr-tb" style:font-independent-line-spacing="true"/>
      <style:text-properties fo:font-size="26pt" style:font-size-asian="26pt" style:font-size-complex="26pt"/>
    </style:style>
    <style:style style:name="P31" style:family="paragraph">
      <style:paragraph-properties fo:margin-left="0cm" fo:margin-right="0cm" fo:text-indent="0cm" style:punctuation-wrap="hanging" style:line-break="strict" style:writing-mode="rl-tb"/>
    </style:style>
    <style:style style:name="P32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  <style:text-properties fo:font-weight="bold" style:font-weight-asian="bold" style:font-weight-complex="bold"/>
    </style:style>
    <style:style style:name="P33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  <style:text-properties fo:font-size="28pt" fo:font-weight="bold" style:font-size-asian="28pt" style:font-weight-asian="bold" style:font-size-complex="28pt" style:font-weight-complex="bold"/>
    </style:style>
    <style:style style:name="P34" style:family="paragraph">
      <style:paragraph-properties fo:margin-left="0cm" fo:margin-right="0cm" fo:margin-top="0.246cm" fo:margin-bottom="0cm" fo:line-height="93%" fo:text-align="center" fo:text-indent="0cm" style:punctuation-wrap="hanging" style:line-break="strict"/>
      <style:text-properties fo:font-size="28pt" style:font-size-asian="28pt" style:font-size-complex="28pt"/>
    </style:style>
    <style:style style:name="P35" style:family="paragraph">
      <loext:graphic-properties draw:fill="none"/>
    </style:style>
    <style:style style:name="P36" style:family="paragraph">
      <loext:graphic-properties draw:fill="none" draw:fill-color="#ffffff"/>
      <style:text-properties fo:font-size="32pt" style:font-size-asian="32pt" style:font-size-complex="32pt"/>
    </style:style>
    <style:style style:name="P37" style:family="paragraph">
      <loext:graphic-properties draw:fill="none"/>
      <style:paragraph-properties fo:text-align="center"/>
    </style:style>
    <style:style style:name="P38" style:family="paragraph">
      <loext:graphic-properties draw:fill="none" draw:fill-color="#ffffff"/>
      <style:text-properties style:font-name="Arial1" fo:font-size="36pt" style:font-size-asian="36pt" style:font-name-complex="Arial1" style:font-size-complex="36pt"/>
    </style:style>
    <style:style style:name="P39" style:family="paragraph">
      <loext:graphic-properties draw:fill="none" draw:fill-color="#ffffff"/>
      <style:paragraph-properties style:writing-mode="lr-tb" style:font-independent-line-spacing="true"/>
      <style:text-properties fo:font-size="28pt" style:font-size-asian="28pt" style:font-size-complex="28pt"/>
    </style:style>
    <style:style style:name="P40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P41" style:family="paragraph">
      <loext:graphic-properties draw:fill="none"/>
      <style:text-properties fo:font-size="18pt"/>
    </style:style>
    <style:style style:name="P42" style:family="paragraph">
      <style:paragraph-properties style:writing-mode="rl-tb"/>
    </style:style>
    <style:style style:name="P43" style:family="paragraph">
      <loext:graphic-properties draw:fill="none" draw:fill-color="#ffffff"/>
      <style:paragraph-properties style:writing-mode="rl-tb"/>
      <style:text-properties style:font-name="Simple CLM" fo:font-size="28pt" style:font-size-asian="28pt" style:font-name-complex="Simple CLM" style:font-size-complex="28pt"/>
    </style:style>
    <style:style style:name="P44" style:family="paragraph">
      <style:paragraph-properties fo:margin-left="0cm" fo:margin-right="0cm" fo:margin-top="0.282cm" fo:margin-bottom="0cm" fo:line-height="93%" fo:text-align="center" fo:text-indent="0cm" style:punctuation-wrap="hanging" style:line-break="strict"/>
      <style:text-properties fo:font-size="24pt" style:font-size-asian="24pt" style:font-size-complex="24pt"/>
    </style:style>
    <style:style style:name="P45" style:family="paragraph">
      <style:paragraph-properties fo:margin-left="0cm" fo:margin-right="0cm" fo:margin-top="0.246cm" fo:margin-bottom="0cm" fo:line-height="93%" fo:text-align="center" fo:text-indent="0cm" style:punctuation-wrap="hanging" style:line-break="strict"/>
      <style:text-properties fo:font-size="24pt" style:font-size-asian="24pt" style:font-size-complex="24pt"/>
    </style:style>
    <style:style style:name="T1" style:family="text">
      <style:text-properties style:font-name="David CLM" fo:font-size="28pt" fo:font-weight="bold" style:font-name-asian="David CLM" style:font-size-asian="28pt" style:font-weight-asian="bold" style:font-size-complex="28pt" style:font-weight-complex="bold"/>
    </style:style>
    <style:style style:name="T2" style:family="text">
      <style:text-properties style:font-name="David CLM" fo:font-size="28pt" fo:font-weight="normal" style:font-name-asian="David CLM" style:font-size-asian="28pt" style:font-weight-asian="normal" style:font-size-complex="28pt" style:font-weight-complex="normal"/>
    </style:style>
    <style:style style:name="T3" style:family="text">
      <style:text-properties fo:color="#009933" style:font-name="David CLM" fo:font-size="28pt" fo:font-weight="normal" style:font-name-asian="David CLM" style:font-size-asian="28pt" style:font-weight-asian="normal" style:font-size-complex="28pt" style:font-weight-complex="normal"/>
    </style:style>
    <style:style style:name="T4" style:family="text">
      <style:text-properties fo:color="#009933" fo:font-size="28pt" fo:font-weight="normal" style:font-name-asian="David CLM" style:font-size-asian="28pt" style:font-weight-asian="normal" style:font-name-complex="David CLM" style:font-size-complex="28pt" style:font-weight-complex="normal"/>
    </style:style>
    <style:style style:name="T5" style:family="text">
      <style:text-properties fo:color="#009933" fo:font-size="28pt" fo:font-weight="bold" style:font-name-asian="David CLM" style:font-size-asian="28pt" style:font-weight-asian="bold" style:font-name-complex="David CLM" style:font-size-complex="28pt" style:font-weight-complex="bold"/>
    </style:style>
    <style:style style:name="T6" style:family="text">
      <style:text-properties fo:font-size="80pt" fo:font-weight="bold" style:font-size-asian="80pt" style:font-weight-asian="bold" style:font-size-complex="80pt" style:font-weight-complex="bold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009900" fo:font-weight="bold" style:font-weight-asian="bold" style:font-weight-complex="bold"/>
    </style:style>
    <style:style style:name="T9" style:family="text">
      <style:text-properties fo:color="#009900"/>
    </style:style>
    <style:style style:name="T10" style:family="text">
      <style:text-properties fo:color="#0000ff" fo:font-weight="bold" style:font-weight-asian="bold" style:font-weight-complex="bold"/>
    </style:style>
    <style:style style:name="T11" style:family="text">
      <style:text-properties fo:color="#0000ff"/>
    </style:style>
    <style:style style:name="T12" style:family="text">
      <style:text-properties fo:color="#0000ff"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ce181e"/>
    </style:style>
    <style:style style:name="T16" style:family="text">
      <style:text-properties fo:color="#00cc00"/>
    </style:style>
    <style:style style:name="T17" style:family="text">
      <style:text-properties fo:color="#00cc00" fo:font-style="normal" style:font-style-asian="normal" style:font-style-complex="normal"/>
    </style:style>
    <style:style style:name="T18" style:family="text">
      <style:text-properties fo:color="#00cc00" fo:font-style="italic" style:font-style-asian="italic" style:font-style-complex="italic"/>
    </style:style>
    <style:style style:name="T19" style:family="text">
      <style:text-properties fo:color="#0000ff" style:text-position="-33% 58%"/>
    </style:style>
    <style:style style:name="T20" style:family="text">
      <style:text-properties fo:font-variant="normal" fo:text-transform="none" fo:color="#0000ff" style:text-outline="false" style:text-line-through-style="none" style:text-line-through-type="none" style:text-position="0% 100%" style:font-name="Arial1" fo:font-size="32pt" fo:font-style="normal" fo:text-shadow="none" style:text-underline-style="none" fo:font-weight="normal" fo:background-color="transparent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ff" style:text-outline="false" style:text-line-through-style="none" style:text-line-through-type="none" style:font-name="Arial1" fo:font-size="32pt" fo:font-style="normal" fo:text-shadow="none" style:text-underline-style="none" fo:font-weight="normal" fo:background-color="transparent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ff" style:text-outline="false" style:text-line-through-style="none" style:text-line-through-type="none" style:text-position="-33% 58%" style:font-name="Arial1" fo:font-size="32pt" fo:font-style="normal" fo:text-shadow="none" style:text-underline-style="none" fo:font-weight="normal" fo:background-color="transparent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9900" style:text-outline="false" style:text-line-through-style="none" style:text-line-through-type="none" style:text-position="0% 100%" style:font-name="Arial1" fo:font-size="32pt" fo:font-style="normal" fo:text-shadow="none" style:text-underline-style="none" fo:font-weight="normal" fo:background-color="transparent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9900" style:text-outline="false" style:text-line-through-style="none" style:text-line-through-type="none" style:text-position="-33% 58%" style:font-name="Arial1" fo:font-size="32pt" fo:font-style="normal" fo:text-shadow="none" style:text-underline-style="none" fo:font-weight="normal" fo:background-color="transparent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9900" style:text-position="-33% 58%"/>
    </style:style>
    <style:style style:name="T26" style:family="text">
      <style:text-properties fo:color="#ff3333"/>
    </style:style>
    <style:style style:name="T27" style:family="text">
      <style:text-properties fo:color="#ff3333" fo:font-style="italic" style:font-style-asian="italic" style:font-style-complex="italic"/>
    </style:style>
    <style:style style:name="T28" style:family="text">
      <style:text-properties fo:language="he" fo:country="IL" style:language-asian="he" style:country-asian="IL" style:language-complex="he" style:country-complex="IL"/>
    </style:style>
    <style:style style:name="T29" style:family="text">
      <style:text-properties fo:color="#000000" fo:language="he" fo:country="IL" fo:text-shadow="1pt 1pt" fo:font-weight="bold" style:language-asian="he" style:country-asian="IL" style:font-weight-asian="bold" style:language-complex="he" style:country-complex="IL" style:font-weight-complex="bold"/>
    </style:style>
    <style:style style:name="T30" style:family="text">
      <style:text-properties fo:color="#ff0000" fo:language="he" fo:country="IL" fo:text-shadow="1pt 1pt" fo:font-weight="bold" style:language-asian="he" style:country-asian="IL" style:font-weight-asian="bold" style:language-complex="he" style:country-complex="IL" style:font-weight-complex="bold"/>
    </style:style>
    <style:style style:name="T31" style:family="text">
      <style:text-properties fo:color="#000000" fo:language="he" fo:country="IL" fo:text-shadow="1pt 1pt" style:language-asian="he" style:country-asian="IL" style:language-complex="he" style:country-complex="IL"/>
    </style:style>
    <style:style style:name="T32" style:family="text">
      <style:text-properties fo:language="he" fo:country="IL" fo:font-weight="bold" style:language-asian="he" style:country-asian="IL" style:font-weight-asian="bold" style:language-complex="he" style:country-complex="IL" style:font-weight-complex="bold"/>
    </style:style>
    <style:style style:name="T33" style:family="text">
      <style:text-properties fo:color="#0000cc" fo:language="he" fo:country="IL" fo:font-weight="bold" style:language-asian="he" style:country-asian="IL" style:font-weight-asian="bold" style:language-complex="he" style:country-complex="IL" style:font-weight-complex="bold"/>
    </style:style>
    <style:style style:name="T34" style:family="text">
      <style:text-properties fo:color="#0000cc" fo:language="he" fo:country="IL" fo:text-shadow="1pt 1pt" fo:font-weight="bold" style:language-asian="he" style:country-asian="IL" style:font-weight-asian="bold" style:language-complex="he" style:country-complex="IL" style:font-weight-complex="bold"/>
    </style:style>
    <style:style style:name="T35" style:family="text">
      <style:text-properties fo:color="#0033cc" fo:language="he" fo:country="IL" fo:text-shadow="1pt 1pt" style:language-asian="he" style:country-asian="IL" style:language-complex="he" style:country-complex="IL"/>
    </style:style>
    <style:style style:name="T36" style:family="text">
      <style:text-properties fo:font-size="28pt" fo:language="he" fo:country="IL" style:font-size-asian="28pt" style:language-asian="he" style:country-asian="IL" style:font-size-complex="28pt" style:language-complex="he" style:country-complex="IL"/>
    </style:style>
    <style:style style:name="T37" style:family="text">
      <style:text-properties fo:font-size="18pt" fo:language="he" fo:country="IL" style:font-size-asian="18pt" style:language-asian="he" style:country-asian="IL" style:font-size-complex="18pt" style:language-complex="he" style:country-complex="IL"/>
    </style:style>
    <style:style style:name="T38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39" style:family="text">
      <style:text-properties fo:font-size="40pt" fo:language="he" fo:country="IL" fo:text-shadow="1pt 1pt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40" style:family="text">
      <style:text-properties fo:language="he" fo:country="IL" fo:font-style="italic" style:language-asian="he" style:country-asian="IL" style:font-style-asian="italic" style:language-complex="he" style:country-complex="IL" style:font-style-complex="italic"/>
    </style:style>
    <style:style style:name="T41" style:family="text">
      <style:text-properties fo:color="#ffffff" fo:font-size="32pt" fo:language="he" fo:country="IL" fo:font-weight="bold" style:font-size-asian="32pt" style:language-asian="he" style:country-asian="IL" style:font-weight-asian="bold" style:font-size-complex="32pt" style:language-complex="he" style:country-complex="IL" style:font-weight-complex="bold"/>
    </style:style>
    <style:style style:name="T42" style:family="text">
      <style:text-properties fo:color="#000000" fo:font-size="28pt" fo:language="he" fo:country="IL" fo:font-weight="bold" style:font-name-asian="Guttman Yad-Brush" style:font-size-asian="28pt" style:language-asian="he" style:country-asian="IL" style:font-weight-asian="bold" style:font-name-complex="Guttman Yad-Brush" style:font-size-complex="28pt" style:language-complex="he" style:country-complex="IL" style:font-weight-complex="bold"/>
    </style:style>
    <style:style style:name="T43" style:family="text">
      <style:text-properties fo:font-size="32pt" fo:language="he" fo:country="IL" fo:font-weight="bold" style:font-size-asian="32pt" style:language-asian="he" style:country-asian="IL" style:font-weight-asian="bold" style:font-size-complex="32pt" style:language-complex="he" style:country-complex="IL" style:font-weight-complex="bold"/>
    </style:style>
    <style:style style:name="T44" style:family="text">
      <style:text-properties fo:color="#000000" fo:font-size="24pt" fo:language="he" fo:country="IL" style:font-name-asian="Guttman Yad-Brush" style:font-size-asian="24pt" style:language-asian="he" style:country-asian="IL" style:font-name-complex="Guttman Yad-Brush" style:font-size-complex="24pt" style:language-complex="he" style:country-complex="IL"/>
    </style:style>
    <style:style style:name="T45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46" style:family="text">
      <style:text-properties fo:color="#ffffff" fo:font-size="28pt" fo:language="he" fo:country="IL" fo:font-weight="bold" style:font-size-asian="28pt" style:language-asian="he" style:country-asian="IL" style:font-weight-asian="bold" style:font-size-complex="28pt" style:language-complex="he" style:country-complex="IL" style:font-weight-complex="bold"/>
    </style:style>
    <style:style style:name="T47" style:family="text">
      <style:text-properties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48" style:family="text">
      <style:text-properties fo:color="#333399" fo:font-size="36pt" fo:language="he" fo:country="IL" fo:text-shadow="1pt 1pt" style:text-underline-style="solid" style:text-underline-width="auto" style:text-underline-color="font-color" fo:font-weight="bold" style:font-size-asian="36pt" style:language-asian="he" style:country-asian="IL" style:font-weight-asian="bold" style:font-size-complex="36pt" style:language-complex="he" style:country-complex="IL" style:font-weight-complex="bold"/>
    </style:style>
    <style:style style:name="T49" style:family="text">
      <style:text-properties fo:font-size="36pt" fo:language="he" fo:country="IL" style:font-size-asian="36pt" style:language-asian="he" style:country-asian="IL" style:font-size-complex="36pt" style:language-complex="he" style:country-complex="IL"/>
    </style:style>
    <style:style style:name="T50" style:family="text">
      <style:text-properties fo:color="#00ff00" fo:font-size="36pt" fo:language="he" fo:country="IL" fo:text-shadow="1pt 1pt" style:text-underline-style="solid" style:text-underline-width="auto" style:text-underline-color="font-color" fo:font-weight="bold" style:font-size-asian="36pt" style:language-asian="he" style:country-asian="IL" style:font-weight-asian="bold" style:font-size-complex="36pt" style:language-complex="he" style:country-complex="IL" style:font-weight-complex="bold"/>
    </style:style>
    <style:style style:name="T51" style:family="text">
      <style:text-properties style:font-name="Brush Script MT" fo:font-size="36pt" fo:language="en" fo:country="US" style:font-size-asian="36pt" style:language-asian="en" style:country-asian="US" style:font-size-complex="36pt" style:language-complex="en" style:country-complex="US"/>
    </style:style>
    <style:style style:name="T52" style:family="text">
      <style:text-properties fo:font-size="36pt" fo:language="he" fo:country="IL" fo:font-weight="normal" style:font-size-asian="36pt" style:language-asian="he" style:country-asian="IL" style:font-weight-asian="normal" style:font-size-complex="36pt" style:language-complex="he" style:country-complex="IL" style:font-weight-complex="normal"/>
    </style:style>
    <style:style style:name="T53" style:family="text">
      <style:text-properties fo:font-size="40pt" fo:language="he" fo:country="IL" style:font-size-asian="40pt" style:language-asian="he" style:country-asian="IL" style:font-size-complex="40pt" style:language-complex="he" style:country-complex="IL"/>
    </style:style>
    <style:style style:name="T54" style:family="text">
      <style:text-properties fo:font-size="26pt" fo:language="he" fo:country="IL" fo:font-style="italic" fo:font-weight="bold" style:font-size-asian="26pt" style:language-asian="he" style:country-asian="IL" style:font-style-asian="italic" style:font-weight-asian="bold" style:font-size-complex="26pt" style:language-complex="he" style:country-complex="IL" style:font-style-complex="italic" style:font-weight-complex="bold"/>
    </style:style>
    <style:style style:name="T55" style:family="text">
      <style:text-properties fo:font-size="26pt" fo:language="he" fo:country="IL" fo:font-style="normal" fo:font-weight="normal" style:font-size-asian="26pt" style:language-asian="he" style:country-asian="IL" style:font-style-asian="normal" style:font-weight-asian="normal" style:font-size-complex="26pt" style:language-complex="he" style:country-complex="IL" style:font-style-complex="normal" style:font-weight-complex="normal"/>
    </style:style>
    <style:style style:name="T56" style:family="text">
      <style:text-properties fo:font-size="26pt" fo:language="he" fo:country="IL" style:font-size-asian="26pt" style:language-asian="he" style:country-asian="IL" style:font-size-complex="26pt" style:language-complex="he" style:country-complex="IL"/>
    </style:style>
    <style:style style:name="T57" style:family="text">
      <style:text-properties fo:font-size="26pt" fo:language="he" fo:country="IL" fo:font-style="italic" fo:font-weight="normal" style:font-size-asian="26pt" style:language-asian="he" style:country-asian="IL" style:font-style-asian="italic" style:font-weight-asian="normal" style:font-size-complex="26pt" style:language-complex="he" style:country-complex="IL" style:font-style-complex="italic" style:font-weight-complex="normal"/>
    </style:style>
    <style:style style:name="T58" style:family="text">
      <style:text-properties fo:font-size="26pt" fo:language="he" fo:country="IL" fo:font-style="italic" style:font-size-asian="26pt" style:language-asian="he" style:country-asian="IL" style:font-style-asian="italic" style:font-size-complex="26pt" style:language-complex="he" style:country-complex="IL" style:font-style-complex="italic"/>
    </style:style>
    <style:style style:name="T59" style:family="text">
      <style:text-properties fo:color="#000000" fo:font-size="24pt" fo:language="he" fo:country="IL" fo:font-weight="bold" style:font-name-asian="Guttman Yad-Brush" style:font-size-asian="24pt" style:language-asian="he" style:country-asian="IL" style:font-weight-asian="bold" style:font-name-complex="Guttman Yad-Brush" style:font-size-complex="24pt" style:language-complex="he" style:country-complex="IL" style:font-weight-complex="bold"/>
    </style:style>
    <style:style style:name="T60" style:family="text">
      <style:text-properties fo:font-size="32pt" fo:font-weight="bold" style:font-size-asian="32pt" style:font-weight-asian="bold" style:font-size-complex="32pt" style:font-weight-complex="bold"/>
    </style:style>
    <style:style style:name="T61" style:family="text">
      <style:text-properties fo:font-size="32pt" style:font-size-asian="32pt" style:font-size-complex="32pt"/>
    </style:style>
    <style:style style:name="T62" style:family="text">
      <style:text-properties fo:font-size="32pt" fo:font-style="italic" style:font-size-asian="32pt" style:font-style-asian="italic" style:font-size-complex="32pt" style:font-style-complex="italic"/>
    </style:style>
    <style:style style:name="T63" style:family="text">
      <style:text-properties fo:color="#0000ff" fo:font-size="32pt" fo:font-style="italic" style:font-size-asian="32pt" style:font-style-asian="italic" style:font-size-complex="32pt" style:font-style-complex="italic"/>
    </style:style>
    <style:style style:name="T64" style:family="text">
      <style:text-properties fo:color="#0000ff" fo:font-size="32pt" style:font-size-asian="32pt" style:font-size-complex="32pt"/>
    </style:style>
    <style:style style:name="T65" style:family="text">
      <style:text-properties fo:color="#ff0000" fo:font-size="32pt" style:font-size-asian="32pt" style:font-size-complex="32pt"/>
    </style:style>
    <style:style style:name="T66" style:family="text">
      <style:text-properties fo:color="#009900" fo:font-size="32pt" style:font-size-asian="32pt" style:font-size-complex="32pt"/>
    </style:style>
    <style:style style:name="T67" style:family="text">
      <style:text-properties style:use-window-font-color="true" fo:font-size="32pt" fo:font-style="italic" style:font-size-asian="32pt" style:font-style-asian="italic" style:font-size-complex="32pt" style:font-style-complex="italic"/>
    </style:style>
    <style:style style:name="T68" style:family="text">
      <style:text-properties fo:color="#ce181e" fo:font-size="32pt" style:font-size-asian="32pt" style:font-size-complex="32pt"/>
    </style:style>
    <style:style style:name="T69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70" style:family="text">
      <style:text-properties style:font-name="Arial1" fo:font-size="36pt" fo:font-weight="normal" style:font-size-asian="36pt" style:font-weight-asian="normal" style:font-name-complex="Arial1" style:font-size-complex="36pt" style:font-weight-complex="normal"/>
    </style:style>
    <style:style style:name="T71" style:family="text">
      <style:text-properties style:font-name="Arial1" fo:font-size="36pt" fo:language="he" fo:country="IL" fo:font-weight="normal" style:font-size-asian="36pt" style:language-asian="he" style:country-asian="IL" style:font-weight-asian="normal" style:font-name-complex="Arial1" style:font-size-complex="36pt" style:language-complex="he" style:country-complex="IL" style:font-weight-complex="normal"/>
    </style:style>
    <style:style style:name="T72" style:family="text">
      <style:text-properties style:font-name="Arial1" fo:font-size="36pt" fo:language="he" fo:country="IL" style:font-size-asian="36pt" style:language-asian="he" style:country-asian="IL" style:font-name-complex="Arial1" style:font-size-complex="36pt" style:language-complex="he" style:country-complex="IL"/>
    </style:style>
    <style:style style:name="T73" style:family="text">
      <style:text-properties fo:color="#009900" style:font-name="Arial1" fo:font-size="36pt" fo:language="he" fo:country="IL" fo:font-weight="normal" style:font-size-asian="36pt" style:language-asian="he" style:country-asian="IL" style:font-weight-asian="normal" style:font-name-complex="Arial1" style:font-size-complex="36pt" style:language-complex="he" style:country-complex="IL" style:font-weight-complex="normal"/>
    </style:style>
    <style:style style:name="T74" style:family="text">
      <style:text-properties fo:color="#ff0000" style:font-name="Arial1" fo:font-size="36pt" fo:font-weight="normal" style:font-size-asian="36pt" style:font-weight-asian="normal" style:font-name-complex="Arial1" style:font-size-complex="36pt" style:font-weight-complex="normal"/>
    </style:style>
    <style:style style:name="T75" style:family="text">
      <style:text-properties fo:font-size="28pt" fo:language="he" fo:country="IL" fo:font-weight="bold" style:font-size-asian="28pt" style:language-asian="he" style:country-asian="IL" style:font-weight-asian="bold" style:font-size-complex="28pt" style:language-complex="he" style:country-complex="IL" style:font-weight-complex="bold"/>
    </style:style>
    <style:style style:name="T76" style:family="text">
      <style:text-properties fo:font-size="28pt" fo:language="he" fo:country="IL" fo:font-style="italic" style:font-size-asian="28pt" style:language-asian="he" style:country-asian="IL" style:font-style-asian="italic" style:font-size-complex="28pt" style:language-complex="he" style:country-complex="IL" style:font-style-complex="italic"/>
    </style:style>
    <style:style style:name="T77" style:family="text">
      <style:text-properties fo:color="#ff3333" fo:font-size="28pt" fo:language="he" fo:country="IL" style:font-size-asian="28pt" style:language-asian="he" style:country-asian="IL" style:font-size-complex="28pt" style:language-complex="he" style:country-complex="IL"/>
    </style:style>
    <style:style style:name="T78" style:family="text">
      <style:text-properties fo:color="#009933" fo:font-size="28pt" fo:language="he" fo:country="IL" style:font-size-asian="28pt" style:language-asian="he" style:country-asian="IL" style:font-size-complex="28pt" style:language-complex="he" style:country-complex="IL"/>
    </style:style>
    <style:style style:name="T79" style:family="text">
      <style:text-properties fo:color="#0000cc" fo:font-size="28pt" fo:language="he" fo:country="IL" style:font-size-asian="28pt" style:language-asian="he" style:country-asian="IL" style:font-size-complex="28pt" style:language-complex="he" style:country-complex="IL"/>
    </style:style>
    <style:style style:name="T80" style:family="text">
      <style:text-properties fo:font-size="24pt" fo:font-weight="bold" style:font-size-asian="24pt" style:font-weight-asian="bold" style:font-size-complex="24pt" style:font-weight-complex="bold"/>
    </style:style>
    <style:style style:name="T81" style:family="text">
      <style:text-properties fo:font-size="18pt"/>
    </style:style>
    <style:style style:name="T82" style:family="text">
      <style:text-properties style:font-name="Simple CLM" fo:font-size="28pt" fo:font-weight="bold" style:font-size-asian="28pt" style:font-weight-asian="bold" style:font-name-complex="Simple CLM" style:font-size-complex="28pt" style:font-weight-complex="bold"/>
    </style:style>
    <style:style style:name="T83" style:family="text">
      <style:text-properties style:font-name="Simple CLM" fo:font-size="28pt" style:font-size-asian="28pt" style:font-name-complex="Simple CLM" style:font-size-complex="28pt"/>
    </style:style>
    <style:style style:name="T84" style:family="text">
      <style:text-properties style:font-name="Simple CLM" fo:font-size="28pt" fo:font-style="italic" style:font-size-asian="28pt" style:font-style-asian="italic" style:font-name-complex="Simple CLM" style:font-size-complex="28pt" style:font-style-complex="italic"/>
    </style:style>
    <style:style style:name="T85" style:family="text">
      <style:text-properties fo:color="#0000cc" style:font-name="Simple CLM" fo:font-size="28pt" fo:font-style="italic" style:font-size-asian="28pt" style:font-style-asian="italic" style:font-name-complex="Simple CLM" style:font-size-complex="28pt" style:font-style-complex="italic"/>
    </style:style>
    <style:style style:name="T86" style:family="text">
      <style:text-properties fo:color="#0000cc" style:font-name="Simple CLM" fo:font-size="28pt" style:font-name-asian="David CLM" style:font-size-asian="28pt" style:font-weight-asian="normal" style:font-name-complex="Simple CLM" style:font-size-complex="28pt"/>
    </style:style>
    <style:style style:name="T87" style:family="text">
      <style:text-properties fo:color="#009933" style:font-name="Simple CLM" fo:font-size="28pt" style:font-name-asian="David CLM" style:font-size-asian="28pt" style:font-weight-asian="normal" style:font-name-complex="Simple CLM" style:font-size-complex="28pt"/>
    </style:style>
    <style:style style:name="T88" style:family="text">
      <style:text-properties fo:color="#660066" style:font-name="Simple CLM" fo:font-size="28pt" fo:font-weight="normal" style:font-size-asian="28pt" style:font-weight-asian="normal" style:font-name-complex="Simple CLM" style:font-size-complex="28pt" style:font-weight-complex="normal"/>
    </style:style>
    <style:style style:name="T89" style:family="text">
      <style:text-properties fo:color="#660066" style:font-name="Simple CLM" fo:font-size="28pt" style:font-size-asian="28pt" style:font-name-complex="Simple CLM" style:font-size-complex="28pt"/>
    </style:style>
    <style:style style:name="T90" style:family="text">
      <style:text-properties fo:color="#660066" style:font-name="Simple CLM" fo:font-size="28pt" style:font-size-asian="28pt" style:font-name-complex="Simple CLM" style:font-size-complex="28pt" style:font-style-complex="italic"/>
    </style:style>
    <style:style style:name="T91" style:family="text">
      <style:text-properties fo:color="#0000cc" style:font-name="Simple CLM" fo:font-size="28pt" style:font-size-asian="28pt" style:font-name-complex="Simple CLM" style:font-size-complex="28pt"/>
    </style:style>
    <style:style style:name="T92" style:family="text">
      <style:text-properties style:use-window-font-color="true" style:font-name="Simple CLM" fo:font-size="28pt" style:font-size-asian="28pt" style:font-name-complex="Simple CLM" style:font-size-complex="28pt"/>
    </style:style>
    <style:style style:name="T93" style:family="text">
      <style:text-properties fo:color="#009900" style:font-name="Simple CLM" fo:font-size="28pt" style:font-size-asian="28pt" style:font-name-complex="Simple CLM" style:font-size-complex="28pt"/>
    </style:style>
    <style:style style:name="T94" style:family="text">
      <style:text-properties style:use-window-font-color="true" style:font-name="Simple CLM" fo:font-size="28pt" fo:font-weight="bold" style:font-size-asian="28pt" style:font-weight-asian="bold" style:font-name-complex="Simple CLM" style:font-size-complex="28pt" style:font-weight-complex="bold"/>
    </style:style>
    <style:style style:name="T95" style:family="text">
      <style:text-properties style:use-window-font-color="true" style:font-name="Simple CLM" fo:font-size="28pt" fo:font-style="italic" style:font-size-asian="28pt" style:font-style-asian="italic" style:font-name-complex="Simple CLM" style:font-size-complex="28pt" style:font-style-complex="italic"/>
    </style:style>
    <style:style style:name="T96" style:family="text">
      <style:text-properties fo:color="#0000ff" style:font-name="Simple CLM" fo:font-size="28pt" style:font-size-asian="28pt" style:font-name-complex="Simple CLM" style:font-size-complex="28pt"/>
    </style:style>
    <style:style style:name="T97" style:family="text">
      <style:text-properties fo:color="#ff0000" style:font-name="Simple CLM" fo:font-size="28pt" style:font-size-asian="28pt" style:font-name-complex="Simple CLM" style:font-size-complex="28pt"/>
    </style:style>
    <style:style style:name="T98" style:family="text">
      <style:text-properties fo:color="#000000" style:font-name="Simple CLM" fo:font-size="28pt" style:font-size-asian="28pt" style:font-name-complex="Simple CLM" style:font-size-complex="28pt"/>
    </style:style>
    <style:style style:name="T99" style:family="text">
      <style:text-properties fo:color="#ffffff" fo:font-size="24pt" fo:language="he" fo:country="IL" fo:font-weight="bold" style:font-size-asian="24pt" style:language-asian="he" style:country-asian="IL" style:font-weight-asian="bold" style:font-size-complex="24pt" style:language-complex="he" style:country-complex="IL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1d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48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1d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654cm" svg:height="19.056cm" svg:x="0cm" svg:y="0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2"><text:line-break/></text:span><text:span text:style-name="T3">"</text:span><text:span text:style-name="T4">מטרו</text:span><text:span text:style-name="T4">ניתא </text:span><text:span text:style-name="T4">שאלה </text:span><text:span text:style-name="T4">את ר' </text:span><text:span text:style-name="T4">יוסי </text:span><text:span text:style-name="T4">בר </text:span><text:span text:style-name="T4">חלפת</text:span><text:span text:style-name="T4">א, </text:span><text:span text:style-name="T4"><text:line-break/></text:span><text:span text:style-name="T4">אמרה </text:span><text:span text:style-name="T4">לו: </text:span><text:span text:style-name="T4">בכמה </text:span><text:span text:style-name="T4">ימים </text:span><text:span text:style-name="T4">ברא </text:span><text:span text:style-name="T4">הקב"</text:span><text:span text:style-name="T4">ה את </text:span><text:span text:style-name="T4">עולמו</text:span><text:span text:style-name="T4">? </text:span><text:span text:style-name="T4"><text:line-break/></text:span><text:span text:style-name="T4">אמר </text:span><text:span text:style-name="T4">לה: </text:span><text:span text:style-name="T4">לששת </text:span><text:span text:style-name="T4">ימים... </text:span><text:span text:style-name="T4"><text:line-break/></text:span><text:span text:style-name="T4">אמרה </text:span><text:span text:style-name="T4">לו: </text:span><text:span text:style-name="T4">ומאות</text:span><text:span text:style-name="T4">ה </text:span><text:span text:style-name="T4">שעה </text:span><text:span text:style-name="T4">עד </text:span><text:span text:style-name="T4">עכשיו </text:span><text:span text:style-name="T4">מהו </text:span><text:span text:style-name="T4">יושב </text:span><text:span text:style-name="T4">ועושה</text:span><text:span text:style-name="T4">? </text:span><text:span text:style-name="T4"><text:line-break/></text:span><text:span text:style-name="T4">אמר </text:span><text:span text:style-name="T4">לה: </text:span><text:span text:style-name="T5">מזווג </text:span><text:span text:style-name="T5">זיווגים</text:span><text:span text:style-name="T4">... </text:span><text:span text:style-name="T4">ואם </text:span><text:span text:style-name="T4">קלה </text:span><text:span text:style-name="T4">היא </text:span><text:span text:style-name="T4">בעיניי</text:span><text:span text:style-name="T4">ך, </text:span><text:span text:style-name="T4">קשה </text:span><text:span text:style-name="T4">היא </text:span><text:span text:style-name="T4">לפני </text:span><text:span text:style-name="T4">הקדו</text:span><text:span text:style-name="T4">ש </text:span><text:span text:style-name="T4">ברוך </text:span><text:span text:style-name="T4">הוא </text:span><text:span text:style-name="T4">כקריע</text:span><text:span text:style-name="T4">ת ים </text:span><text:span text:style-name="T4">סוף" </text:span><text:span text:style-name="T4">(ויקר</text:span><text:span text:style-name="T4">א </text:span><text:span text:style-name="T4">רבה ח </text:span><text:span text:style-name="T4">א)</text:span><text:span text:style-name="T3">.</text:span><text:span text:style-name="T1"><text:line-break/></text:span><text:span text:style-name="T6">א</text:span><text:span text:style-name="T6">לג</text:span><text:span text:style-name="T6">ור</text:span><text:span text:style-name="T6">י</text:span><text:span text:style-name="T6">ת</text:span><text:span text:style-name="T6">מי </text:span><text:span text:style-name="T6">ש</text:span><text:span text:style-name="T6">יד</text:span><text:span text:style-name="T6">וך</text:span><text:span text:style-name="T6"><text:line-break/></text:span><text:span text:style-name="T7">ארא</text:span><text:span text:style-name="T7">ל </text:span><text:span text:style-name="T7">סגל</text:span><text:span text:style-name="T7">-הלו</text:span><text:span text:style-name="T7">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2.009cm" svg:height="2.801cm" svg:x="1.269cm" svg:y="0.503cm" presentation:class="title">
          <draw:text-box>
            <text:p>שיבוצים ושידוכים</text:p>
          </draw:text-box>
        </draw:frame>
        <draw:frame presentation:style-name="pr4" draw:layer="layout" svg:width="22.856cm" svg:height="12.568cm" svg:x="1.27cm" svg:y="4.445cm" presentation:class="outline">
          <draw:text-box>
            <text:list text:style-name="L2">
              <text:list-item>
                <text:p xml:id="id1" text:id="id1"><text:span text:style-name="T8">שאלה</text:span><text:span text:style-name="T9">: מה ההבדל בין הבעיות הבאות:</text:span></text:p>
              </text:list-item>
            </text:list>
            <text:p xml:id="id2" text:id="id2"><text:span text:style-name="T9">א. שיבוץ סטודנטים לחדרים בדירה שכורה;</text:span></text:p>
            <text:p xml:id="id3" text:id="id3"><text:span text:style-name="T9">ב. שיבוץ סטודנטים למחלקות באוניברסיטה?</text:span></text:p>
            <text:p/>
            <text:p xml:id="id4" text:id="id4"><text:span text:style-name="T10">תשובה</text:span><text:span text:style-name="T11">: </text:span></text:p>
            <text:p xml:id="id5" text:id="id5"><text:span text:style-name="T11">בעיה א </text:span><text:span text:style-name="T12">חד צדדית</text:span><text:span text:style-name="T11"> – רק לסטודנטים יש העדפות.</text:span></text:p>
            <text:p xml:id="id6" text:id="id6"><text:span text:style-name="T11">בעיה ב </text:span><text:span text:style-name="T12">דו צדדית</text:span><text:span text:style-name="T11"> – גם למחלקות יש העדפות.</text:span></text:p>
            <text:list text:style-name="L3">
              <text:list-header>
                <text:p><text:span text:style-name="T11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5cm" svg:y="1.904cm" draw:page-number="2" presentation:class="page"/>
          <draw:frame presentation:style-name="pr5" draw:text-style-name="P3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2.009cm" svg:height="2.801cm" svg:x="1.269cm" svg:y="0.503cm" presentation:class="title">
          <draw:text-box>
            <text:p>שוק דו-צדדי</text:p>
          </draw:text-box>
        </draw:frame>
        <draw:frame presentation:style-name="pr4" draw:layer="layout" svg:width="22.856cm" svg:height="14.097cm" svg:x="1.524cm" svg:y="4.572cm" presentation:class="outline" presentation:user-transformed="true">
          <draw:text-box>
            <text:list text:style-name="L2">
              <text:list-item>
                <text:p xml:id="id7" text:id="id7"><text:span text:style-name="T13">הגדרה</text:span>: <text:span text:style-name="T14">שוק דו-צדדי</text:span> הוא שוק שבו צריך להתאים בין משתתפים משתי קבוצות, כאשר לכל משתתף מכל אחת מהקבוצות יש העדפות שונות.</text:p>
              </text:list-item>
              <text:list-item>
                <text:p xml:id="id8" text:id="id8"><text:span text:style-name="T15">בשוק דו-צדדי אי-אפשר לצפות להגינות. </text:span><text:span text:style-name="T16">מה כן?</text:span></text:p>
              </text:list-item>
            </text:list>
            <text:p xml:id="id9" text:id="id9"><text:span text:style-name="T17">1</text:span><text:span text:style-name="T17">. יעילות פארטו;</text:span></text:p>
            <text:p xml:id="id10" text:id="id10"><text:span text:style-name="T18">2</text:span><text:span text:style-name="T18">. יציבות – ראו בשקף הבא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5cm" svg:y="1.904cm" draw:page-number="3" presentation:class="page"/>
          <draw:frame presentation:style-name="pr5" draw:text-style-name="P3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2.009cm" svg:height="2.801cm" svg:x="1.269cm" svg:y="0.503cm" presentation:class="title">
          <draw:text-box>
            <text:p>שוק דו-צדדי</text:p>
          </draw:text-box>
        </draw:frame>
        <draw:frame presentation:style-name="pr4" draw:layer="layout" svg:width="22.856cm" svg:height="15.24cm" svg:x="1.27cm" svg:y="3.81cm" presentation:class="outline" presentation:user-transformed="true">
          <draw:text-box>
            <text:list text:style-name="L2">
              <text:list-item>
                <text:p xml:id="id11" text:id="id11"><text:span text:style-name="T10">דוגמה</text:span><text:span text:style-name="T11">: שני סטודנטים ס</text:span><text:span text:style-name="T19">1</text:span><text:span text:style-name="T11">, ס</text:span><text:span text:style-name="T19">2</text:span><text:span text:style-name="T11"> <text:s/>ושתי מחלקות מ</text:span><text:span text:style-name="T19">1</text:span><text:span text:style-name="T11">, מ</text:span><text:span text:style-name="T19">2</text:span></text:p>
              </text:list-item>
              <text:list-item>
                <text:p xml:id="id12" text:id="id12"><text:span text:style-name="T11">הסטודנטים מדרגים מ</text:span><text:span text:style-name="T19">1</text:span><text:span text:style-name="T11">&gt;מ</text:span><text:span text:style-name="T19">2</text:span><text:span text:style-name="T11">, <text:s/>המחלקות מדרגות ס</text:span><text:span text:style-name="T19">1</text:span><text:span text:style-name="T11">&gt;ס</text:span><text:span text:style-name="T19">2</text:span><text:span text:style-name="T11">.</text:span></text:p>
              </text:list-item>
              <text:list-item>
                <text:p xml:id="id13" text:id="id13"><text:span text:style-name="T11">נתבונן בשידוך:</text:span></text:p>
              </text:list-item>
              <text:list-item>
                <text:p xml:id="id14" text:id="id14"><text:span text:style-name="T20"><text:s text:c="8"/></text:span><text:span text:style-name="T21">ס</text:span><text:span text:style-name="T22">1</text:span><text:span text:style-name="T20"> – מ</text:span><text:span text:style-name="T19">2</text:span><text:span text:style-name="T11"> <text:s text:c="35"/>ס</text:span><text:span text:style-name="T19">2</text:span><text:span text:style-name="T11"> - מ</text:span><text:span text:style-name="T19">1</text:span></text:p>
              </text:list-item>
              <text:list-item>
                <text:p xml:id="id15" text:id="id15"><text:span text:style-name="T9">האם השידוך יעיל פארטו?</text:span></text:p>
              </text:list-item>
            </text:list>
            <text:p xml:id="id16" text:id="id16"><text:span text:style-name="T11">- כן.</text:span></text:p>
            <text:p xml:id="id17" text:id="id17"><text:span text:style-name="T23">אבל מה יקרה אם מחלקה מ</text:span><text:span text:style-name="T24">1</text:span><text:span text:style-name="T23"> תפנה לסטודנט </text:span><text:span text:style-name="T9">ס</text:span><text:span text:style-name="T25">1</text:span><text:span text:style-name="T9">?</text:span></text:p>
            <text:p xml:id="id18" text:id="id18"><text:span text:style-name="T26">- השידוך יתפרק! אנשים לא ישתפו פעולה. <text:s text:c="4"/></text:span></text:p>
            <text:p xml:id="id19" text:id="id19"><text:span text:style-name="T27"><text:s text:c="35"/>השוק ייפרם (</text:span><text:span text:style-name="T27">unravel</text:span><text:span text:style-name="T27">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5cm" svg:y="1.904cm" draw:page-number="4" presentation:class="page"/>
          <draw:frame presentation:style-name="pr5" draw:text-style-name="P3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013cm" svg:height="2.54cm" svg:x="1.269cm" svg:y="0.635cm" presentation:class="title" presentation:user-transformed="true">
          <draw:text-box>
            <text:list text:style-name="L4">
              <text:list-header>
                <text:p text:style-name="P4"><text:span text:style-name="T28">שי</text:span><text:span text:style-name="T28">דו</text:span><text:span text:style-name="T28">כי</text:span><text:span text:style-name="T28">ם </text:span><text:span text:style-name="T28">יצי</text:span><text:span text:style-name="T28">בי</text:span><text:span text:style-name="T28">ם</text:span></text:p>
              </text:list-header>
            </text:list>
          </draw:text-box>
        </draw:frame>
        <draw:frame presentation:style-name="pr7" draw:text-style-name="P5" draw:layer="layout" svg:width="22.86cm" svg:height="12.572cm" svg:x="1.526cm" svg:y="4.573cm" presentation:class="outline" presentation:user-transformed="true">
          <draw:text-box>
            <text:list text:style-name="L2">
              <text:list-header>
                <text:p xml:id="id20" text:id="id20" text:style-name="P6"><text:span text:style-name="T29">הגדרה: </text:span><text:span text:style-name="T30">זוג מערער</text:span><text:span text:style-name="T31">:</text:span></text:p>
              </text:list-header>
            </text:list>
            <text:list text:style-name="L5">
              <text:list-item>
                <text:p xml:id="id21" text:id="id21" text:style-name="P7"><text:span text:style-name="T28">סטודנט ומחלקה שאינם משודכים, והם מעדיפים זה את זו על פני ה"שידוכים" הנוכחיים שלהם.</text:span></text:p>
              </text:list-item>
            </text:list>
            <text:list text:style-name="L2">
              <text:list-header>
                <text:p text:style-name="P8"><text:span text:style-name="T28"/></text:p>
                <text:p xml:id="id22" text:id="id22" text:style-name="P6"><text:span text:style-name="T32">הגדרה:</text:span><text:span text:style-name="T28"> </text:span><text:span text:style-name="T33">שידוך </text:span><text:span text:style-name="T34">יציב</text:span><text:span text:style-name="T35">:</text:span></text:p>
              </text:list-header>
            </text:list>
            <text:list text:style-name="L5">
              <text:list-item>
                <text:p xml:id="id23" text:id="id23" text:style-name="P7"><text:span text:style-name="T28">שידוך בלי זוגות מערערים.</text:span></text:p>
                <text:p text:style-name="P7"><text:span text:style-name="T28"/></text:p>
              </text:list-item>
            </text:list>
            <text:list text:style-name="L2">
              <text:list-header>
                <text:p xml:id="id24" text:id="id24" text:style-name="P9"><text:span text:style-name="T36"><text:s/></text:span><text:span text:style-name="T37">השקפים הבאים מבוססים על מצגת של פרופ’ סרג'יו הרט בהרצאת "מדוע" בעיצובה של עינב הרט. לינק להרצאה </text:span><text:span text:style-name="T38">http://community-youth.huji.ac.il/program1.asp?id=116&amp;cat=117</text:span></text:p>
                <text:p text:style-name="P8"><text:span text:style-name="T28"/></text:p>
              </text:list-header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013cm" svg:height="2.54cm" svg:x="1.269cm" svg:y="0.635cm" presentation:class="title" presentation:user-transformed="true">
          <draw:text-box>
            <text:list text:style-name="L4">
              <text:list-header>
                <text:p text:style-name="P4"><text:span text:style-name="T28">שי</text:span><text:span text:style-name="T28">דו</text:span><text:span text:style-name="T28">כי</text:span><text:span text:style-name="T28">ם </text:span><text:span text:style-name="T28">יצי</text:span><text:span text:style-name="T28">בי</text:span><text:span text:style-name="T28">ם</text:span></text:p>
              </text:list-header>
            </text:list>
          </draw:text-box>
        </draw:frame>
        <draw:frame presentation:style-name="pr7" draw:text-style-name="P5" draw:layer="layout" svg:width="22.86cm" svg:height="12.572cm" svg:x="1.27cm" svg:y="4.445cm" presentation:class="outline" presentation:user-transformed="true">
          <draw:text-box>
            <text:list text:style-name="L2">
              <text:list-header>
                <text:p xml:id="id25" text:id="id25" text:style-name="P10"><text:span text:style-name="T39">הגדרת הבעיה:</text:span></text:p>
              </text:list-header>
            </text:list>
            <text:list text:style-name="L5">
              <text:list-item>
                <text:p xml:id="id26" text:id="id26" text:style-name="P11"><text:span text:style-name="T28">סטודנטים ומחלקות במספר שווה.</text:span></text:p>
              </text:list-item>
              <text:list-item>
                <text:p xml:id="id27" text:id="id27" text:style-name="P11"><text:span text:style-name="T28">בכל מחלקה יש מקום לסטודנט אחד.</text:span></text:p>
              </text:list-item>
              <text:list-item>
                <text:p xml:id="id28" text:id="id28" text:style-name="P11"><text:span text:style-name="T28">כל סטודנט לומד במחלקה אחת.</text:span></text:p>
              </text:list-item>
              <text:list-item>
                <text:p xml:id="id29" text:id="id29" text:style-name="P11"><text:span text:style-name="T28">לכל מחלקה יש סדר העדפות על הסטודנטים.</text:span></text:p>
              </text:list-item>
              <text:list-item>
                <text:p xml:id="id30" text:id="id30" text:style-name="P11"><text:span text:style-name="T28">לכל סטודנט יש סדר העדפות על המחלקות.</text:span></text:p>
              </text:list-item>
              <text:list-item>
                <text:p xml:id="id31" text:id="id31" text:style-name="P11"><text:span text:style-name="T40">האם תמיד קיים שידוך יציב?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5" draw:master-page-name="Default" presentation:presentation-page-layout-name="AL3T11">
        <office:forms form:automatic-focus="false" form:apply-design-mode="false"/>
        <draw:frame draw:style-name="gr2" draw:text-style-name="P12" draw:layer="layout" svg:width="3.461cm" svg:height="5.08cm" svg:x="13.472cm" svg:y="2.275cm">
          <draw:image xlink:href="Pictures/100000000000031F000001F88C8A8F558E9A7AC3.png" xlink:type="simple" xlink:show="embed" xlink:actuate="onLoad" loext:mime-type="image/png">
            <text:p/>
          </draw:image>
        </draw:frame>
        <draw:frame draw:style-name="gr3" draw:text-style-name="P12" draw:layer="layout" svg:width="3.708cm" svg:height="4.868cm" draw:transform="rotate (-0.0698131700797735) translate (20.706cm 2.391cm)">
          <draw:image xlink:href="Pictures/100000000000031F000001F894D51DD5E0A2620B.png" xlink:type="simple" xlink:show="embed" xlink:actuate="onLoad" loext:mime-type="image/png">
            <text:p/>
          </draw:image>
        </draw:frame>
        <draw:frame draw:style-name="gr4" draw:text-style-name="P12" draw:layer="layout" svg:width="3.872cm" svg:height="5.08cm" svg:x="16.51cm" svg:y="2.302cm">
          <draw:image xlink:href="Pictures/100000000000031F000001F894D51DD5E0A2620B.png" xlink:type="simple" xlink:show="embed" xlink:actuate="onLoad" loext:mime-type="image/png">
            <text:p/>
          </draw:image>
        </draw:frame>
        <draw:frame draw:style-name="gr5" draw:text-style-name="P12" draw:layer="layout" svg:width="3.554cm" svg:height="5.08cm" svg:x="7.488cm" svg:y="8.017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gr6" draw:text-style-name="P12" draw:layer="layout" svg:width="3.81cm" svg:height="5.08cm" svg:x="4.101cm" svg:y="7.805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gr7" draw:text-style-name="P12" draw:layer="layout" svg:width="3.81cm" svg:height="5.08cm" svg:x="0.503cm" svg:y="7.885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standard" draw:layer="layout" svg:width="11.009cm" svg:height="1.693cm" svg:x="0.847cm" svg:y="12.8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list text:style-name="L6">
                  <text:list-header>
                    <text:p text:style-name="P13"><text:span text:style-name="T41">רפי</text:span></text:p>
                  </text:list-header>
                </text:list>
              </table:table-cell>
              <table:table-cell table:style-name="ce2">
                <text:list text:continue-numbering="true" text:style-name="L6">
                  <text:list-header>
                    <text:p text:style-name="P13"><text:span text:style-name="T41">שלמה</text:span></text:p>
                  </text:list-header>
                </text:list>
              </table:table-cell>
              <table:table-cell table:style-name="ce3">
                <text:list text:continue-numbering="true" text:style-name="L6">
                  <text:list-header>
                    <text:p text:style-name="P13"><text:span text:style-name="T41">תומר</text:span></text:p>
                  </text:list-header>
                </text:list>
              </table:table-cell>
              <table:table-cell table:style-name="ce4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433cm" svg:height="1.607cm" svg:x="13.758cm" svg:y="7.197cm">
          <table:table>
            <table:table-column table:style-name="co3"/>
            <table:table-column table:style-name="co3"/>
            <table:table-column table:style-name="co5"/>
            <table:table-column table:style-name="co4"/>
            <table:table-row table:style-name="ro2">
              <table:table-cell table:style-name="ce5">
                <text:list text:style-name="L2">
                  <text:list-header>
                    <text:p text:style-name="P14"><text:span text:style-name="T42">גליה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14"><text:span text:style-name="T42">בתיה</text:span></text:p>
                  </text:list-header>
                </text:list>
              </table:table-cell>
              <table:table-cell table:style-name="ce7">
                <text:list text:continue-numbering="true" text:style-name="L2">
                  <text:list-header>
                    <text:p text:style-name="P14"><text:span text:style-name="T42">אביבה</text:span></text:p>
                  </text:list-header>
                </text:list>
              </table:table-cell>
              <table:table-cell table:style-name="ce8"/>
            </table:table-row>
          </table:table>
          <draw:image xlink:href="Pictures/TablePreview2.svm" xlink:type="simple" xlink:show="embed" xlink:actuate="onLoad"/>
        </draw:frame>
        <draw:line draw:style-name="gr8" draw:text-style-name="P12" draw:layer="layout" svg:x1="12.488cm" svg:y1="19.054cm" svg:x2="12.493cm" svg:y2="-0.004cm">
          <text:p/>
        </draw:line>
        <draw:custom-shape draw:style-name="gr9" draw:text-style-name="P16" draw:layer="layout" svg:width="9.949cm" svg:height="1.615cm" svg:x="1.058cm" svg:y="6.222cm">
          <text:list text:style-name="L2">
            <text:list-header>
              <text:p text:style-name="P15"><text:span text:style-name="T43">הסטודנטי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7.559cm" svg:height="1.615cm" svg:x="15.261cm" svg:y="0.847cm">
          <text:list text:style-name="L2">
            <text:list-header>
              <text:p text:style-name="P15"><text:span text:style-name="T43">ראשי </text:span><text:span text:style-name="T43">המחל</text:span><text:span text:style-name="T43">קות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5" draw:master-page-name="Default" presentation:presentation-page-layout-name="AL3T11">
        <office:forms form:automatic-focus="false" form:apply-design-mode="false"/>
        <draw:frame draw:style-name="gr2" draw:text-style-name="P12" draw:layer="layout" svg:width="3.461cm" svg:height="5.08cm" svg:x="13.472cm" svg:y="2.275cm">
          <draw:image xlink:href="Pictures/100000000000031F000001F8D6C5C6A8D1B4E68D.png" xlink:type="simple" xlink:show="embed" xlink:actuate="onLoad" loext:mime-type="image/png">
            <text:p/>
          </draw:image>
        </draw:frame>
        <draw:frame draw:style-name="gr3" draw:text-style-name="P12" draw:layer="layout" svg:width="3.708cm" svg:height="4.868cm" draw:transform="rotate (-0.0698131700797735) translate (20.706cm 2.391cm)">
          <draw:image xlink:href="Pictures/100000000000031F000001F894D51DD5E0A2620B.png" xlink:type="simple" xlink:show="embed" xlink:actuate="onLoad" loext:mime-type="image/png">
            <text:p/>
          </draw:image>
        </draw:frame>
        <draw:frame draw:style-name="gr4" draw:text-style-name="P12" draw:layer="layout" svg:width="3.872cm" svg:height="5.08cm" svg:x="16.51cm" svg:y="2.302cm">
          <draw:image xlink:href="Pictures/100000000000031F000001F894D51DD5E0A2620B.png" xlink:type="simple" xlink:show="embed" xlink:actuate="onLoad" loext:mime-type="image/png">
            <text:p/>
          </draw:image>
        </draw:frame>
        <draw:frame draw:style-name="gr5" draw:text-style-name="P12" draw:layer="layout" svg:width="3.554cm" svg:height="5.08cm" svg:x="7.488cm" svg:y="8.017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gr6" draw:text-style-name="P12" draw:layer="layout" svg:width="3.81cm" svg:height="5.08cm" svg:x="4.101cm" svg:y="7.805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gr7" draw:text-style-name="P12" draw:layer="layout" svg:width="3.81cm" svg:height="5.08cm" svg:x="0.503cm" svg:y="7.885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standard" draw:layer="layout" svg:width="11.009cm" svg:height="5.701cm" svg:x="0.847cm" svg:y="12.8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9">
                <text:list text:style-name="L6">
                  <text:list-header>
                    <text:p text:style-name="P17"><text:span text:style-name="T41">רפי</text:span></text:p>
                  </text:list-header>
                </text:list>
              </table:table-cell>
              <table:table-cell table:style-name="ce10">
                <text:list text:continue-numbering="true" text:style-name="L6">
                  <text:list-header>
                    <text:p text:style-name="P17"><text:span text:style-name="T41">שלמה</text:span></text:p>
                  </text:list-header>
                </text:list>
              </table:table-cell>
              <table:table-cell table:style-name="ce11">
                <text:list text:continue-numbering="true" text:style-name="L6">
                  <text:list-header>
                    <text:p text:style-name="P17"><text:span text:style-name="T41">תומר</text:span></text:p>
                  </text:list-header>
                </text:list>
              </table:table-cell>
              <table:table-cell table:style-name="ce12"/>
            </table:table-row>
            <table:table-row table:style-name="ro3">
              <table:table-cell table:style-name="ce13">
                <text:list text:style-name="L2">
                  <text:list-header>
                    <text:p text:style-name="P17"><text:span text:style-name="T44">אביבה</text:span></text:p>
                  </text:list-header>
                </text:list>
              </table:table-cell>
              <table:table-cell table:style-name="ce14">
                <text:list text:continue-numbering="true" text:style-name="L2">
                  <text:list-header>
                    <text:p text:style-name="P17"><text:span text:style-name="T44">אביבה</text:span></text:p>
                  </text:list-header>
                </text:list>
              </table:table-cell>
              <table:table-cell table:style-name="ce15">
                <text:list text:continue-numbering="true" text:style-name="L2">
                  <text:list-header>
                    <text:p text:style-name="P17"><text:span text:style-name="T44">בתיה</text:span></text:p>
                  </text:list-header>
                </text:list>
              </table:table-cell>
              <table:table-cell table:style-name="ce16">
                <text:list text:continue-numbering="true" text:style-name="L2">
                  <text:list-header>
                    <text:p text:style-name="P17"><text:span text:style-name="T45">1</text:span></text:p>
                  </text:list-header>
                </text:list>
              </table:table-cell>
            </table:table-row>
            <table:table-row table:style-name="ro3">
              <table:table-cell table:style-name="ce17">
                <text:list text:continue-numbering="true" text:style-name="L2">
                  <text:list-header>
                    <text:p text:style-name="P17"><text:span text:style-name="T44">גליה</text:span></text:p>
                  </text:list-header>
                </text:list>
              </table:table-cell>
              <table:table-cell table:style-name="ce18">
                <text:list text:continue-numbering="true" text:style-name="L2">
                  <text:list-header>
                    <text:p text:style-name="P17"><text:span text:style-name="T44">בתיה</text:span></text:p>
                  </text:list-header>
                </text:list>
              </table:table-cell>
              <table:table-cell table:style-name="ce19">
                <text:list text:continue-numbering="true" text:style-name="L2">
                  <text:list-header>
                    <text:p text:style-name="P17"><text:span text:style-name="T44">גליה</text:span></text:p>
                  </text:list-header>
                </text:list>
              </table:table-cell>
              <table:table-cell table:style-name="ce20">
                <text:list text:continue-numbering="true" text:style-name="L2">
                  <text:list-header>
                    <text:p text:style-name="P17"><text:span text:style-name="T45">2</text:span></text:p>
                  </text:list-header>
                </text:list>
              </table:table-cell>
            </table:table-row>
            <table:table-row table:style-name="ro3">
              <table:table-cell table:style-name="ce21">
                <text:list text:continue-numbering="true" text:style-name="L2">
                  <text:list-header>
                    <text:p text:style-name="P17"><text:span text:style-name="T44">בתיה</text:span></text:p>
                  </text:list-header>
                </text:list>
              </table:table-cell>
              <table:table-cell table:style-name="ce22">
                <text:list text:continue-numbering="true" text:style-name="L2">
                  <text:list-header>
                    <text:p text:style-name="P17"><text:span text:style-name="T44">גליה</text:span></text:p>
                  </text:list-header>
                </text:list>
              </table:table-cell>
              <table:table-cell table:style-name="ce23">
                <text:list text:continue-numbering="true" text:style-name="L2">
                  <text:list-header>
                    <text:p text:style-name="P17"><text:span text:style-name="T44">אביבה</text:span></text:p>
                  </text:list-header>
                </text:list>
              </table:table-cell>
              <table:table-cell table:style-name="ce24">
                <text:list text:continue-numbering="true" text:style-name="L2">
                  <text:list-header>
                    <text:p text:style-name="P17"><text:span text:style-name="T45">3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1.433cm" svg:height="6.059cm" svg:x="13.758cm" svg:y="7.197cm">
          <table:table>
            <table:table-column table:style-name="co3"/>
            <table:table-column table:style-name="co3"/>
            <table:table-column table:style-name="co5"/>
            <table:table-column table:style-name="co4"/>
            <table:table-row table:style-name="ro4">
              <table:table-cell table:style-name="ce25">
                <text:list text:style-name="L2">
                  <text:list-header>
                    <text:p text:style-name="P14"><text:span text:style-name="T42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4"><text:span text:style-name="T42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4"><text:span text:style-name="T42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31">
                <text:list text:style-name="L2">
                  <text:list-header>
                    <text:p text:style-name="P18"><text:span text:style-name="T45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35">
                <text:list text:style-name="L2">
                  <text:list-header>
                    <text:p text:style-name="P18"><text:span text:style-name="T45">2</text:span></text:p>
                  </text:list-header>
                </text:list>
              </table:table-cell>
            </table:table-row>
            <table:table-row table:style-name="ro5" table:default-cell-style-name="standard">
              <table:covered-table-cell/>
              <table:covered-table-cell/>
              <table:covered-table-cell/>
              <table:table-cell table:style-name="ce36" table:number-rows-spanned="2">
                <text:list text:continue-numbering="true" text:style-name="L2">
                  <text:list-header>
                    <text:p text:style-name="P18"><text:span text:style-name="T45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38">
                <text:list text:continue-numbering="true"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table-cell table:style-name="ce39">
                <text:list text:continue-numbering="true"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covered-table-cell table:style-name="standard"/>
            </table:table-row>
          </table:table>
          <draw:image xlink:href="Pictures/TablePreview4.svm" xlink:type="simple" xlink:show="embed" xlink:actuate="onLoad"/>
        </draw:frame>
        <draw:polyline draw:style-name="gr8" draw:text-style-name="P12" draw:layer="layout" svg:width="0.004cm" svg:height="19.057cm" svg:x="12.488cm" svg:y="-0.004cm" svg:viewBox="0 0 5 19058" draw:points="0,19058 5,0">
          <text:p/>
        </draw:polyline>
        <draw:custom-shape draw:style-name="gr11" draw:text-style-name="P16" draw:layer="layout" svg:width="9.949cm" svg:height="1.615cm" svg:x="1.058cm" svg:y="6.222cm">
          <text:list text:style-name="L2">
            <text:list-header>
              <text:p text:style-name="P15"><text:span text:style-name="T43">העדפות הסטודנטי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9.172cm" svg:height="1.615cm" svg:x="14.456cm" svg:y="0.847cm">
          <text:list text:style-name="L2">
            <text:list-header>
              <text:p text:style-name="P15"><text:span text:style-name="T47"><text:s/>העדפות המחלקות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8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5" draw:master-page-name="Default">
        <office:forms form:automatic-focus="false" form:apply-design-mode="false"/>
        <draw:custom-shape draw:style-name="gr13" draw:text-style-name="P5" xml:id="id38" draw:id="id38" draw:layer="layout" svg:width="6.773cm" svg:height="6.562cm" svg:x="9.10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2" xml:id="id32" draw:id="id32" draw:layer="layout" svg:width="3.546cm" svg:height="5.08cm" draw:transform="rotate (-0.0698131700797735) translate (21.3cm 0.831cm)">
          <draw:image xlink:href="Pictures/1000020000000086000000C0A15E2185E4484E9D.png" xlink:type="simple" xlink:show="embed" xlink:actuate="onLoad" loext:mime-type="image/png">
            <text:p/>
          </draw:image>
        </draw:frame>
        <draw:frame draw:style-name="gr14" draw:text-style-name="P12" xml:id="id36" draw:id="id36" draw:layer="layout" svg:width="3.696cm" svg:height="5.291cm" svg:x="18.203cm" svg:y="13.547cm">
          <draw:image xlink:href="Pictures/1000020000000086000000C00854492BC0D26087.png" xlink:type="simple" xlink:show="embed" xlink:actuate="onLoad" loext:mime-type="image/png">
            <text:p/>
          </draw:image>
        </draw:frame>
        <draw:frame draw:style-name="gr14" draw:text-style-name="P12" xml:id="id33" draw:id="id33" draw:layer="layout" svg:width="3.545cm" svg:height="5.08cm" svg:x="18.627cm" svg:y="0.635cm">
          <draw:image xlink:href="Pictures/1000020000000086000000C0F78DD34821B89BFF.png" xlink:type="simple" xlink:show="embed" xlink:actuate="onLoad" loext:mime-type="image/png">
            <text:p/>
          </draw:image>
        </draw:frame>
        <draw:frame draw:style-name="gr14" draw:text-style-name="P12" xml:id="id35" draw:id="id35" draw:layer="layout" svg:width="3.545cm" svg:height="5.08cm" svg:x="21.061cm" svg:y="7.408cm">
          <draw:image xlink:href="Pictures/1000020000000086000000C0AFC6C81DCB4807F6.png" xlink:type="simple" xlink:show="embed" xlink:actuate="onLoad" loext:mime-type="image/png">
            <text:p/>
          </draw:image>
        </draw:frame>
        <draw:frame draw:style-name="gr14" draw:text-style-name="P12" xml:id="id34" draw:id="id34" draw:layer="layout" svg:width="3.673cm" svg:height="5.265cm" svg:x="18.415cm" svg:y="7.223cm">
          <draw:image xlink:href="Pictures/1000020000000086000000C00D79EDC0BF51CF82.png" xlink:type="simple" xlink:show="embed" xlink:actuate="onLoad" loext:mime-type="image/png">
            <text:p/>
          </draw:image>
        </draw:frame>
        <draw:frame draw:style-name="gr14" draw:text-style-name="P12" xml:id="id37" draw:id="id37" draw:layer="layout" svg:width="3.417cm" svg:height="4.895cm" svg:x="21.061cm" svg:y="13.758cm">
          <draw:image xlink:href="Pictures/1000020000000086000000C016C9E51D582B32B2.png" xlink:type="simple" xlink:show="embed" xlink:actuate="onLoad" loext:mime-type="image/png">
            <text:p/>
          </draw:image>
        </draw:frame>
        <draw:frame draw:style-name="standard" draw:layer="layout" svg:width="11.009cm" svg:height="5.701cm" svg:x="0.794cm" svg:y="12.8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40">
                <text:list text:style-name="L6">
                  <text:list-header>
                    <text:p text:style-name="P13"><text:span text:style-name="T41">רפי</text:span></text:p>
                  </text:list-header>
                </text:list>
              </table:table-cell>
              <table:table-cell table:style-name="ce41">
                <text:list text:continue-numbering="true" text:style-name="L6">
                  <text:list-header>
                    <text:p text:style-name="P13"><text:span text:style-name="T41">שלמה</text:span></text:p>
                  </text:list-header>
                </text:list>
              </table:table-cell>
              <table:table-cell table:style-name="ce42">
                <text:list text:continue-numbering="true" text:style-name="L6">
                  <text:list-header>
                    <text:p text:style-name="P13"><text:span text:style-name="T41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44">
                <text:list text:style-name="L2">
                  <text:list-header>
                    <text:p text:style-name="P18"><text:span text:style-name="T44">אביבה</text:span></text:p>
                  </text:list-header>
                </text:list>
              </table:table-cell>
              <table:table-cell table:style-name="ce45">
                <text:list text:continue-numbering="true" text:style-name="L2">
                  <text:list-header>
                    <text:p text:style-name="P18"><text:span text:style-name="T44">אביבה</text:span></text:p>
                  </text:list-header>
                </text:list>
              </table:table-cell>
              <table:table-cell table:style-name="ce46">
                <text:list text:continue-numbering="true" text:style-name="L2">
                  <text:list-header>
                    <text:p text:style-name="P18"><text:span text:style-name="T44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45">1</text:span></text:p>
                  </text:list-header>
                </text:list>
              </table:table-cell>
            </table:table-row>
            <table:table-row table:style-name="ro3">
              <table:table-cell table:style-name="ce48">
                <text:list text:continue-numbering="true" text:style-name="L2">
                  <text:list-header>
                    <text:p text:style-name="P18"><text:span text:style-name="T44">גליה</text:span></text:p>
                  </text:list-header>
                </text:list>
              </table:table-cell>
              <table:table-cell table:style-name="ce49">
                <text:list text:continue-numbering="true" text:style-name="L2">
                  <text:list-header>
                    <text:p text:style-name="P18"><text:span text:style-name="T44">בתיה</text:span></text:p>
                  </text:list-header>
                </text:list>
              </table:table-cell>
              <table:table-cell table:style-name="ce50">
                <text:list text:continue-numbering="true" text:style-name="L2">
                  <text:list-header>
                    <text:p text:style-name="P18"><text:span text:style-name="T44">גליה</text:span></text:p>
                  </text:list-header>
                </text:list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45">2</text:span></text:p>
                  </text:list-header>
                </text:list>
              </table:table-cell>
            </table:table-row>
            <table:table-row table:style-name="ro3">
              <table:table-cell table:style-name="ce52">
                <text:list text:continue-numbering="true" text:style-name="L2">
                  <text:list-header>
                    <text:p text:style-name="P18"><text:span text:style-name="T44">בתיה</text:span></text:p>
                  </text:list-header>
                </text:list>
              </table:table-cell>
              <table:table-cell table:style-name="ce53">
                <text:list text:continue-numbering="true" text:style-name="L2">
                  <text:list-header>
                    <text:p text:style-name="P18"><text:span text:style-name="T44">גליה</text:span></text:p>
                  </text:list-header>
                </text:list>
              </table:table-cell>
              <table:table-cell table:style-name="ce54">
                <text:list text:continue-numbering="true" text:style-name="L2">
                  <text:list-header>
                    <text:p text:style-name="P18"><text:span text:style-name="T44">אביב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45">3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1.22cm" svg:height="6.059cm" svg:x="0.794cm" svg:y="0.644cm">
          <table:table>
            <table:table-column table:style-name="co6"/>
            <table:table-column table:style-name="co6"/>
            <table:table-column table:style-name="co7"/>
            <table:table-column table:style-name="co8"/>
            <table:table-row table:style-name="ro4">
              <table:table-cell table:style-name="ce25">
                <text:list text:style-name="L2">
                  <text:list-header>
                    <text:p text:style-name="P14"><text:span text:style-name="T42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4"><text:span text:style-name="T42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4"><text:span text:style-name="T42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45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45">2</text:span></text:p>
                  </text:list-header>
                </text:list>
              </table:table-cell>
            </table:table-row>
            <table:table-row table:style-name="ro5" table:default-cell-style-name="standard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45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38">
                <text:list text:continue-numbering="true"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table-cell table:style-name="ce39">
                <text:list text:continue-numbering="true"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covered-table-cell table:style-name="standard"/>
            </table:table-row>
          </table:table>
          <draw:image xlink:href="Pictures/TablePreview6.svm" xlink:type="simple" xlink:show="embed" xlink:actuate="onLoad"/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2s" smil:targetElement="id32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2s" smil:targetElement="id33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2s" smil:targetElement="id34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2s" smil:targetElement="id35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2s" smil:targetElement="id36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2s" smil:targetElement="id37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36" svg:path="M 2.77778E-7 1.11022E-16 L -0.35608 -0.35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2s" smil:fill="hold" smil:targetElement="id32" svg:path="M 1.66667E-6 3.33333E-6 L -0.36667 0.33333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3s" smil:targetElement="id3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013cm" svg:height="2.54cm" svg:x="1.269cm" svg:y="0.635cm" presentation:class="title" presentation:user-transformed="true">
          <draw:text-box>
            <text:list text:style-name="L4">
              <text:list-header>
                <text:p text:style-name="P20"><text:span text:style-name="T28">שי</text:span><text:span text:style-name="T28">דו</text:span><text:span text:style-name="T28">כי</text:span><text:span text:style-name="T28">ם </text:span><text:span text:style-name="T28">יצי</text:span><text:span text:style-name="T28">בי</text:span><text:span text:style-name="T28">ם</text:span></text:p>
              </text:list-header>
            </text:list>
          </draw:text-box>
        </draw:frame>
        <draw:frame presentation:style-name="pr7" draw:text-style-name="P23" draw:layer="layout" svg:width="22.86cm" svg:height="14.097cm" svg:x="1.27cm" svg:y="4.445cm" presentation:class="outline" presentation:user-transformed="true">
          <draw:text-box>
            <text:list text:style-name="L2">
              <text:list-header>
                <text:p xml:id="id39" text:id="id39" text:style-name="P21"><text:span text:style-name="T48">האם תמיד קיים</text:span><text:span text:style-name="T49"> שידוך יציב?</text:span></text:p>
              </text:list-header>
              <text:list-item>
                <text:p text:style-name="P21"><text:span text:style-name="T49"/></text:p>
              </text:list-item>
            </text:list>
            <text:list text:style-name="L3">
              <text:list-item>
                <text:p xml:id="id40" text:id="id40" text:style-name="P21"><text:span text:style-name="T49">כן, ויש אלגוריתם יעיל שמוצא אחד כזה!</text:span></text:p>
              </text:list-item>
            </text:list>
            <text:list text:style-name="L2">
              <text:list-header>
                <text:p text:style-name="P21"><text:span text:style-name="T49"/></text:p>
              </text:list-header>
            </text:list>
            <text:list text:style-name="L5">
              <text:list-item>
                <text:p xml:id="id41" text:id="id41" text:style-name="P22"><text:span text:style-name="T49">אלגוריתם </text:span><text:span text:style-name="T50">הקבלה על-תנאי</text:span><text:span text:style-name="T49"><text:line-break/></text:span><text:span text:style-name="T49">deferred acceptance</text:span></text:p>
              </text:list-item>
              <text:list-item>
                <text:p xml:id="id42" text:id="id42" text:style-name="P22"><text:span text:style-name="T49">פותח ע"י <text:s text:c="3"/></text:span><text:span text:style-name="T51">Gale &amp; Shapley (1962)</text:span></text:p>
              </text:list-item>
              <text:list-item>
                <text:p xml:id="id43" text:id="id43" text:style-name="P22"><text:span text:style-name="T51">זכה בפרס נובל בשנת </text:span><text:span text:style-name="T51">2012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0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623cm" svg:height="2.54cm" svg:x="1.27cm" svg:y="1.524cm" presentation:class="title" presentation:user-transformed="true">
          <draw:text-box>
            <text:list text:style-name="L4">
              <text:list-header>
                <text:p text:style-name="P24"><text:span text:style-name="T28">אל</text:span><text:span text:style-name="T28">גור</text:span><text:span text:style-name="T28">ית</text:span><text:span text:style-name="T28">ם </text:span><text:span text:style-name="T28">"ק</text:span><text:span text:style-name="T28">בל</text:span><text:span text:style-name="T28">ה </text:span><text:span text:style-name="T28">על</text:span><text:span text:style-name="T28">-ת</text:span><text:span text:style-name="T28">נא</text:span><text:span text:style-name="T28">י”</text:span><text:span text:style-name="T28"><text:line-break/></text:span><text:span text:style-name="T49">def</text:span><text:span text:style-name="T49">erre</text:span><text:span text:style-name="T49">d </text:span><text:span text:style-name="T49">acc</text:span><text:span text:style-name="T49">ept</text:span><text:span text:style-name="T49">anc</text:span><text:span text:style-name="T49">e</text:span></text:p>
              </text:list-header>
            </text:list>
          </draw:text-box>
        </draw:frame>
        <draw:frame presentation:style-name="pr7" draw:text-style-name="P5" draw:layer="layout" svg:width="22.86cm" svg:height="12.572cm" svg:x="1.27cm" svg:y="5.588cm" presentation:class="outline" presentation:user-transformed="true">
          <draw:text-box>
            <text:p><text:span text:style-name="T49">א. כל סטודנט הולך </text:span><text:span text:style-name="T49">למחלקה שהוא הכי </text:span><text:span text:style-name="T49">רוצה, מבין המחלקות </text:span><text:span text:style-name="T49">שעדיין לא דחו אותו.</text:span></text:p>
            <text:p><text:span text:style-name="T49">ב. כל מחלקה "מקבלת על </text:span><text:span text:style-name="T49">תנאי" את הסטודנט </text:span><text:span text:style-name="T49">שהיא הכי רוצה, מבין </text:span><text:span text:style-name="T49">אלה שנמצאים בה, </text:span><text:span text:style-name="T52">ודוחה </text:span><text:span text:style-name="T49">את כל השאר.</text:span></text:p>
            <text:p><text:span text:style-name="T49">ג. חוזרים על שלבים א </text:span><text:span text:style-name="T49">ו-ב עד שכולם </text:span><text:span text:style-name="T49">משודכים.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1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5" draw:master-page-name="Default">
        <office:forms form:automatic-focus="false" form:apply-design-mode="false"/>
        <draw:frame draw:style-name="standard" draw:layer="layout" svg:width="11.009cm" svg:height="5.701cm" svg:x="0.809cm" svg:y="12.80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40">
                <text:list text:style-name="L6">
                  <text:list-header>
                    <text:p text:style-name="P13"><text:span text:style-name="T41">רפי</text:span></text:p>
                  </text:list-header>
                </text:list>
              </table:table-cell>
              <table:table-cell table:style-name="ce41">
                <text:list text:continue-numbering="true" text:style-name="L6">
                  <text:list-header>
                    <text:p text:style-name="P13"><text:span text:style-name="T41">שלמה</text:span></text:p>
                  </text:list-header>
                </text:list>
              </table:table-cell>
              <table:table-cell table:style-name="ce42">
                <text:list text:continue-numbering="true" text:style-name="L6">
                  <text:list-header>
                    <text:p text:style-name="P13"><text:span text:style-name="T41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44">
                <text:list text:style-name="L2">
                  <text:list-header>
                    <text:p text:style-name="P18"><text:span text:style-name="T44">אביבה</text:span></text:p>
                  </text:list-header>
                </text:list>
              </table:table-cell>
              <table:table-cell table:style-name="ce45">
                <text:list text:continue-numbering="true" text:style-name="L2">
                  <text:list-header>
                    <text:p text:style-name="P18"><text:span text:style-name="T44">אביבה</text:span></text:p>
                  </text:list-header>
                </text:list>
              </table:table-cell>
              <table:table-cell table:style-name="ce46">
                <text:list text:continue-numbering="true" text:style-name="L2">
                  <text:list-header>
                    <text:p text:style-name="P18"><text:span text:style-name="T44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45">1</text:span></text:p>
                  </text:list-header>
                </text:list>
              </table:table-cell>
            </table:table-row>
            <table:table-row table:style-name="ro3">
              <table:table-cell table:style-name="ce48">
                <text:list text:continue-numbering="true" text:style-name="L2">
                  <text:list-header>
                    <text:p text:style-name="P18"><text:span text:style-name="T44">גליה</text:span></text:p>
                  </text:list-header>
                </text:list>
              </table:table-cell>
              <table:table-cell table:style-name="ce49">
                <text:list text:continue-numbering="true" text:style-name="L2">
                  <text:list-header>
                    <text:p text:style-name="P18"><text:span text:style-name="T44">בתיה</text:span></text:p>
                  </text:list-header>
                </text:list>
              </table:table-cell>
              <table:table-cell table:style-name="ce50">
                <text:list text:continue-numbering="true" text:style-name="L2">
                  <text:list-header>
                    <text:p text:style-name="P18"><text:span text:style-name="T44">גליה</text:span></text:p>
                  </text:list-header>
                </text:list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45">2</text:span></text:p>
                  </text:list-header>
                </text:list>
              </table:table-cell>
            </table:table-row>
            <table:table-row table:style-name="ro3">
              <table:table-cell table:style-name="ce52">
                <text:list text:continue-numbering="true" text:style-name="L2">
                  <text:list-header>
                    <text:p text:style-name="P18"><text:span text:style-name="T44">בתיה</text:span></text:p>
                  </text:list-header>
                </text:list>
              </table:table-cell>
              <table:table-cell table:style-name="ce53">
                <text:list text:continue-numbering="true" text:style-name="L2">
                  <text:list-header>
                    <text:p text:style-name="P18"><text:span text:style-name="T44">גליה</text:span></text:p>
                  </text:list-header>
                </text:list>
              </table:table-cell>
              <table:table-cell table:style-name="ce54">
                <text:list text:continue-numbering="true" text:style-name="L2">
                  <text:list-header>
                    <text:p text:style-name="P18"><text:span text:style-name="T44">אביב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45">3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g>
          <draw:custom-shape draw:style-name="gr15" draw:text-style-name="P25" draw:layer="layout" svg:width="19.046cm" svg:height="9.521cm" draw:transform="rotate (1.5707963267949) translate (11.853cm 19.046cm)">
            <text:p/>
            <draw:enhanced-geometry svg:viewBox="0 0 21600 21600" draw:glue-points="?f18 ?f0 ?f20 10800 ?f19 ?f1 ?f21 10800" draw:text-areas="?f5 ?f22 ?f11 ?f23" draw:type="mso-spt188" draw:modifiers="1400 10800" draw:enhanced-path="M ?f7 ?f0 C ?f15 ?f9 ?f30 ?f10 ?f18 ?f0 ?f31 ?f9 ?f16 ?f10 ?f12 ?f0 L ?f24 ?f1 C ?f25 ?f26 ?f33 ?f28 ?f19 ?f1 ?f32 ?f26 ?f27 ?f28 ?f29 ?f1 Z N">
              <draw:equation draw:name="f0" draw:formula="$0 "/>
              <draw:equation draw:name="f1" draw:formula="21600-?f0 "/>
              <draw:equation draw:name="f2" draw:formula="$1 "/>
              <draw:equation draw:name="f3" draw:formula="?f2 -10800"/>
              <draw:equation draw:name="f4" draw:formula="?f3 *2"/>
              <draw:equation draw:name="f5" draw:formula="abs(?f4 )"/>
              <draw:equation draw:name="f6" draw:formula="4320-?f5 "/>
              <draw:equation draw:name="f7" draw:formula="if(?f3 ,0,?f5 )"/>
              <draw:equation draw:name="f8" draw:formula="7900*?f0 /2230"/>
              <draw:equation draw:name="f9" draw:formula="?f0 -?f8 "/>
              <draw:equation draw:name="f10" draw:formula="?f0 +?f8 "/>
              <draw:equation draw:name="f11" draw:formula="21600-?f4 "/>
              <draw:equation draw:name="f12" draw:formula="if(?f3 ,?f11 ,21600)"/>
              <draw:equation draw:name="f13" draw:formula="?f12 -?f7 "/>
              <draw:equation draw:name="f14" draw:formula="?f5 /2"/>
              <draw:equation draw:name="f15" draw:formula="?f7 +3600-?f14 "/>
              <draw:equation draw:name="f16" draw:formula="?f12 +?f14 -3600"/>
              <draw:equation draw:name="f17" draw:formula="?f13 /2"/>
              <draw:equation draw:name="f18" draw:formula="?f7 +?f17 "/>
              <draw:equation draw:name="f19" draw:formula="21600-?f18 "/>
              <draw:equation draw:name="f20" draw:formula="?f5 /2"/>
              <draw:equation draw:name="f21" draw:formula="21600-?f20 "/>
              <draw:equation draw:name="f22" draw:formula="?f0 *2"/>
              <draw:equation draw:name="f23" draw:formula="21600-?f22 "/>
              <draw:equation draw:name="f24" draw:formula="21600-?f7 "/>
              <draw:equation draw:name="f25" draw:formula="21600-?f15 "/>
              <draw:equation draw:name="f26" draw:formula="?f1 +?f8 "/>
              <draw:equation draw:name="f27" draw:formula="21600-?f16 "/>
              <draw:equation draw:name="f28" draw:formula="?f1 -?f8 "/>
              <draw:equation draw:name="f29" draw:formula="21600-?f12 "/>
              <draw:equation draw:name="f30" draw:formula="?f18 -?f14 "/>
              <draw:equation draw:name="f31" draw:formula="?f18 +?f14 "/>
              <draw:equation draw:name="f32" draw:formula="?f19 -?f14 "/>
              <draw:equation draw:name="f33" draw:formula="?f19 +?f14 "/>
              <draw:handle draw:handle-position="left $0" draw:handle-range-y-minimum="0" draw:handle-range-y-maximum="2230"/>
              <draw:handle draw:handle-position="$1 21600" draw:handle-range-x-minimum="8640" draw:handle-range-x-maximum="12960"/>
            </draw:enhanced-geometry>
          </draw:custom-shape>
          <draw:line draw:style-name="gr16" draw:text-style-name="P12" draw:layer="layout" svg:x1="12.488cm" svg:y1="13.335cm" svg:x2="21.586cm" svg:y2="13.335cm">
            <text:p/>
          </draw:line>
          <draw:line draw:style-name="gr16" draw:text-style-name="P12" draw:layer="layout" svg:x1="11.642cm" svg:y1="6.35cm" svg:x2="20.739cm" svg:y2="6.35cm">
            <text:p/>
          </draw:line>
        </draw:g>
        <draw:frame draw:style-name="gr14" draw:text-style-name="P12" xml:id="id46" draw:id="id46" draw:layer="layout" svg:width="3.546cm" svg:height="5.08cm" svg:x="0.423cm" svg:y="7.885cm">
          <draw:image xlink:href="Pictures/1000020000000086000000C00854492BC0D26087.png" xlink:type="simple" xlink:show="embed" xlink:actuate="onLoad" loext:mime-type="image/png">
            <text:p/>
          </draw:image>
        </draw:frame>
        <draw:frame draw:style-name="gr14" draw:text-style-name="P12" xml:id="id44" draw:id="id44" draw:layer="layout" svg:width="3.673cm" svg:height="5.265cm" svg:x="7.435cm" svg:y="7.858cm">
          <draw:image xlink:href="Pictures/1000020000000086000000C00D79EDC0BF51CF82.png" xlink:type="simple" xlink:show="embed" xlink:actuate="onLoad" loext:mime-type="image/png">
            <text:p/>
          </draw:image>
        </draw:frame>
        <draw:frame draw:style-name="gr14" draw:text-style-name="P12" xml:id="id45" draw:id="id45" draw:layer="layout" svg:width="3.546cm" svg:height="5.08cm" svg:x="3.995cm" svg:y="7.779cm">
          <draw:image xlink:href="Pictures/1000020000000086000000C0F78DD34821B89BFF.png" xlink:type="simple" xlink:show="embed" xlink:actuate="onLoad" loext:mime-type="image/png">
            <text:p/>
          </draw:image>
        </draw:frame>
        <draw:g xml:id="id47" draw:id="id47">
          <draw:line draw:style-name="gr17" draw:text-style-name="P12" draw:layer="layout" svg:x1="16.504cm" svg:y1="1.113cm" svg:x2="20.574cm" svg:y2="5.334cm">
            <text:p/>
          </draw:line>
          <draw:line draw:style-name="gr17" draw:text-style-name="P12" draw:layer="layout" svg:x1="16.133cm" svg:y1="5.338cm" svg:x2="20.574cm" svg:y2="1.109cm">
            <text:p/>
          </draw:line>
        </draw:g>
        <draw:g xml:id="id49" draw:id="id49">
          <draw:line draw:style-name="gr17" draw:text-style-name="P12" draw:layer="layout" svg:x1="16.249cm" svg:y1="7.968cm" svg:x2="20.32cm" svg:y2="12.188cm">
            <text:p/>
          </draw:line>
          <draw:line draw:style-name="gr17" draw:text-style-name="P12" draw:layer="layout" svg:x1="15.879cm" svg:y1="12.192cm" svg:x2="20.32cm" svg:y2="7.963cm">
            <text:p/>
          </draw:line>
        </draw:g>
        <draw:frame draw:style-name="gr14" draw:text-style-name="P12" draw:layer="layout" svg:width="3.545cm" svg:height="5.08cm" draw:transform="rotate (-0.0698131700797735) translate (21.22cm 0.778cm)">
          <draw:image xlink:href="Pictures/1000020000000086000000C0A15E2185E4484E9D.png" xlink:type="simple" xlink:show="embed" xlink:actuate="onLoad" loext:mime-type="image/png">
            <text:p/>
          </draw:image>
        </draw:frame>
        <draw:frame draw:style-name="gr14" draw:text-style-name="P12" draw:layer="layout" svg:width="3.545cm" svg:height="5.08cm" svg:x="21.061cm" svg:y="7.408cm">
          <draw:image xlink:href="Pictures/1000020000000086000000C0AFC6C81DCB4807F6.png" xlink:type="simple" xlink:show="embed" xlink:actuate="onLoad" loext:mime-type="image/png">
            <text:p/>
          </draw:image>
        </draw:frame>
        <draw:frame draw:style-name="gr14" draw:text-style-name="P12" draw:layer="layout" svg:width="3.417cm" svg:height="4.895cm" svg:x="21.061cm" svg:y="13.758cm">
          <draw:image xlink:href="Pictures/1000020000000086000000C016C9E51D582B32B2.png" xlink:type="simple" xlink:show="embed" xlink:actuate="onLoad" loext:mime-type="image/png">
            <text:p/>
          </draw:image>
        </draw:frame>
        <draw:g xml:id="id50" draw:id="id50">
          <draw:line draw:style-name="gr18" draw:text-style-name="P12" draw:layer="layout" svg:x1="2.031cm" svg:y1="14.485cm" svg:x2="5.131cm" svg:y2="15.743cm">
            <text:p/>
          </draw:line>
          <draw:line draw:style-name="gr18" draw:text-style-name="P12" draw:layer="layout" svg:x1="1.749cm" svg:y1="15.748cm" svg:x2="5.131cm" svg:y2="14.482cm">
            <text:p/>
          </draw:line>
        </draw:g>
        <draw:g xml:id="id48" draw:id="id48">
          <draw:line draw:style-name="gr18" draw:text-style-name="P12" draw:layer="layout" svg:x1="5.442cm" svg:y1="14.485cm" svg:x2="8.542cm" svg:y2="15.743cm">
            <text:p/>
          </draw:line>
          <draw:line draw:style-name="gr18" draw:text-style-name="P12" draw:layer="layout" svg:x1="5.16cm" svg:y1="15.748cm" svg:x2="8.542cm" svg:y2="14.482cm">
            <text:p/>
          </draw:line>
        </draw:g>
        <draw:frame draw:style-name="standard" draw:layer="layout" svg:width="11.22cm" svg:height="6.059cm" svg:x="0.806cm" svg:y="0.644cm">
          <table:table>
            <table:table-column table:style-name="co6"/>
            <table:table-column table:style-name="co6"/>
            <table:table-column table:style-name="co7"/>
            <table:table-column table:style-name="co8"/>
            <table:table-row table:style-name="ro4">
              <table:table-cell table:style-name="ce25">
                <text:list text:style-name="L2">
                  <text:list-header>
                    <text:p text:style-name="P14"><text:span text:style-name="T42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4"><text:span text:style-name="T42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4"><text:span text:style-name="T42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45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45">2</text:span></text:p>
                  </text:list-header>
                </text:list>
              </table:table-cell>
            </table:table-row>
            <table:table-row table:style-name="ro5" table:default-cell-style-name="standard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45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38">
                <text:list text:continue-numbering="true"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table-cell table:style-name="ce39">
                <text:list text:continue-numbering="true"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covered-table-cell table:style-name="standard"/>
            </table:table-row>
          </table:table>
          <draw:image xlink:href="Pictures/TablePreview8.svm" xlink:type="simple" xlink:show="embed" xlink:actuate="onLoad"/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4" svg:path="M 5.55112E-17 -0.00139 L 0.3625 -0.03334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5" svg:path="M -3.33333E-6 3.33333E-6 L 0.49792 -0.375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6" svg:path="M 3.33333E-6 0 L 0.475 -0.38333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5" svg:path="M 0.49792 -0.375 L -0.00208 0.00277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47" smil:type="fade" smil:subtype="crossfade" smil:mode="out"/>
                  <anim:set smil:begin="1.999s" smil:dur="0.001s" smil:fill="hold" smil:targetElement="id47" smil:attributeName="visibility" smil:to="hidden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3s" smil:fill="hold" smil:targetElement="id46" svg:path="M 0.475 -0.38333 L 0.63334 -0.38333"/>
                </anim:par>
              </anim:par>
              <anim:par smil:begin="3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5" svg:path="M -0.00209 0.00278 L 0.32916 -0.02778"/>
                </anim:par>
                <anim:par smil:begin="0s" smil:dur="indefinite" smil:fill="hold" smil:repeatCount="1" presentation:node-type="with-previous" presentation:preset-class="exit" presentation:preset-id="ooo-exit-disappear">
                  <anim:set smil:begin="0s" smil:dur="0.001s" smil:fill="hold" smil:targetElement="id48" smil:attributeName="visibility" smil:to="hidden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4" svg:path="M 0.3625 -0.03334 L -0.00417 0.00139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49" smil:type="fade" smil:subtype="crossfade" smil:mode="out"/>
                  <anim:set smil:begin="1.999s" smil:dur="0.001s" smil:fill="hold" smil:targetElement="id49" smil:attributeName="visibility" smil:to="hidden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3s" smil:fill="hold" smil:targetElement="id45" svg:path="M 0.32917 -0.03056 L 0.49792 -0.03334"/>
                </anim:par>
              </anim:par>
              <anim:par smil:begin="3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4" svg:path="M -0.00417 -0.00139 L 0.36667 0.31111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48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2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5" draw:master-page-name="Default" presentation:presentation-page-layout-name="AL2T1">
        <office:forms form:automatic-focus="false" form:apply-design-mode="false"/>
        <draw:g xml:id="id54" draw:id="id54">
          <draw:custom-shape draw:style-name="gr15" draw:text-style-name="P25" draw:layer="layout" svg:width="19.046cm" svg:height="9.521cm" draw:transform="rotate (1.5707963267949) translate (11.853cm 19.046cm)">
            <text:p/>
            <draw:enhanced-geometry svg:viewBox="0 0 21600 21600" draw:glue-points="?f18 ?f0 ?f20 10800 ?f19 ?f1 ?f21 10800" draw:text-areas="?f5 ?f22 ?f11 ?f23" draw:type="mso-spt188" draw:modifiers="1400 10800" draw:enhanced-path="M ?f7 ?f0 C ?f15 ?f9 ?f30 ?f10 ?f18 ?f0 ?f31 ?f9 ?f16 ?f10 ?f12 ?f0 L ?f24 ?f1 C ?f25 ?f26 ?f33 ?f28 ?f19 ?f1 ?f32 ?f26 ?f27 ?f28 ?f29 ?f1 Z N">
              <draw:equation draw:name="f0" draw:formula="$0 "/>
              <draw:equation draw:name="f1" draw:formula="21600-?f0 "/>
              <draw:equation draw:name="f2" draw:formula="$1 "/>
              <draw:equation draw:name="f3" draw:formula="?f2 -10800"/>
              <draw:equation draw:name="f4" draw:formula="?f3 *2"/>
              <draw:equation draw:name="f5" draw:formula="abs(?f4 )"/>
              <draw:equation draw:name="f6" draw:formula="4320-?f5 "/>
              <draw:equation draw:name="f7" draw:formula="if(?f3 ,0,?f5 )"/>
              <draw:equation draw:name="f8" draw:formula="7900*?f0 /2230"/>
              <draw:equation draw:name="f9" draw:formula="?f0 -?f8 "/>
              <draw:equation draw:name="f10" draw:formula="?f0 +?f8 "/>
              <draw:equation draw:name="f11" draw:formula="21600-?f4 "/>
              <draw:equation draw:name="f12" draw:formula="if(?f3 ,?f11 ,21600)"/>
              <draw:equation draw:name="f13" draw:formula="?f12 -?f7 "/>
              <draw:equation draw:name="f14" draw:formula="?f5 /2"/>
              <draw:equation draw:name="f15" draw:formula="?f7 +3600-?f14 "/>
              <draw:equation draw:name="f16" draw:formula="?f12 +?f14 -3600"/>
              <draw:equation draw:name="f17" draw:formula="?f13 /2"/>
              <draw:equation draw:name="f18" draw:formula="?f7 +?f17 "/>
              <draw:equation draw:name="f19" draw:formula="21600-?f18 "/>
              <draw:equation draw:name="f20" draw:formula="?f5 /2"/>
              <draw:equation draw:name="f21" draw:formula="21600-?f20 "/>
              <draw:equation draw:name="f22" draw:formula="?f0 *2"/>
              <draw:equation draw:name="f23" draw:formula="21600-?f22 "/>
              <draw:equation draw:name="f24" draw:formula="21600-?f7 "/>
              <draw:equation draw:name="f25" draw:formula="21600-?f15 "/>
              <draw:equation draw:name="f26" draw:formula="?f1 +?f8 "/>
              <draw:equation draw:name="f27" draw:formula="21600-?f16 "/>
              <draw:equation draw:name="f28" draw:formula="?f1 -?f8 "/>
              <draw:equation draw:name="f29" draw:formula="21600-?f12 "/>
              <draw:equation draw:name="f30" draw:formula="?f18 -?f14 "/>
              <draw:equation draw:name="f31" draw:formula="?f18 +?f14 "/>
              <draw:equation draw:name="f32" draw:formula="?f19 -?f14 "/>
              <draw:equation draw:name="f33" draw:formula="?f19 +?f14 "/>
              <draw:handle draw:handle-position="left $0" draw:handle-range-y-minimum="0" draw:handle-range-y-maximum="2230"/>
              <draw:handle draw:handle-position="$1 21600" draw:handle-range-x-minimum="8640" draw:handle-range-x-maximum="12960"/>
            </draw:enhanced-geometry>
          </draw:custom-shape>
          <draw:line draw:style-name="gr16" draw:text-style-name="P12" draw:layer="layout" svg:x1="12.488cm" svg:y1="13.335cm" svg:x2="21.586cm" svg:y2="13.335cm">
            <text:p/>
          </draw:line>
          <draw:line draw:style-name="gr16" draw:text-style-name="P12" draw:layer="layout" svg:x1="11.642cm" svg:y1="6.35cm" svg:x2="20.739cm" svg:y2="6.35cm">
            <text:p/>
          </draw:line>
        </draw:g>
        <draw:frame draw:style-name="gr14" draw:text-style-name="P12" draw:layer="layout" svg:width="3.545cm" svg:height="5.08cm" draw:transform="rotate (-0.0698131700797735) translate (21.22cm 0.778cm)">
          <draw:image xlink:href="Pictures/1000020000000086000000C0A15E2185E4484E9D.png" xlink:type="simple" xlink:show="embed" xlink:actuate="onLoad" loext:mime-type="image/png">
            <text:p/>
          </draw:image>
        </draw:frame>
        <draw:frame draw:style-name="gr14" draw:text-style-name="P12" xml:id="id51" draw:id="id51" draw:layer="layout" svg:width="3.545cm" svg:height="5.08cm" svg:x="16.219cm" svg:y="0.582cm">
          <draw:image xlink:href="Pictures/1000020000000086000000C00854492BC0D26087.png" xlink:type="simple" xlink:show="embed" xlink:actuate="onLoad" loext:mime-type="image/png">
            <text:p/>
          </draw:image>
        </draw:frame>
        <draw:frame draw:style-name="gr14" draw:text-style-name="P12" xml:id="id52" draw:id="id52" draw:layer="layout" svg:width="3.546cm" svg:height="5.08cm" svg:x="16.536cm" svg:y="7.117cm">
          <draw:image xlink:href="Pictures/1000020000000086000000C0F78DD34821B89BFF.png" xlink:type="simple" xlink:show="embed" xlink:actuate="onLoad" loext:mime-type="image/png">
            <text:p/>
          </draw:image>
        </draw:frame>
        <draw:frame draw:style-name="gr14" draw:text-style-name="P12" draw:layer="layout" svg:width="3.545cm" svg:height="5.08cm" svg:x="21.061cm" svg:y="7.408cm">
          <draw:image xlink:href="Pictures/1000020000000086000000C0AFC6C81DCB4807F6.png" xlink:type="simple" xlink:show="embed" xlink:actuate="onLoad" loext:mime-type="image/png">
            <text:p/>
          </draw:image>
        </draw:frame>
        <draw:frame draw:style-name="gr14" draw:text-style-name="P12" xml:id="id53" draw:id="id53" draw:layer="layout" svg:width="3.674cm" svg:height="5.265cm" svg:x="16.664cm" svg:y="13.785cm">
          <draw:image xlink:href="Pictures/1000020000000086000000C00D79EDC0BF51CF82.png" xlink:type="simple" xlink:show="embed" xlink:actuate="onLoad" loext:mime-type="image/png">
            <text:p/>
          </draw:image>
        </draw:frame>
        <draw:frame draw:style-name="gr14" draw:text-style-name="P12" draw:layer="layout" svg:width="3.417cm" svg:height="4.895cm" svg:x="21.061cm" svg:y="13.758cm">
          <draw:image xlink:href="Pictures/1000020000000086000000C016C9E51D582B32B2.png" xlink:type="simple" xlink:show="embed" xlink:actuate="onLoad" loext:mime-type="image/png">
            <text:p/>
          </draw:image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1" svg:path="M -1.66667E-6 2.22222E-6 L 0.09271 2.22222E-6"/>
                </anim:par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2" svg:path="M -3.33333E-6 -4.44444E-6 L 0.07917 -4.44444E-6"/>
                </anim:par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3" svg:path="M 0 -1.11111E-6 L 0.07708 -1.11111E-6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54" smil:type="fade" smil:subtype="crossfade" smil:mode="out"/>
                  <anim:set smil:begin="1.999s" smil:dur="0.001s" smil:fill="hold" smil:targetElement="id54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3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5" draw:master-page-name="Default" presentation:presentation-page-layout-name="AL2T1">
        <office:forms form:automatic-focus="false" form:apply-design-mode="false"/>
        <draw:custom-shape draw:style-name="gr19" draw:text-style-name="P26" draw:layer="layout" svg:width="12.065cm" svg:height="26.035cm" draw:transform="rotate (-0.855211333477222) translate (18.615cm 1.182cm)">
          <text:p/>
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27" draw:layer="layout" svg:width="13.123cm" svg:height="26.67cm" draw:transform="rotate (0.558505360638185) translate (-4.385cm 3.47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55" draw:id="id55">
          <draw:frame draw:style-name="gr14" draw:text-style-name="P12" draw:layer="layout" svg:width="3.641cm" svg:height="5.196cm" draw:transform="rotate (-0.0698131700797735) translate (21.375cm 0.834cm)">
            <draw:image xlink:href="Pictures/1000020000000086000000C0A15E2185E4484E9D.png" xlink:type="simple" xlink:show="embed" xlink:actuate="onLoad" loext:mime-type="image/png">
              <text:p/>
            </draw:image>
          </draw:frame>
          <draw:frame draw:style-name="gr14" draw:text-style-name="P12" draw:layer="layout" svg:width="3.641cm" svg:height="5.196cm" svg:x="18.627cm" svg:y="0.635cm">
            <draw:image xlink:href="Pictures/1000020000000086000000C00854492BC0D26087.png" xlink:type="simple" xlink:show="embed" xlink:actuate="onLoad" loext:mime-type="image/png">
              <text:p/>
            </draw:image>
          </draw:frame>
        </draw:g>
        <draw:g xml:id="id56" draw:id="id56">
          <draw:frame draw:style-name="gr14" draw:text-style-name="P12" draw:layer="layout" svg:width="3.541cm" svg:height="5.076cm" svg:x="18.521cm" svg:y="7.117cm">
            <draw:image xlink:href="Pictures/1000020000000086000000C0F78DD34821B89BFF.png" xlink:type="simple" xlink:show="embed" xlink:actuate="onLoad" loext:mime-type="image/png">
              <text:p/>
            </draw:image>
          </draw:frame>
          <draw:frame draw:style-name="gr14" draw:text-style-name="P12" draw:layer="layout" svg:width="3.541cm" svg:height="5.076cm" svg:x="21.061cm" svg:y="7.408cm">
            <draw:image xlink:href="Pictures/1000020000000086000000C0AFC6C81DCB4807F6.png" xlink:type="simple" xlink:show="embed" xlink:actuate="onLoad" loext:mime-type="image/png">
              <text:p/>
            </draw:image>
          </draw:frame>
        </draw:g>
        <draw:g xml:id="id57" draw:id="id57">
          <draw:frame draw:style-name="gr14" draw:text-style-name="P12" draw:layer="layout" svg:width="3.669cm" svg:height="5.261cm" svg:x="18.605cm" svg:y="13.758cm">
            <draw:image xlink:href="Pictures/1000020000000086000000C00D79EDC0BF51CF82.png" xlink:type="simple" xlink:show="embed" xlink:actuate="onLoad" loext:mime-type="image/png">
              <text:p/>
            </draw:image>
          </draw:frame>
          <draw:frame draw:style-name="gr14" draw:text-style-name="P12" draw:layer="layout" svg:width="3.413cm" svg:height="4.891cm" svg:x="21.061cm" svg:y="13.758cm">
            <draw:image xlink:href="Pictures/1000020000000086000000C016C9E51D582B32B2.png" xlink:type="simple" xlink:show="embed" xlink:actuate="onLoad" loext:mime-type="image/png">
              <text:p/>
            </draw:image>
          </draw:frame>
        </draw:g>
        <draw:frame draw:style-name="gr14" draw:text-style-name="P12" draw:layer="layout" svg:width="0.679cm" svg:height="0.679cm" svg:x="-1.058cm" svg:y="0cm">
          <draw:image xlink:href="Pictures/10000201000000200000002023F2C14520FFB2F9.png" xlink:type="simple" xlink:show="embed" xlink:actuate="onLoad" loext:mime-type="image/png">
            <text:p/>
          </draw:image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with-previous" presentation:preset-class="media-call" presentation:preset-id="ppt_mediacall_1">
                  <anim:par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repeatCount="indefinite" presentation:node-type="on-click" presentation:preset-class="emphasis" presentation:preset-id="ooo-emphasis-teeter">
                  <anim:animateColor smil:dur="0.1s" smil:fill="hold" smil:targetElement="id55" smil:attributeName="color" smil:to="#333399" anim:color-interpolation="rgb" anim:color-interpolation-direction="clockwise"/>
                  <anim:animateColor smil:dur="0.1s" smil:fill="hold" smil:targetElement="id55" smil:attributeName="fill-color" smil:to="#333399" anim:color-interpolation="rgb" anim:color-interpolation-direction="clockwise"/>
                  <anim:set smil:dur="0.1s" smil:fill="hold" smil:targetElement="id55" smil:attributeName="fill" smil:to="solid"/>
                  <anim:animateTransform smil:begin="0s" smil:dur="0.1s" smil:fill="hold" smil:targetElement="id55" smil:by="2" smil:attributeName="transform" svg:type="rotate"/>
                  <anim:animateTransform smil:begin="0.2s" smil:dur="0.2s" smil:fill="hold" smil:targetElement="id55" smil:by="-4" smil:attributeName="transform" svg:type="rotate"/>
                  <anim:animateTransform smil:begin="0.4s" smil:dur="0.2s" smil:fill="hold" smil:targetElement="id55" smil:by="4" smil:attributeName="transform" svg:type="rotate"/>
                  <anim:animateTransform smil:begin="0.6s" smil:dur="0.2s" smil:fill="hold" smil:targetElement="id55" smil:by="-4" smil:attributeName="transform" svg:type="rotate"/>
                  <anim:animateTransform smil:begin="0.8s" smil:dur="0.2s" smil:fill="hold" smil:targetElement="id55" smil:by="2" smil:attributeName="transform" svg:type="rotate"/>
                </anim:par>
                <anim:par smil:begin="0s" smil:dur="indefinite" smil:fill="hold" smil:repeatCount="indefinite" presentation:node-type="with-previous" presentation:preset-class="emphasis" presentation:preset-id="ooo-emphasis-teeter">
                  <anim:animateColor smil:dur="0.1s" smil:fill="hold" smil:targetElement="id56" smil:attributeName="color" smil:to="#333399" anim:color-interpolation="rgb" anim:color-interpolation-direction="clockwise"/>
                  <anim:animateColor smil:dur="0.1s" smil:fill="hold" smil:targetElement="id56" smil:attributeName="fill-color" smil:to="#333399" anim:color-interpolation="rgb" anim:color-interpolation-direction="clockwise"/>
                  <anim:set smil:dur="0.1s" smil:fill="hold" smil:targetElement="id56" smil:attributeName="fill" smil:to="solid"/>
                  <anim:animateTransform smil:begin="0s" smil:dur="0.1s" smil:fill="hold" smil:targetElement="id56" smil:by="2" smil:attributeName="transform" svg:type="rotate"/>
                  <anim:animateTransform smil:begin="0.2s" smil:dur="0.2s" smil:fill="hold" smil:targetElement="id56" smil:by="-4" smil:attributeName="transform" svg:type="rotate"/>
                  <anim:animateTransform smil:begin="0.4s" smil:dur="0.2s" smil:fill="hold" smil:targetElement="id56" smil:by="4" smil:attributeName="transform" svg:type="rotate"/>
                  <anim:animateTransform smil:begin="0.6s" smil:dur="0.2s" smil:fill="hold" smil:targetElement="id56" smil:by="-4" smil:attributeName="transform" svg:type="rotate"/>
                  <anim:animateTransform smil:begin="0.8s" smil:dur="0.2s" smil:fill="hold" smil:targetElement="id56" smil:by="2" smil:attributeName="transform" svg:type="rotate"/>
                </anim:par>
                <anim:par smil:begin="0s" smil:dur="indefinite" smil:fill="hold" smil:repeatCount="indefinite" presentation:node-type="with-previous" presentation:preset-class="emphasis" presentation:preset-id="ooo-emphasis-teeter">
                  <anim:animateColor smil:dur="0.1s" smil:fill="hold" smil:targetElement="id57" smil:attributeName="color" smil:to="#333399" anim:color-interpolation="rgb" anim:color-interpolation-direction="clockwise"/>
                  <anim:animateColor smil:dur="0.1s" smil:fill="hold" smil:targetElement="id57" smil:attributeName="fill-color" smil:to="#333399" anim:color-interpolation="rgb" anim:color-interpolation-direction="clockwise"/>
                  <anim:set smil:dur="0.1s" smil:fill="hold" smil:targetElement="id57" smil:attributeName="fill" smil:to="solid"/>
                  <anim:animateTransform smil:begin="0s" smil:dur="0.1s" smil:fill="hold" smil:targetElement="id57" smil:by="2" smil:attributeName="transform" svg:type="rotate"/>
                  <anim:animateTransform smil:begin="0.2s" smil:dur="0.2s" smil:fill="hold" smil:targetElement="id57" smil:by="-4" smil:attributeName="transform" svg:type="rotate"/>
                  <anim:animateTransform smil:begin="0.4s" smil:dur="0.2s" smil:fill="hold" smil:targetElement="id57" smil:by="4" smil:attributeName="transform" svg:type="rotate"/>
                  <anim:animateTransform smil:begin="0.6s" smil:dur="0.2s" smil:fill="hold" smil:targetElement="id57" smil:by="-4" smil:attributeName="transform" svg:type="rotate"/>
                  <anim:animateTransform smil:begin="0.8s" smil:dur="0.2s" smil:fill="hold" smil:targetElement="id57" smil:by="2" smil:attributeName="transform" svg:type="rotat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2s" smil:fill="hold" smil:targetElement="id55" svg:path="M -3.33333E-6 -0.00185 C -0.08211 -0.00394 -0.16389 -0.00556 -0.24062 0.06667 C -0.31736 0.13935 -0.4408 0.35532 -0.46041 0.43426"/>
                </anim:par>
                <anim:par smil:begin="0.5s" smil:dur="indefinite" smil:fill="hold" presentation:node-type="with-previous" presentation:preset-class="emphasis" presentation:preset-id="ooo-emphasis-grow-and-shrink">
                  <anim:animateTransform smil:dur="2s" smil:fill="hold" smil:targetElement="id55" smil:to="1.35,1.35" smil:attributeName="transform" svg:type="scale"/>
                </anim:par>
              </anim:par>
              <anim:par smil:begin="2.5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55" svg:path="M -0.46041 0.44722 C -0.47968 0.46782 -0.49791 0.48912 -0.55 0.5081 C -0.60191 0.52731 -0.70034 0.54907 -0.77152 0.56134 C -0.84218 0.57338 -0.94236 0.57824 -0.97708 0.58171"/>
                </anim:par>
                <anim:par smil:begin="0.5s" smil:dur="indefinite" smil:fill="hold" presentation:node-type="with-previous" presentation:preset-class="exit" presentation:preset-id="ooo-exit-fade-out">
                  <anim:transitionFilter smil:dur="1s" smil:targetElement="id55" smil:type="fade" smil:subtype="crossfade" smil:mode="out"/>
                  <anim:set smil:begin="0.999s" smil:dur="0.001s" smil:fill="hold" smil:targetElement="id55" smil:attributeName="visibility" smil:to="hidden"/>
                </anim:par>
              </anim:par>
              <anim:par smil:begin="4.5s" smil:dur="indefinite" smil:fill="hold">
                <anim:par smil:begin="0.5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56" svg:path="M 1.66667E-6 -3.33333E-6 C -0.04149 0.00278 -0.08264 0.00579 -0.15886 0.02385 C -0.23524 0.0419 -0.3908 0.08403 -0.45729 0.10764"/>
                </anim:par>
                <anim:par smil:begin="0s" smil:dur="indefinite" smil:fill="hold" presentation:node-type="with-previous" presentation:preset-class="emphasis" presentation:preset-id="ooo-emphasis-grow-and-shrink">
                  <anim:animateTransform smil:dur="1s" smil:fill="hold" smil:targetElement="id56" smil:to="1.35,1.35" smil:attributeName="transform" svg:type="scale"/>
                </anim:par>
              </anim:par>
              <anim:par smil:begin="7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1s" smil:fill="hold" smil:targetElement="id56" svg:path="M -0.45729 0.10764 C -0.46198 0.11528 -0.46649 0.12292 -0.55538 0.13218 C -0.64427 0.14144 -0.93316 0.15278 -0.99063 0.1632"/>
                </anim:par>
                <anim:par smil:begin="0.5s" smil:dur="indefinite" smil:fill="hold" presentation:node-type="with-previous" presentation:preset-class="exit" presentation:preset-id="ooo-exit-fade-out">
                  <anim:transitionFilter smil:dur="1s" smil:targetElement="id56" smil:type="fade" smil:subtype="crossfade" smil:mode="out"/>
                  <anim:set smil:begin="0.999s" smil:dur="0.001s" smil:fill="hold" smil:targetElement="id56" smil:attributeName="visibility" smil:to="hidden"/>
                </anim:par>
              </anim:par>
              <anim:par smil:begin="8.5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57" svg:path="M 8.33333E-7 -7.40741E-7 C -0.05764 -0.00972 -0.11493 -0.02037 -0.19097 -0.05926 C -0.26632 -0.09861 -0.41059 -0.20463 -0.45399 -0.2338"/>
                </anim:par>
                <anim:par smil:begin="0s" smil:dur="indefinite" smil:fill="hold" presentation:node-type="with-previous" presentation:preset-class="emphasis" presentation:preset-id="ooo-emphasis-grow-and-shrink">
                  <anim:animateTransform smil:dur="2s" smil:fill="hold" smil:targetElement="id57" smil:to="1.35,1.35" smil:attributeName="transform" svg:type="scale"/>
                </anim:par>
              </anim:par>
              <anim:par smil:begin="10.5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57" svg:path="M -0.44809 -0.22709 C -0.48611 -0.25139 -0.52396 -0.2757 -0.5658 -0.29144 C -0.60764 -0.30718 -0.6283 -0.31412 -0.69913 -0.32176 C -0.76996 -0.32917 -0.94236 -0.33449 -0.99115 -0.33658"/>
                </anim:par>
                <anim:par smil:begin="0.5s" smil:dur="indefinite" smil:fill="hold" presentation:node-type="with-previous" presentation:preset-class="exit" presentation:preset-id="ooo-exit-fade-out">
                  <anim:transitionFilter smil:dur="2s" smil:targetElement="id57" smil:type="fade" smil:subtype="crossfade" smil:mode="out"/>
                  <anim:set smil:begin="1.999s" smil:dur="0.001s" smil:fill="hold" smil:targetElement="id57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4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5" draw:master-page-name="Default">
        <office:forms form:automatic-focus="false" form:apply-design-mode="false"/>
        <draw:g>
          <draw:frame draw:style-name="gr14" draw:text-style-name="P12" draw:layer="layout" svg:width="3.641cm" svg:height="5.196cm" draw:transform="rotate (-0.0698131700797735) translate (21.375cm 0.834cm)">
            <draw:image xlink:href="Pictures/1000020000000086000000C0A15E2185E4484E9D.png" xlink:type="simple" xlink:show="embed" xlink:actuate="onLoad" loext:mime-type="image/png">
              <text:p/>
            </draw:image>
          </draw:frame>
          <draw:frame draw:style-name="gr14" draw:text-style-name="P12" draw:layer="layout" svg:width="3.641cm" svg:height="5.196cm" svg:x="18.627cm" svg:y="0.635cm">
            <draw:image xlink:href="Pictures/1000020000000086000000C00854492BC0D26087.png" xlink:type="simple" xlink:show="embed" xlink:actuate="onLoad" loext:mime-type="image/png">
              <text:p/>
            </draw:image>
          </draw:frame>
        </draw:g>
        <draw:g>
          <draw:frame draw:style-name="gr14" draw:text-style-name="P12" draw:layer="layout" svg:width="3.541cm" svg:height="5.076cm" svg:x="18.521cm" svg:y="7.117cm">
            <draw:image xlink:href="Pictures/1000020000000086000000C0F78DD34821B89BFF.png" xlink:type="simple" xlink:show="embed" xlink:actuate="onLoad" loext:mime-type="image/png">
              <text:p/>
            </draw:image>
          </draw:frame>
          <draw:frame draw:style-name="gr14" draw:text-style-name="P12" draw:layer="layout" svg:width="3.541cm" svg:height="5.076cm" svg:x="21.061cm" svg:y="7.408cm">
            <draw:image xlink:href="Pictures/1000020000000086000000C0AFC6C81DCB4807F6.png" xlink:type="simple" xlink:show="embed" xlink:actuate="onLoad" loext:mime-type="image/png">
              <text:p/>
            </draw:image>
          </draw:frame>
        </draw:g>
        <draw:g>
          <draw:frame draw:style-name="gr14" draw:text-style-name="P12" draw:layer="layout" svg:width="3.669cm" svg:height="5.261cm" svg:x="18.605cm" svg:y="13.758cm">
            <draw:image xlink:href="Pictures/1000020000000086000000C00D79EDC0BF51CF82.png" xlink:type="simple" xlink:show="embed" xlink:actuate="onLoad" loext:mime-type="image/png">
              <text:p/>
            </draw:image>
          </draw:frame>
          <draw:frame draw:style-name="gr14" draw:text-style-name="P12" draw:layer="layout" svg:width="3.413cm" svg:height="4.891cm" svg:x="21.061cm" svg:y="13.758cm">
            <draw:image xlink:href="Pictures/1000020000000086000000C016C9E51D582B32B2.png" xlink:type="simple" xlink:show="embed" xlink:actuate="onLoad" loext:mime-type="image/png">
              <text:p/>
            </draw:image>
          </draw:frame>
        </draw:g>
        <draw:frame draw:style-name="standard" draw:layer="layout" svg:width="11.009cm" svg:height="5.701cm" svg:x="3.175cm" svg:y="12.065cm">
          <table:table>
            <table:table-column table:style-name="co3"/>
            <table:table-column table:style-name="co1"/>
            <table:table-column table:style-name="co3"/>
            <table:table-column table:style-name="co9"/>
            <table:table-row table:style-name="ro1">
              <table:table-cell table:style-name="ce40">
                <text:list text:style-name="L6">
                  <text:list-header>
                    <text:p text:style-name="P13"><text:span text:style-name="T41">רפי</text:span></text:p>
                  </text:list-header>
                </text:list>
              </table:table-cell>
              <table:table-cell table:style-name="ce41">
                <text:list text:continue-numbering="true" text:style-name="L6">
                  <text:list-header>
                    <text:p text:style-name="P13"><text:span text:style-name="T41">שלמה</text:span></text:p>
                  </text:list-header>
                </text:list>
              </table:table-cell>
              <table:table-cell table:style-name="ce42">
                <text:list text:continue-numbering="true" text:style-name="L6">
                  <text:list-header>
                    <text:p text:style-name="P13"><text:span text:style-name="T41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44">
                <text:list text:style-name="L2">
                  <text:list-header>
                    <text:p text:style-name="P18"><text:span text:style-name="T44">אביבה</text:span></text:p>
                  </text:list-header>
                </text:list>
              </table:table-cell>
              <table:table-cell table:style-name="ce45">
                <text:list text:continue-numbering="true" text:style-name="L2">
                  <text:list-header>
                    <text:p text:style-name="P18"><text:span text:style-name="T44">אביבה</text:span></text:p>
                  </text:list-header>
                </text:list>
              </table:table-cell>
              <table:table-cell table:style-name="ce46">
                <text:list text:continue-numbering="true" text:style-name="L2">
                  <text:list-header>
                    <text:p text:style-name="P18"><text:span text:style-name="T44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45">1</text:span></text:p>
                  </text:list-header>
                </text:list>
              </table:table-cell>
            </table:table-row>
            <table:table-row table:style-name="ro3">
              <table:table-cell table:style-name="ce48">
                <text:list text:continue-numbering="true" text:style-name="L2">
                  <text:list-header>
                    <text:p text:style-name="P18"><text:span text:style-name="T44">גליה</text:span></text:p>
                  </text:list-header>
                </text:list>
              </table:table-cell>
              <table:table-cell table:style-name="ce49">
                <text:list text:continue-numbering="true" text:style-name="L2">
                  <text:list-header>
                    <text:p text:style-name="P18"><text:span text:style-name="T44">בתיה</text:span></text:p>
                  </text:list-header>
                </text:list>
              </table:table-cell>
              <table:table-cell table:style-name="ce50">
                <text:list text:continue-numbering="true" text:style-name="L2">
                  <text:list-header>
                    <text:p text:style-name="P18"><text:span text:style-name="T44">גליה</text:span></text:p>
                  </text:list-header>
                </text:list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45">2</text:span></text:p>
                  </text:list-header>
                </text:list>
              </table:table-cell>
            </table:table-row>
            <table:table-row table:style-name="ro3">
              <table:table-cell table:style-name="ce52">
                <text:list text:continue-numbering="true" text:style-name="L2">
                  <text:list-header>
                    <text:p text:style-name="P18"><text:span text:style-name="T44">בתיה</text:span></text:p>
                  </text:list-header>
                </text:list>
              </table:table-cell>
              <table:table-cell table:style-name="ce53">
                <text:list text:continue-numbering="true" text:style-name="L2">
                  <text:list-header>
                    <text:p text:style-name="P18"><text:span text:style-name="T44">גליה</text:span></text:p>
                  </text:list-header>
                </text:list>
              </table:table-cell>
              <table:table-cell table:style-name="ce54">
                <text:list text:continue-numbering="true" text:style-name="L2">
                  <text:list-header>
                    <text:p text:style-name="P18"><text:span text:style-name="T44">אביב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45">3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1.221cm" svg:height="6.059cm" svg:x="3.175cm" svg:y="1.702cm">
          <table:table>
            <table:table-column table:style-name="co6"/>
            <table:table-column table:style-name="co6"/>
            <table:table-column table:style-name="co10"/>
            <table:table-column table:style-name="co8"/>
            <table:table-row table:style-name="ro4">
              <table:table-cell table:style-name="ce25">
                <text:list text:style-name="L2">
                  <text:list-header>
                    <text:p text:style-name="P14"><text:span text:style-name="T42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4"><text:span text:style-name="T42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4"><text:span text:style-name="T42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45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45">2</text:span></text:p>
                  </text:list-header>
                </text:list>
              </table:table-cell>
            </table:table-row>
            <table:table-row table:style-name="ro5" table:default-cell-style-name="standard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45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38">
                <text:list text:continue-numbering="true"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table-cell table:style-name="ce39">
                <text:list text:continue-numbering="true"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covered-table-cell table:style-name="standard"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2.7cm" svg:height="9.525cm" svg:x="3.175cm" svg:y="1.905cm" draw:page-number="15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6" draw:style-name="dp6" draw:master-page-name="Default" presentation:presentation-page-layout-name="AL2T1">
        <office:forms form:automatic-focus="false" form:apply-design-mode="false"/>
        <draw:frame presentation:style-name="pr9" draw:text-style-name="P5" draw:layer="layout" svg:width="22.225cm" svg:height="1.905cm" svg:x="1.269cm" svg:y="0.634cm" presentation:class="title" presentation:user-transformed="true">
          <draw:text-box>
            <text:list text:style-name="L4">
              <text:list-header>
                <text:p text:style-name="P28"><text:span text:style-name="T53">משפ</text:span><text:span text:style-name="T53">ט: </text:span><text:span text:style-name="T53">האל</text:span><text:span text:style-name="T53">גורי</text:span><text:span text:style-name="T53">תם </text:span><text:span text:style-name="T53">מס</text:span><text:span text:style-name="T53">תיים </text:span><text:span text:style-name="T53">בשי</text:span><text:span text:style-name="T53">דוך </text:span><text:span text:style-name="T53">יציב</text:span></text:p>
              </text:list-header>
            </text:list>
          </draw:text-box>
        </draw:frame>
        <draw:frame presentation:style-name="pr7" draw:text-style-name="P30" draw:layer="layout" svg:width="24.892cm" svg:height="14.986cm" svg:x="0.254cm" svg:y="3.556cm" presentation:class="outline" presentation:user-transformed="true">
          <draw:text-box>
            <text:list text:style-name="L2">
              <text:list-header>
                <text:p xml:id="id58" text:id="id58" text:style-name="P29"><text:span text:style-name="T54">מסתיים</text:span><text:span text:style-name="T55">: כי כל סטודנט מציע לכל מחלקה פעם אחת לכל היותר.</text:span></text:p>
              </text:list-header>
              <text:list-item>
                <text:p xml:id="id59" text:id="id59" text:style-name="P29"><text:span text:style-name="T54">בשידוך</text:span><text:span text:style-name="T56">: נניח שיש מחלקה לא-משודכת. אז אף סטודנט לא הגיע אליה. כיוון שמספר הסטודנטים והמחלקות שווה, יש גם סטודנט לא משודך. הוא עובר על כל הרשימה שלו מלמעלה למטה, לכן בהכרח הוא יגיע מתישהו למחלקה הלא-משודכת וישתדך איתה. כלומר האלגוריתם עוד לא הסתיים.</text:span></text:p>
              </text:list-item>
              <text:list-item>
                <text:p xml:id="id60" text:id="id60" text:style-name="P29"><text:span text:style-name="T54">יציב</text:span><text:span text:style-name="T56">: מצבה של כל </text:span><text:span text:style-name="T57">מחלקה </text:span><text:span text:style-name="T56">הולך ומשתפר.</text:span><text:span text:style-name="T56"><text:line-break/></text:span><text:span text:style-name="T56"> <text:s text:c="4"/>לעומת זאת, כל </text:span><text:span text:style-name="T58">סטודנט </text:span><text:span text:style-name="T56">הולך ומתפשר. </text:span><text:span text:style-name="T56"><text:line-break/></text:span><text:span text:style-name="T56">מכאן, אם זוג מסויים (ס,מ) לא נוצר אז יש שתי אפשרויות:</text:span></text:p>
              </text:list-item>
              <text:list-item>
                <text:p xml:id="id61" text:id="id61" text:style-name="P29"><text:span text:style-name="T56"><text:s text:c="5"/>א. ס עוד לא היה ב-מ: מכאן ש-ס נמצא במחלקה טובה יותר.</text:span></text:p>
              </text:list-item>
              <text:list-item>
                <text:p xml:id="id62" text:id="id62" text:style-name="P29"><text:span text:style-name="T56"><text:s text:c="5"/>ב. ס כבר היה ב-מ: מכאן של-מ יש סטודנט טוב יותר. <text:s text:c="5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6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877cm" svg:height="2.54cm" svg:x="1.269cm" svg:y="0.635cm" presentation:class="title" presentation:user-transformed="true">
          <draw:text-box>
            <text:list text:style-name="L4">
              <text:list-header>
                <text:p text:style-name="P31"><text:span text:style-name="T28">מי </text:span><text:span text:style-name="T28">מצ</text:span><text:span text:style-name="T28">יע </text:span><text:span text:style-name="T28">ומי </text:span><text:span text:style-name="T28">מק</text:span><text:span text:style-name="T28">בל</text:span><text:span text:style-name="T28">?</text:span></text:p>
              </text:list-header>
            </text:list>
          </draw:text-box>
        </draw:frame>
        <draw:frame presentation:style-name="pr7" draw:text-style-name="P5" draw:layer="layout" svg:width="22.86cm" svg:height="12.572cm" svg:x="1.27cm" svg:y="4.445cm" presentation:class="outline" presentation:user-transformed="true">
          <draw:text-box>
            <text:p xml:id="id63" text:id="id63"><text:span text:style-name="T36">באלגוריתם שהצגנו למעלה, הסטודנטים מציעים למחלקות, והמחלקות מחליטות את מי לקבל.</text:span></text:p>
            <text:p xml:id="id64" text:id="id64"><text:span text:style-name="T36">יכולנו גם לנהל את האלגוריתם בסדר הפוך: המחלקות מציעות לסטודנטים, והסטודנטים מחליטים את מי לקבל.</text:span></text:p>
            <text:p xml:id="id65" text:id="id65"><text:span text:style-name="T36">האם לדעתכם יש הבדל בין שתי הגישות? כסטודנטים, איזה אלגוריתם תעדיפו? כמנהלי מחלקות, איזה אלגוריתם תעדיפו?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7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877cm" svg:height="2.54cm" svg:x="1.269cm" svg:y="0.635cm" presentation:class="title" presentation:user-transformed="true">
          <draw:text-box>
            <text:list text:style-name="L4">
              <text:list-header>
                <text:p text:style-name="P31"><text:span text:style-name="T28">מי </text:span><text:span text:style-name="T28">מצ</text:span><text:span text:style-name="T28">יע </text:span><text:span text:style-name="T28">ומי </text:span><text:span text:style-name="T28">מק</text:span><text:span text:style-name="T28">בל</text:span><text:span text:style-name="T28">?</text:span></text:p>
              </text:list-header>
            </text:list>
          </draw:text-box>
        </draw:frame>
        <draw:frame presentation:style-name="pr7" draw:text-style-name="P5" draw:layer="layout" svg:width="10.668cm" svg:height="14.097cm" svg:x="14.478cm" svg:y="4.445cm" presentation:class="outline" presentation:user-transformed="true">
          <draw:text-box>
            <text:p xml:id="id66" text:id="id66"><text:span text:style-name="T36">דוגמה:</text:span></text:p>
            <text:list text:style-name="L3">
              <text:list-item>
                <text:p xml:id="id67" text:id="id67"><text:span text:style-name="T36">אם הסטודנטים מציעים – השידוך הוא: </text:span><text:span text:style-name="T36"><text:line-break/></text:span><text:span text:style-name="T36">ר-ב, ש-א, ת-ג</text:span></text:p>
              </text:list-item>
              <text:list-item>
                <text:p xml:id="id68" text:id="id68"><text:span text:style-name="T36">אם המחלקות מציעות, השידוך הוא:</text:span><text:span text:style-name="T36"><text:line-break/></text:span><text:span text:style-name="T36">ר-א, ש-ב, ת-ג</text:span><text:span text:style-name="T36"><text:line-break/></text:span><text:span text:style-name="T36"/></text:p>
              </text:list-item>
              <text:list-item>
                <text:p xml:id="id69" text:id="id69"><text:span text:style-name="T36">מה עדיף לסטודנטים? מה עדיף למחלקות?</text:span></text:p>
                <text:p><text:span text:style-name="T36"/></text:p>
              </text:list-item>
            </text:list>
            <text:p><text:span text:style-name="T36"/></text:p>
          </draw:text-box>
        </draw:frame>
        <draw:frame draw:style-name="standard" draw:layer="layout" svg:width="11.009cm" svg:height="5.701cm" svg:x="3.164cm" svg:y="12.068cm">
          <table:table>
            <table:table-column table:style-name="co3"/>
            <table:table-column table:style-name="co1"/>
            <table:table-column table:style-name="co3"/>
            <table:table-column table:style-name="co9"/>
            <table:table-row table:style-name="ro1">
              <table:table-cell table:style-name="ce40">
                <text:list text:style-name="L6">
                  <text:list-header>
                    <text:p text:style-name="P13"><text:span text:style-name="T41">רפי</text:span></text:p>
                  </text:list-header>
                </text:list>
              </table:table-cell>
              <table:table-cell table:style-name="ce41">
                <text:list text:continue-numbering="true" text:style-name="L6">
                  <text:list-header>
                    <text:p text:style-name="P13"><text:span text:style-name="T41">שלמה</text:span></text:p>
                  </text:list-header>
                </text:list>
              </table:table-cell>
              <table:table-cell table:style-name="ce59">
                <text:list text:continue-numbering="true" text:style-name="L6">
                  <text:list-header>
                    <text:p text:style-name="P13"><text:span text:style-name="T41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60">
                <text:list text:style-name="L2">
                  <text:list-header>
                    <text:p text:style-name="P32"><text:span text:style-name="T59">בתיה</text:span></text:p>
                  </text:list-header>
                </text:list>
              </table:table-cell>
              <table:table-cell table:style-name="ce61">
                <text:list text:continue-numbering="true" text:style-name="L2">
                  <text:list-header>
                    <text:p text:style-name="P32"><text:span text:style-name="T59">אביבה</text:span></text:p>
                  </text:list-header>
                </text:list>
              </table:table-cell>
              <table:table-cell table:style-name="ce62">
                <text:list text:continue-numbering="true" text:style-name="L2">
                  <text:list-header>
                    <text:p text:style-name="P32"><text:span text:style-name="T59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45">1</text:span></text:p>
                  </text:list-header>
                </text:list>
              </table:table-cell>
            </table:table-row>
            <table:table-row table:style-name="ro3">
              <table:table-cell table:style-name="ce63">
                <text:p text:style-name="P32"><text:span text:style-name="T13">אביבה</text:span></text:p>
              </table:table-cell>
              <table:table-cell table:style-name="ce64">
                <text:p text:style-name="P32"><text:span text:style-name="T13">בתיה</text:span></text:p>
              </table:table-cell>
              <table:table-cell table:style-name="ce65">
                <text:p text:style-name="P32"><text:span text:style-name="T13">אביבה</text:span></text:p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45">2</text:span></text:p>
                  </text:list-header>
                </text:list>
              </table:table-cell>
            </table:table-row>
            <table:table-row table:style-name="ro3">
              <table:table-cell table:style-name="ce66">
                <text:list text:continue-numbering="true" text:style-name="L2">
                  <text:list-header>
                    <text:p text:style-name="P32"><text:span text:style-name="T59">גילה</text:span></text:p>
                  </text:list-header>
                </text:list>
              </table:table-cell>
              <table:table-cell table:style-name="ce67">
                <text:list text:continue-numbering="true" text:style-name="L2">
                  <text:list-header>
                    <text:p text:style-name="P32"><text:span text:style-name="T59">גילה</text:span></text:p>
                  </text:list-header>
                </text:list>
              </table:table-cell>
              <table:table-cell table:style-name="ce68">
                <text:list text:continue-numbering="true" text:style-name="L2">
                  <text:list-header>
                    <text:p text:style-name="P32"><text:span text:style-name="T59">גיל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45">3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1.221cm" svg:height="6.059cm" svg:x="2.849cm" svg:y="5.045cm">
          <table:table>
            <table:table-column table:style-name="co6"/>
            <table:table-column table:style-name="co6"/>
            <table:table-column table:style-name="co10"/>
            <table:table-column table:style-name="co8"/>
            <table:table-row table:style-name="ro4">
              <table:table-cell table:style-name="ce69">
                <text:list text:style-name="L2">
                  <text:list-header>
                    <text:p text:style-name="P33"><text:span text:style-name="T42">גילה</text:span></text:p>
                  </text:list-header>
                </text:list>
              </table:table-cell>
              <table:table-cell table:style-name="ce70">
                <text:list text:continue-numbering="true" text:style-name="L2">
                  <text:list-header>
                    <text:p text:style-name="P34"><text:span text:style-name="T42">בתיה</text:span></text:p>
                  </text:list-header>
                </text:list>
              </table:table-cell>
              <table:table-cell table:style-name="ce71">
                <text:list text:continue-numbering="true" text:style-name="L2">
                  <text:list-header>
                    <text:p text:style-name="P34"><text:span text:style-name="T42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45">1</text:span></text:p>
                  </text:list-header>
                </text:list>
              </table:table-cell>
            </table:table-row>
            <table:table-row table:style-name="ro3">
              <table:table-cell table:style-name="ce72" table:number-rows-spanned="2">
                <text:list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73" table:number-rows-spanned="2">
                <text:list text:continue-numbering="true"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45">2</text:span></text:p>
                  </text:list-header>
                </text:list>
              </table:table-cell>
            </table:table-row>
            <table:table-row table:style-name="ro5" table:default-cell-style-name="ce74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45">3</text:span></text:p>
                  </text:list-header>
                </text:list>
              </table:table-cell>
            </table:table-row>
            <table:table-row table:style-name="ro4">
              <table:table-cell table:style-name="ce75">
                <text:list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table-cell table:style-name="ce76">
                <text:list text:continue-numbering="true"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table-cell table:style-name="ce77">
                <text:list text:continue-numbering="true"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covered-table-cell table:style-name="ce74"/>
            </table:table-row>
          </table:table>
          <draw:image xlink:href="Pictures/TablePreview12.svm" xlink:type="simple" xlink:show="embed" xlink:actuate="onLoad"/>
        </draw:frame>
        <draw:frame draw:style-name="gr21" draw:text-style-name="P35" draw:layer="layout" svg:width="9.909cm" svg:height="1.014cm" svg:x="8.636cm" svg:y="18.034cm">
          <draw:text-box>
            <text:p>http://sephlietz.com/gale-shapley/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8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draw:style-name="gr22" draw:text-style-name="P36" draw:layer="layout" svg:width="9.398cm" svg:height="19.207cm" svg:x="15.963cm" svg:y="-0.167cm">
          <draw:text-box>
            <text:p><text:span text:style-name="T60">משפ</text:span><text:span text:style-name="T60">ט</text:span><text:span text:style-name="T61">: </text:span></text:p>
            <text:p><text:span text:style-name="T61">כשס</text:span><text:span text:style-name="T61">טודנ</text:span><text:span text:style-name="T61">טים </text:span><text:span text:style-name="T61">מציעי</text:span><text:span text:style-name="T61">ם</text:span></text:p>
            <text:p><text:span text:style-name="T61">–</text:span></text:p>
            <text:p><text:span text:style-name="T61">השיד</text:span><text:span text:style-name="T61">וך </text:span><text:span text:style-name="T61">המת</text:span><text:span text:style-name="T61">קבל </text:span><text:span text:style-name="T61">הוא </text:span><text:span text:style-name="T62">הטוב </text:span><text:span text:style-name="T62">ביות</text:span><text:span text:style-name="T62">ר </text:span><text:span text:style-name="T62">לכל </text:span><text:span text:style-name="T62">הסטו</text:span><text:span text:style-name="T62">דנטי</text:span><text:span text:style-name="T62">ם</text:span><text:span text:style-name="T61"> </text:span><text:span text:style-name="T61">מכל </text:span><text:span text:style-name="T61">השיד</text:span><text:span text:style-name="T61">וכים </text:span><text:span text:style-name="T61">היציב</text:span><text:span text:style-name="T61">ים.</text:span></text:p>
            <text:p><text:span text:style-name="T63">הוכח</text:span><text:span text:style-name="T63">ה</text:span><text:span text:style-name="T64">: </text:span><text:span text:style-name="T64">נסמן: </text:span><text:span text:style-name="T65">א = </text:span><text:span text:style-name="T65">שידו</text:span><text:span text:style-name="T65">ך </text:span><text:span text:style-name="T65">האלג</text:span><text:span text:style-name="T65">ורית</text:span><text:span text:style-name="T65">ם</text:span><text:span text:style-name="T64">, </text:span><text:span text:style-name="T64"><text:line-break/></text:span><text:span text:style-name="T66">ב = </text:span><text:span text:style-name="T66">שידו</text:span><text:span text:style-name="T66">ך </text:span><text:span text:style-name="T66">יציב </text:span><text:span text:style-name="T66">אחר </text:span><text:span text:style-name="T66">כלש</text:span><text:span text:style-name="T66">הו</text:span><text:span text:style-name="T64">. </text:span><text:span text:style-name="T64">נניח </text:span><text:span text:style-name="T64">בשלי</text:span><text:span text:style-name="T64">לה </text:span><text:span text:style-name="T64">ששיד</text:span><text:span text:style-name="T64">וך ב </text:span><text:span text:style-name="T64">טוב </text:span><text:span text:style-name="T64">יותר </text:span><text:span text:style-name="T64">לסטו</text:span><text:span text:style-name="T64">דנט </text:span><text:span text:style-name="T64">כלש</text:span><text:span text:style-name="T64">הו </text:span><text:span text:style-name="T64">0</text:span><text:span text:style-name="T64">.</text:span><text:span text:style-name="T61"> </text:span><text:span text:style-name="T67">נגיע </text:span><text:span text:style-name="T67">למעג</text:span><text:span text:style-name="T67">ל -&gt;</text:span></text:p>
          </draw:text-box>
        </draw:frame>
        <draw:frame draw:style-name="gr23" draw:text-style-name="P37" draw:layer="layout" svg:width="16.801cm" svg:height="19.049cm" svg:x="-1.016cm" svg:y="0cm">
          <draw:image xlink:href="Pictures/10000201000006E4000007D08DC799B13EA5F63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19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draw:style-name="gr22" draw:text-style-name="P36" draw:layer="layout" svg:width="9.398cm" svg:height="19.207cm" svg:x="16.002cm" svg:y="0.16cm">
          <draw:text-box>
            <text:p><text:span text:style-name="T62">הוכח</text:span><text:span text:style-name="T62">ה </text:span><text:span text:style-name="T62">(המ</text:span><text:span text:style-name="T62">שך)</text:span><text:span text:style-name="T61">:</text:span></text:p>
            <text:p><text:span text:style-name="T61"/></text:p>
            <text:p><text:span text:style-name="T61">כל </text:span><text:span text:style-name="T61">סטוד</text:span><text:span text:style-name="T61">נט </text:span><text:span text:style-name="T61">מעדי</text:span><text:span text:style-name="T61">ף את </text:span><text:span text:style-name="T61">המח</text:span><text:span text:style-name="T61">לקה </text:span><text:span text:style-name="T61">המחו</text:span><text:span text:style-name="T61">ברת </text:span><text:span text:style-name="T61">אליו </text:span><text:span text:style-name="T66">בירוק </text:span><text:span text:style-name="T66">(שידו</text:span><text:span text:style-name="T66">ך ב)</text:span><text:span text:style-name="T61">;</text:span></text:p>
            <text:p><text:span text:style-name="T61">כל </text:span><text:span text:style-name="T61">מחל</text:span><text:span text:style-name="T61">קה </text:span><text:span text:style-name="T61">מעדי</text:span><text:span text:style-name="T61">פה </text:span><text:span text:style-name="T61">את </text:span><text:span text:style-name="T61">הסטו</text:span><text:span text:style-name="T61">דנט </text:span><text:span text:style-name="T61">שביק</text:span><text:span text:style-name="T61">ר </text:span><text:span text:style-name="T61">אצלה </text:span><text:span text:style-name="T68">באדו</text:span><text:span text:style-name="T68">ם </text:span><text:span text:style-name="T68">(א)</text:span><text:span text:style-name="T61">.</text:span></text:p>
            <text:p><text:span text:style-name="T61">סדר </text:span><text:span text:style-name="T61">האיר</text:span><text:span text:style-name="T61">ועים </text:span><text:span text:style-name="T61">באלג</text:span><text:span text:style-name="T61">ורית</text:span><text:span text:style-name="T61">ם א </text:span><text:span text:style-name="T61">הוא </text:span><text:span text:style-name="T61">בכיוון </text:span><text:span text:style-name="T61">החיצ</text:span><text:span text:style-name="T61">ים.</text:span></text:p>
            <text:p><text:span text:style-name="T61">אבל </text:span><text:span text:style-name="T61">זה </text:span><text:span text:style-name="T61">לא </text:span><text:span text:style-name="T61">ייתכן </text:span><text:span text:style-name="T61">כי זה </text:span><text:span text:style-name="T61">מעגל</text:span><text:span text:style-name="T61">. ***</text:span></text:p>
          </draw:text-box>
        </draw:frame>
        <draw:frame draw:style-name="gr23" draw:text-style-name="P37" draw:layer="layout" svg:width="16.801cm" svg:height="19.049cm" svg:x="-1.015cm" svg:y="0.001cm">
          <draw:image xlink:href="Pictures/10000201000006E4000007D08DC799B13EA5F63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20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1" draw:style-name="dp7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877cm" svg:height="2.54cm" svg:x="1.269cm" svg:y="0.635cm" presentation:class="title" presentation:user-transformed="true">
          <draw:text-box>
            <text:list text:style-name="L4">
              <text:list-header>
                <text:p text:style-name="P31"><text:span text:style-name="T28">מי </text:span><text:span text:style-name="T28">מצ</text:span><text:span text:style-name="T28">יע </text:span><text:span text:style-name="T28">ומי </text:span><text:span text:style-name="T28">מק</text:span><text:span text:style-name="T28">בל</text:span><text:span text:style-name="T28">?</text:span></text:p>
              </text:list-header>
            </text:list>
          </draw:text-box>
        </draw:frame>
        <draw:frame draw:style-name="gr24" draw:text-style-name="P36" draw:layer="layout" svg:width="25.4cm" svg:height="15.145cm" svg:x="0cm" svg:y="4.064cm">
          <draw:text-box>
            <text:p><text:span text:style-name="T60">משפ</text:span><text:span text:style-name="T60">ט</text:span><text:span text:style-name="T61">: </text:span><text:span text:style-name="T61">כשה</text:span><text:span text:style-name="T61">סטוד</text:span><text:span text:style-name="T61">נטים </text:span><text:span text:style-name="T61">הם </text:span><text:span text:style-name="T61">המצי</text:span><text:span text:style-name="T61">עים </text:span><text:span text:style-name="T61">– </text:span><text:span text:style-name="T61">השיד</text:span><text:span text:style-name="T61">וך </text:span><text:span text:style-name="T61">המת</text:span><text:span text:style-name="T61">קבל </text:span><text:span text:style-name="T61">הוא </text:span><text:span text:style-name="T62">הטוב </text:span><text:span text:style-name="T62">ביות</text:span><text:span text:style-name="T62">ר </text:span><text:span text:style-name="T62">לכל </text:span><text:span text:style-name="T62">הסטו</text:span><text:span text:style-name="T62">דנטי</text:span><text:span text:style-name="T62">ם</text:span><text:span text:style-name="T61"> </text:span><text:span text:style-name="T61">מכל </text:span><text:span text:style-name="T61">השיד</text:span><text:span text:style-name="T61">וכים </text:span><text:span text:style-name="T61">היציב</text:span><text:span text:style-name="T61">ים.</text:span></text:p>
            <text:p><text:span text:style-name="T62"/></text:p>
            <text:p><text:span text:style-name="T62">הוכח</text:span><text:span text:style-name="T62">ה</text:span><text:span text:style-name="T61">: </text:span><text:span text:style-name="T61">מספי</text:span><text:span text:style-name="T61">ק </text:span><text:span text:style-name="T61">להוכי</text:span><text:span text:style-name="T61">ח ש: </text:span><text:span text:style-name="T61">אם </text:span><text:span text:style-name="T61">הזוג </text:span><text:span text:style-name="T61">(ס,מ) </text:span><text:span text:style-name="T61">קיים </text:span><text:span text:style-name="T61">בשיד</text:span><text:span text:style-name="T61">וך </text:span><text:span text:style-name="T61">יציב </text:span><text:span text:style-name="T69">כלש</text:span><text:span text:style-name="T69">הו</text:span><text:span text:style-name="T61">, </text:span><text:span text:style-name="T61">אז </text:span><text:span text:style-name="T61">מחל</text:span><text:span text:style-name="T61">קה מ </text:span><text:span text:style-name="T61">לא </text:span><text:span text:style-name="T61">דוחה </text:span><text:span text:style-name="T61">את </text:span><text:span text:style-name="T61">סטוד</text:span><text:span text:style-name="T61">נט ס.</text:span></text:p>
            <text:p><text:span text:style-name="T61"/></text:p>
            <text:p><text:span text:style-name="T61">נניח </text:span><text:span text:style-name="T61">בשלי</text:span><text:span text:style-name="T61">לה </text:span><text:span text:style-name="T61">שזה </text:span><text:span text:style-name="T61">לא </text:span><text:span text:style-name="T61">נכון. </text:span><text:span text:style-name="T61">נסתכ</text:span><text:span text:style-name="T61">ל על </text:span><text:span text:style-name="T61">הפע</text:span><text:span text:style-name="T61">ם </text:span><text:span text:style-name="T61">הרא</text:span><text:span text:style-name="T61">שונה </text:span><text:span text:style-name="T61">שזה </text:span><text:span text:style-name="T61">קורה</text:span><text:span text:style-name="T61">. מ </text:span><text:span text:style-name="T61">דוחה </text:span><text:span text:style-name="T61">את ס </text:span><text:span text:style-name="T61">כיוון </text:span><text:span text:style-name="T61">שהיא </text:span><text:span text:style-name="T61">קיבל</text:span><text:span text:style-name="T61">ה </text:span><text:span text:style-name="T61">הצע</text:span><text:span text:style-name="T61">ה </text:span><text:span text:style-name="T61">מסטו</text:span><text:span text:style-name="T61">דנט </text:span><text:span text:style-name="T61">טוב </text:span><text:span text:style-name="T61">יותר </text:span><text:span text:style-name="T61">עבור</text:span><text:span text:style-name="T61">ה, </text:span><text:span text:style-name="T61">נניח </text:span><text:span text:style-name="T61">ע. </text:span><text:span text:style-name="T61">בשיד</text:span><text:span text:style-name="T61">וך </text:span><text:span text:style-name="T61">היציב </text:span><text:span text:style-name="T61">האח</text:span><text:span text:style-name="T61">ר, ע </text:span><text:span text:style-name="T61">משוד</text:span><text:span text:style-name="T61">ך </text:span><text:span text:style-name="T61">למחל</text:span><text:span text:style-name="T61">קה </text:span><text:span text:style-name="T61">טובה </text:span><text:span text:style-name="T61">יותר </text:span><text:span text:style-name="T61">עבורו</text:span><text:span text:style-name="T61">, נניח </text:span><text:span text:style-name="T61">נ. זה </text:span><text:span text:style-name="T61">אומר </text:span><text:span text:style-name="T61">שמח</text:span><text:span text:style-name="T61">לקה </text:span><text:span text:style-name="T61">נ </text:span><text:span text:style-name="T61">דחת</text:span><text:span text:style-name="T61">ה את </text:span><text:span text:style-name="T61">ע </text:span><text:span text:style-name="T61">קודם </text:span><text:span text:style-name="T61">– </text:span><text:span text:style-name="T61">סתיר</text:span><text:span text:style-name="T61">ה. <text:s text:c="4"/></text:span><text:span text:style-name="T61"><text:s/>***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21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2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877cm" svg:height="2.54cm" svg:x="1.269cm" svg:y="0.635cm" presentation:class="title" presentation:user-transformed="true">
          <draw:text-box>
            <text:list text:style-name="L4">
              <text:list-header>
                <text:p text:style-name="P31"><text:span text:style-name="T28">מח</text:span><text:span text:style-name="T28">לק</text:span><text:span text:style-name="T28">ות </text:span><text:span text:style-name="T28">גדו</text:span><text:span text:style-name="T28">לו</text:span><text:span text:style-name="T28">ת</text:span></text:p>
              </text:list-header>
            </text:list>
          </draw:text-box>
        </draw:frame>
        <draw:frame draw:style-name="gr25" draw:text-style-name="P38" draw:layer="layout" svg:width="25.4cm" svg:height="15.491cm" svg:x="0cm" svg:y="3.81cm">
          <draw:text-box>
            <text:p xml:id="id70" text:id="id70"><text:span text:style-name="T70">מה עושים כשבכל מחלקה יש כמה מקומות?</text:span></text:p>
            <text:p xml:id="id71" text:id="id71"><text:span text:style-name="T71">- </text:span><text:span text:style-name="T72">כל מחלקה "מקבלת על תנאי" את הסטודנטים הטובים ביותר שפנו אליה, עד לכמות המקומות הפנויים אצלה, ודוחה את כל השאר.</text:span></text:p>
            <text:p xml:id="id72" text:id="id72"><text:span text:style-name="T73">זה עובד כשאין תלות בין סטודנטים שונים. </text:span></text:p>
            <text:p xml:id="id73" text:id="id73"><text:span text:style-name="T74">זה לא עובד, למשל, כאשר:</text:span></text:p>
            <text:list text:style-name="L3">
              <text:list-item>
                <text:p xml:id="id74" text:id="id74"><text:span text:style-name="T74">זוגות סטודנטים נשואים רוצים להתקבל לאותה מחלקה. </text:span></text:p>
              </text:list-item>
              <text:list-item>
                <text:p xml:id="id75" text:id="id75"><text:span text:style-name="T74">מחלקות רוצות לקבל מספר מסויים של סטודנטים מקבוצות-מיעוט מסויימות (גיוון / אפליה מתקנת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2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3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4cm" svg:height="2.54cm" svg:x="-0.254cm" svg:y="0.635cm" presentation:class="title" presentation:user-transformed="true">
          <draw:text-box>
            <text:list text:style-name="L7">
              <text:list-header>
                <text:p text:style-name="P31"><text:span text:style-name="T28">הא</text:span><text:span text:style-name="T28">ם </text:span><text:span text:style-name="T28">“ק</text:span><text:span text:style-name="T28">בל</text:span><text:span text:style-name="T28">ה </text:span><text:span text:style-name="T28">על </text:span><text:span text:style-name="T28">תנ</text:span><text:span text:style-name="T28">אי</text:span><text:span text:style-name="T28">” </text:span><text:span text:style-name="T28">א</text:span><text:span text:style-name="T28">מי</text:span><text:span text:style-name="T28">תי</text:span><text:span text:style-name="T28">?</text:span></text:p>
              </text:list-header>
            </text:list>
          </draw:text-box>
        </draw:frame>
        <draw:frame presentation:style-name="pr7" draw:text-style-name="P39" draw:layer="layout" svg:width="10.668cm" svg:height="14.097cm" svg:x="14.478cm" svg:y="4.445cm" presentation:class="outline" presentation:user-transformed="true">
          <draw:text-box>
            <text:p xml:id="id76" text:id="id76"><text:span text:style-name="T75">משפט</text:span><text:span text:style-name="T36">: אלגוריתם "קבלה על תנאי" שבו הסטודנטים מציעים הוא </text:span><text:span text:style-name="T76">לא אמיתי עבור המחלקות.</text:span></text:p>
            <text:p xml:id="id77" text:id="id77"><text:span text:style-name="T36">ההוכחה בדוגמה:</text:span></text:p>
            <text:list text:style-name="L3">
              <text:list-item>
                <text:p xml:id="id78" text:id="id78"><text:span text:style-name="T36">אם הסטודנטים מציעים – השידוך הוא: </text:span><text:span text:style-name="T36"><text:line-break/></text:span><text:span text:style-name="T36">ר-ב, ש-א, ת-ג</text:span></text:p>
              </text:list-item>
              <text:list-item>
                <text:p xml:id="id79" text:id="id79"><text:span text:style-name="T77">מה יכולה בתיה לעשות כדי לזכות בשלמה?</text:span></text:p>
              </text:list-item>
              <text:list-item>
                <text:p xml:id="id80" text:id="id80"><text:span text:style-name="T78">תשובה: להגיד שהסדר שלה הוא: ש&gt;ת&gt;ר.</text:span></text:p>
              </text:list-item>
              <text:list-item>
                <text:p xml:id="id81" text:id="id81"><text:span text:style-name="T79">מסקנה: האלגוריתם לא אמיתי עבור המחלקות.</text:span></text:p>
              </text:list-item>
            </text:list>
          </draw:text-box>
        </draw:frame>
        <draw:frame draw:style-name="standard" draw:layer="layout" svg:width="11.009cm" svg:height="5.831cm" svg:x="3.164cm" svg:y="12.068cm">
          <table:table>
            <table:table-column table:style-name="co3"/>
            <table:table-column table:style-name="co1"/>
            <table:table-column table:style-name="co3"/>
            <table:table-column table:style-name="co9"/>
            <table:table-row table:style-name="ro6">
              <table:table-cell table:style-name="ce40">
                <text:list text:style-name="L6">
                  <text:list-header>
                    <text:p text:style-name="P13"><text:span text:style-name="T41">רפי</text:span></text:p>
                  </text:list-header>
                </text:list>
              </table:table-cell>
              <table:table-cell table:style-name="ce41">
                <text:list text:continue-numbering="true" text:style-name="L6">
                  <text:list-header>
                    <text:p text:style-name="P13"><text:span text:style-name="T41">שלמה</text:span></text:p>
                  </text:list-header>
                </text:list>
              </table:table-cell>
              <table:table-cell table:style-name="ce59">
                <text:list text:continue-numbering="true" text:style-name="L6">
                  <text:list-header>
                    <text:p text:style-name="P13"><text:span text:style-name="T41">תומר</text:span></text:p>
                  </text:list-header>
                </text:list>
              </table:table-cell>
              <table:table-cell table:style-name="ce43"/>
            </table:table-row>
            <table:table-row table:style-name="ro7">
              <table:table-cell table:style-name="ce60">
                <text:list text:style-name="L2">
                  <text:list-header>
                    <text:p text:style-name="P32"><text:span text:style-name="T59">בתיה</text:span></text:p>
                  </text:list-header>
                </text:list>
              </table:table-cell>
              <table:table-cell table:style-name="ce61">
                <text:list text:continue-numbering="true" text:style-name="L2">
                  <text:list-header>
                    <text:p text:style-name="P32"><text:span text:style-name="T59">אביבה</text:span></text:p>
                  </text:list-header>
                </text:list>
              </table:table-cell>
              <table:table-cell table:style-name="ce62">
                <text:list text:continue-numbering="true" text:style-name="L2">
                  <text:list-header>
                    <text:p text:style-name="P32"><text:span text:style-name="T59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45">1</text:span></text:p>
                  </text:list-header>
                </text:list>
              </table:table-cell>
            </table:table-row>
            <table:table-row table:style-name="ro7">
              <table:table-cell table:style-name="ce78">
                <text:p text:style-name="P40"><text:span text:style-name="T80">אביבה</text:span></text:p>
              </table:table-cell>
              <table:table-cell table:style-name="ce79">
                <text:p text:style-name="P40"><text:span text:style-name="T80">בתיה</text:span></text:p>
              </table:table-cell>
              <table:table-cell table:style-name="ce80">
                <text:p text:style-name="P40"><text:span text:style-name="T80">אביבה</text:span></text:p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45">2</text:span></text:p>
                  </text:list-header>
                </text:list>
              </table:table-cell>
            </table:table-row>
            <table:table-row table:style-name="ro8">
              <table:table-cell table:style-name="ce81">
                <text:list text:continue-numbering="true" text:style-name="L2">
                  <text:list-header>
                    <text:p text:style-name="P40"><text:span text:style-name="T59">גילה</text:span></text:p>
                  </text:list-header>
                </text:list>
              </table:table-cell>
              <table:table-cell table:style-name="ce82">
                <text:list text:continue-numbering="true" text:style-name="L2">
                  <text:list-header>
                    <text:p text:style-name="P40"><text:span text:style-name="T59">גילה</text:span></text:p>
                  </text:list-header>
                </text:list>
              </table:table-cell>
              <table:table-cell table:style-name="ce83">
                <text:list text:continue-numbering="true" text:style-name="L2">
                  <text:list-header>
                    <text:p text:style-name="P40"><text:span text:style-name="T59">גיל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45">3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1.221cm" svg:height="6.059cm" svg:x="2.849cm" svg:y="5.045cm">
          <table:table>
            <table:table-column table:style-name="co6"/>
            <table:table-column table:style-name="co6"/>
            <table:table-column table:style-name="co10"/>
            <table:table-column table:style-name="co8"/>
            <table:table-row table:style-name="ro4">
              <table:table-cell table:style-name="ce69">
                <text:list text:style-name="L2">
                  <text:list-header>
                    <text:p text:style-name="P33"><text:span text:style-name="T42">גילה</text:span></text:p>
                  </text:list-header>
                </text:list>
              </table:table-cell>
              <table:table-cell table:style-name="ce70">
                <text:list text:continue-numbering="true" text:style-name="L2">
                  <text:list-header>
                    <text:p text:style-name="P34"><text:span text:style-name="T42">בתיה</text:span></text:p>
                  </text:list-header>
                </text:list>
              </table:table-cell>
              <table:table-cell table:style-name="ce71">
                <text:list text:continue-numbering="true" text:style-name="L2">
                  <text:list-header>
                    <text:p text:style-name="P34"><text:span text:style-name="T42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45">1</text:span></text:p>
                  </text:list-header>
                </text:list>
              </table:table-cell>
            </table:table-row>
            <table:table-row table:style-name="ro3">
              <table:table-cell table:style-name="ce72" table:number-rows-spanned="2">
                <text:list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73" table:number-rows-spanned="2">
                <text:list text:continue-numbering="true"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45">2</text:span></text:p>
                  </text:list-header>
                </text:list>
              </table:table-cell>
            </table:table-row>
            <table:table-row table:style-name="ro5" table:default-cell-style-name="ce74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45">3</text:span></text:p>
                  </text:list-header>
                </text:list>
              </table:table-cell>
            </table:table-row>
            <table:table-row table:style-name="ro4">
              <table:table-cell table:style-name="ce75">
                <text:list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table-cell table:style-name="ce76">
                <text:list text:continue-numbering="true"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table-cell table:style-name="ce77">
                <text:list text:continue-numbering="true"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covered-table-cell table:style-name="ce74"/>
            </table:table-row>
          </table:table>
          <draw:image xlink:href="Pictures/TablePreview14.svm" xlink:type="simple" xlink:show="embed" xlink:actuate="onLoad"/>
        </draw:frame>
        <draw:frame draw:style-name="gr21" draw:text-style-name="P41" draw:layer="layout" svg:width="9.909cm" svg:height="1.014cm" svg:x="8.636cm" svg:y="18.034cm">
          <draw:text-box>
            <text:p><text:span text:style-name="T81">http://se</text:span><text:span text:style-name="T81">phlietz.c</text:span><text:span text:style-name="T81">om/gale-</text:span><text:span text:style-name="T81">shapley</text:span><text:span text:style-name="T81">/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3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4" draw:style-name="dp4" draw:master-page-name="Default" presentation:presentation-page-layout-name="AL2T1">
        <office:forms form:automatic-focus="false" form:apply-design-mode="false"/>
        <draw:frame draw:style-name="gr22" draw:text-style-name="P36" draw:layer="layout" svg:width="9.398cm" svg:height="19.207cm" svg:x="16.002cm" svg:y="0.254cm">
          <draw:text-box>
            <text:p><text:span text:style-name="T60">משפ</text:span><text:span text:style-name="T60">ט</text:span><text:span text:style-name="T61">: </text:span></text:p>
            <text:p><text:span text:style-name="T61"/></text:p>
            <text:p><text:span text:style-name="T61">"קבל</text:span><text:span text:style-name="T61">ה על </text:span><text:span text:style-name="T61">תנאי" </text:span><text:span text:style-name="T61">כשה</text:span><text:span text:style-name="T61">סטוד</text:span><text:span text:style-name="T61">נטים </text:span><text:span text:style-name="T61">מציעי</text:span><text:span text:style-name="T61">ם, </text:span><text:span text:style-name="T61">הוא </text:span><text:span text:style-name="T61">אמית</text:span><text:span text:style-name="T61">י </text:span><text:span text:style-name="T61">עבור </text:span><text:span text:style-name="T61">הסטו</text:span><text:span text:style-name="T61">דנטי</text:span><text:span text:style-name="T61">ם.</text:span></text:p>
            <text:p><text:span text:style-name="T63">הוכח</text:span><text:span text:style-name="T63">ה</text:span><text:span text:style-name="T64">: </text:span><text:span text:style-name="T64">נסמן: </text:span><text:span text:style-name="T65">א = </text:span><text:span text:style-name="T65">תוצא</text:span><text:span text:style-name="T65">ה </text:span><text:span text:style-name="T65">כשכו</text:span><text:span text:style-name="T65">לם </text:span><text:span text:style-name="T65">אמית</text:span><text:span text:style-name="T65">יים</text:span><text:span text:style-name="T61">, <text:s/></text:span><text:span text:style-name="T66">ב = </text:span><text:span text:style-name="T66">תוצא</text:span><text:span text:style-name="T66">ה </text:span><text:span text:style-name="T66">כשכו</text:span><text:span text:style-name="T66">לם </text:span><text:span text:style-name="T66">אמית</text:span><text:span text:style-name="T66">יים </text:span><text:span text:style-name="T66">חוץ </text:span><text:span text:style-name="T66">מ-</text:span><text:span text:style-name="T66">0</text:span><text:span text:style-name="T61">. </text:span><text:span text:style-name="T64">נניח </text:span><text:span text:style-name="T64">בשלי</text:span><text:span text:style-name="T64">לה </text:span><text:span text:style-name="T64">ש-</text:span><text:span text:style-name="T64">0</text:span><text:span text:style-name="T64"> </text:span><text:span text:style-name="T64">מרוי</text:span><text:span text:style-name="T64">ח </text:span><text:span text:style-name="T64">מהשי</text:span><text:span text:style-name="T64">נוי</text:span><text:span text:style-name="T61">. </text:span><text:span text:style-name="T61">נגיע </text:span><text:span text:style-name="T61">למעג</text:span><text:span text:style-name="T61">ל --&gt;</text:span></text:p>
          </draw:text-box>
        </draw:frame>
        <draw:frame draw:style-name="gr23" draw:text-style-name="P37" draw:layer="layout" svg:width="16.41cm" svg:height="19.049cm" svg:x="-0.599cm" svg:y="-0.034cm">
          <draw:image xlink:href="Pictures/10000201000006BB000007D0F48AAF4EF0C2028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24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5" draw:style-name="dp4" draw:master-page-name="Default" presentation:presentation-page-layout-name="AL2T1">
        <office:forms form:automatic-focus="false" form:apply-design-mode="false"/>
        <draw:frame draw:style-name="gr23" draw:text-style-name="P37" draw:layer="layout" svg:width="16.41cm" svg:height="19.049cm" svg:x="-0.599cm" svg:y="-0.034cm">
          <draw:image xlink:href="Pictures/10000201000006BB000007D0F48AAF4EF0C20280.png" xlink:type="simple" xlink:show="embed" xlink:actuate="onLoad" loext:mime-type="image/png">
            <text:p/>
          </draw:image>
        </draw:frame>
        <draw:frame draw:style-name="gr26" draw:text-style-name="P36" draw:layer="layout" svg:width="9.398cm" svg:height="18.89cm" svg:x="16.002cm" svg:y="0.161cm">
          <draw:text-box>
            <text:p><text:span text:style-name="T62">הוכח</text:span><text:span text:style-name="T62">ה </text:span><text:span text:style-name="T62">(המ</text:span><text:span text:style-name="T62">שך)</text:span><text:span text:style-name="T61">:</text:span></text:p>
            <text:p><text:span text:style-name="T61"/></text:p>
            <text:p><text:span text:style-name="T61"/></text:p>
            <text:p><text:span text:style-name="T61">סדר </text:span><text:span text:style-name="T61">האיר</text:span><text:span text:style-name="T61">ועים </text:span><text:span text:style-name="T61">באלג</text:span><text:span text:style-name="T61">ורית</text:span><text:span text:style-name="T61">ם א </text:span><text:span text:style-name="T61">הוא </text:span><text:span text:style-name="T61">בכיוון </text:span><text:span text:style-name="T61">החיצ</text:span><text:span text:style-name="T61">ים.</text:span></text:p>
            <text:p><text:span text:style-name="T61">אבל </text:span><text:span text:style-name="T61">זה </text:span><text:span text:style-name="T61">לא </text:span><text:span text:style-name="T61">ייתכן </text:span><text:span text:style-name="T61">כי זה </text:span><text:span text:style-name="T61">מעגל</text:span><text:span text:style-name="T61">. ***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25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6" draw:style-name="dp7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46cm" svg:height="2.54cm" svg:x="0cm" svg:y="0.635cm" presentation:class="title" presentation:user-transformed="true">
          <draw:text-box>
            <text:list text:style-name="L4">
              <text:list-header>
                <text:p text:style-name="P31"><text:span text:style-name="T28">הא</text:span><text:span text:style-name="T28">ם </text:span><text:span text:style-name="T28">“ק</text:span><text:span text:style-name="T28">בל</text:span><text:span text:style-name="T28">ה </text:span><text:span text:style-name="T28">על </text:span><text:span text:style-name="T28">תנ</text:span><text:span text:style-name="T28">אי</text:span><text:span text:style-name="T28">” </text:span><text:span text:style-name="T28">א</text:span><text:span text:style-name="T28">מי</text:span><text:span text:style-name="T28">תי</text:span><text:span text:style-name="T28">?</text:span></text:p>
              </text:list-header>
            </text:list>
          </draw:text-box>
        </draw:frame>
        <draw:frame draw:style-name="gr27" draw:text-style-name="P43" draw:layer="layout" svg:width="25.4cm" svg:height="15.656cm" svg:x="0.034cm" svg:y="3.394cm">
          <draw:text-box>
            <text:p xml:id="id82" text:id="id82" text:style-name="P42"><text:span text:style-name="T82">משפט</text:span><text:span text:style-name="T83">: מנגנון "קבלה על תנאי" שבו הסטודנטים מציעים הוא </text:span><text:span text:style-name="T84">אמיתי עבור הסטודנטים.</text:span></text:p>
            <text:p xml:id="id83" text:id="id83" text:style-name="P42"><text:span text:style-name="T85">הוכחה חלקית.</text:span><text:span text:style-name="T86"> נוכיח שלא כדאי לסטודנט "להתפשר" - למחוק מהדירוג שלו מחלקה שדחתה אותו, כדי להגיע יותר מהר למחלקה אחרת שדחתה אותו. <text:s/></text:span><text:span text:style-name="T87">נבדוק שני קלטים לאלגוריתם:</text:span></text:p>
            <text:list text:style-name="L3">
              <text:list-item>
                <text:p xml:id="id84" text:id="id84" text:style-name="P42"><text:span text:style-name="T87">קלט א – כולם אמיתיים. מתקבל שידוך יציב א, עם הזוג (ס,מ).</text:span></text:p>
              </text:list-item>
              <text:list-item>
                <text:p xml:id="id85" text:id="id85" text:style-name="P42"><text:span text:style-name="T87">קלט ב – כמו א, רק ש-ס מחק מהדירוג כמה מחלקות מעל מ.</text:span></text:p>
              </text:list-item>
            </text:list>
            <text:p xml:id="id86" text:id="id86" text:style-name="P42"><text:span text:style-name="T88">שידוך ב הוא יציב גם לפי קלט א</text:span><text:span text:style-name="T89">. </text:span><text:span text:style-name="T90">הוכחה</text:span><text:span text:style-name="T89">: נב”ש זוג מערער (ע,נ):</text:span></text:p>
            <text:list text:continue-numbering="true" text:style-name="L3">
              <text:list-item>
                <text:p xml:id="id87" text:id="id87" text:style-name="P42"><text:span text:style-name="T89">אם ע &lt;&gt; ס, אז (ע,נ) מערער גם לפי קלט ב – סתירה ליציבות ב.</text:span></text:p>
              </text:list-item>
              <text:list-item>
                <text:p xml:id="id88" text:id="id88" text:style-name="P42"><text:span text:style-name="T89">אם ע=ס וגם ס מעדיף-חלש את מ על נ – כנ”ל.</text:span></text:p>
              </text:list-item>
              <text:list-item>
                <text:p xml:id="id89" text:id="id89" text:style-name="P42"><text:span text:style-name="T89">אם ע=ס וגם ס מעדיף-חזק <text:s/>את נ על מ, אז (ע,נ) מערער גם לפי קלט א – סתירה ליציבות א.</text:span></text:p>
              </text:list-item>
            </text:list>
            <text:p xml:id="id90" text:id="id90" text:style-name="P42"><text:span text:style-name="T91">אבל שידוך א הוא היציב הטוב ביותר לסטודנטים! אז ס לא הרויח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6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7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46cm" svg:height="2.54cm" svg:x="0cm" svg:y="0.635cm" presentation:class="title" presentation:user-transformed="true">
          <draw:text-box>
            <text:list text:style-name="L4">
              <text:list-header>
                <text:p text:style-name="P31"><text:span text:style-name="T28">מנ</text:span><text:span text:style-name="T28">גנו</text:span><text:span text:style-name="T28">ן </text:span><text:span text:style-name="T28">שי</text:span><text:span text:style-name="T28">דו</text:span><text:span text:style-name="T28">ך </text:span><text:span text:style-name="T28">יצי</text:span><text:span text:style-name="T28">ב </text:span><text:span text:style-name="T28">א</text:span><text:span text:style-name="T28">מי</text:span><text:span text:style-name="T28">תי</text:span><text:span text:style-name="T28">?</text:span></text:p>
              </text:list-header>
            </text:list>
          </draw:text-box>
        </draw:frame>
        <draw:frame draw:style-name="gr27" draw:text-style-name="P43" draw:layer="layout" svg:width="25.4cm" svg:height="15.656cm" svg:x="0.034cm" svg:y="3.394cm">
          <draw:text-box>
            <text:p xml:id="id91" text:id="id91" text:style-name="P42"><text:span text:style-name="T92">מנגנון קבלה על תנאי:</text:span></text:p>
            <text:list text:style-name="L3">
              <text:list-item>
                <text:p xml:id="id92" text:id="id92" text:style-name="P42"><text:span text:style-name="T93">כשהסטודנטים מציעים – אמיתי לסטודנטים אך לא למחלקות.</text:span></text:p>
              </text:list-item>
              <text:list-item>
                <text:p xml:id="id93" text:id="id93" text:style-name="P42"><text:span text:style-name="T91">כשהמחלקות מציעות – אמיתי למחלקות אך לא לסטודנטים.</text:span></text:p>
              </text:list-item>
            </text:list>
            <text:p xml:id="id94" text:id="id94" text:style-name="P42"><text:span text:style-name="T94">משפט.</text:span><text:span text:style-name="T92"> לא קיים מנגנון לשידוך יציב שהוא אמיתי לשני הצדדים!</text:span></text:p>
            <text:p xml:id="id95" text:id="id95" text:style-name="P42"><text:span text:style-name="T95">הוכחה.</text:span><text:span text:style-name="T92"> <text:s/>נניח שההעדפות הן:</text:span></text:p>
            <text:p text:style-name="P42"><text:span text:style-name="T92"/></text:p>
            <text:p text:style-name="P42"><text:span text:style-name="T92"/></text:p>
            <text:p text:style-name="P42"><text:span text:style-name="T92"/></text:p>
            <text:p text:style-name="P42"><text:span text:style-name="T92"/></text:p>
            <text:p text:style-name="P42"><text:span text:style-name="T92"/></text:p>
            <text:p xml:id="id98" text:id="id98" text:style-name="P42"><text:span text:style-name="T92">בכל שידוך יציב, גילה ותומר משודכים. לכן יש </text:span><text:span text:style-name="T92">2</text:span><text:span text:style-name="T92"> שידוכים יציבים.</text:span></text:p>
            <text:list text:continue-numbering="true" text:style-name="L3">
              <text:list-item>
                <text:p xml:id="id99" text:id="id99" text:style-name="P42"><text:span text:style-name="T92">אם המנגנון בוחר </text:span><text:span text:style-name="T93">ר-ב</text:span><text:span text:style-name="T92"> </text:span><text:span text:style-name="T96">ש-א</text:span><text:span text:style-name="T92">, אז </text:span><text:span text:style-name="T94">אביבה</text:span><text:span text:style-name="T92"> יכולה להרויח מ: </text:span><text:span text:style-name="T97">ר&gt;ת&gt;ש</text:span><text:span text:style-name="T92">.</text:span></text:p>
              </text:list-item>
              <text:list-item>
                <text:p xml:id="id100" text:id="id100" text:style-name="P42"><text:span text:style-name="T92">אם המנגנון </text:span><text:span text:style-name="T98">בוחר </text:span><text:span text:style-name="T93">ר-א</text:span><text:span text:style-name="T92"> </text:span><text:span text:style-name="T96">ש-ב</text:span><text:span text:style-name="T92">, אז </text:span><text:span text:style-name="T94">רפי</text:span><text:span text:style-name="T92"> יכול להרויח מ: </text:span><text:span text:style-name="T97">ב&gt;ג&gt;א</text:span><text:span text:style-name="T92">.</text:span></text:p>
              </text:list-item>
            </text:list>
          </draw:text-box>
        </draw:frame>
        <draw:frame draw:style-name="standard" xml:id="id96" draw:id="id96" draw:layer="layout" svg:width="10.169cm" svg:height="5.363cm" svg:x="14.214cm" svg:y="9.589cm">
          <table:table>
            <table:table-column table:style-name="co11"/>
            <table:table-column table:style-name="co12"/>
            <table:table-column table:style-name="co11"/>
            <table:table-column table:style-name="co13"/>
            <table:table-row table:style-name="ro9">
              <table:table-cell table:style-name="ce84">
                <text:list text:style-name="L6">
                  <text:list-header>
                    <text:p text:style-name="P44"><text:span text:style-name="T99">רפי</text:span></text:p>
                  </text:list-header>
                </text:list>
              </table:table-cell>
              <table:table-cell table:style-name="ce85">
                <text:list text:continue-numbering="true" text:style-name="L6">
                  <text:list-header>
                    <text:p text:style-name="P44"><text:span text:style-name="T99">שלמה</text:span></text:p>
                  </text:list-header>
                </text:list>
              </table:table-cell>
              <table:table-cell table:style-name="ce86">
                <text:list text:continue-numbering="true" text:style-name="L6">
                  <text:list-header>
                    <text:p text:style-name="P44"><text:span text:style-name="T99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87">
                <text:list text:style-name="L2">
                  <text:list-header>
                    <text:p text:style-name="P40"><text:span text:style-name="T59">בתיה</text:span></text:p>
                  </text:list-header>
                </text:list>
              </table:table-cell>
              <table:table-cell table:style-name="ce88">
                <text:list text:continue-numbering="true" text:style-name="L2">
                  <text:list-header>
                    <text:p text:style-name="P40"><text:span text:style-name="T59">אביבה</text:span></text:p>
                  </text:list-header>
                </text:list>
              </table:table-cell>
              <table:table-cell table:style-name="ce89">
                <text:list text:continue-numbering="true" text:style-name="L2">
                  <text:list-header>
                    <text:p text:style-name="P40"><text:span text:style-name="T59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45">1</text:span></text:p>
                  </text:list-header>
                </text:list>
              </table:table-cell>
            </table:table-row>
            <table:table-row table:style-name="ro3">
              <table:table-cell table:style-name="ce78">
                <text:p text:style-name="P40"><text:span text:style-name="T80">אביבה</text:span></text:p>
              </table:table-cell>
              <table:table-cell table:style-name="ce79">
                <text:p text:style-name="P40"><text:span text:style-name="T80">בתיה</text:span></text:p>
              </table:table-cell>
              <table:table-cell table:style-name="ce80">
                <text:p text:style-name="P40"><text:span text:style-name="T80">אביבה</text:span></text:p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45">2</text:span></text:p>
                  </text:list-header>
                </text:list>
              </table:table-cell>
            </table:table-row>
            <table:table-row table:style-name="ro3">
              <table:table-cell table:style-name="ce81">
                <text:list text:continue-numbering="true" text:style-name="L2">
                  <text:list-header>
                    <text:p text:style-name="P40"><text:span text:style-name="T59">גילה</text:span></text:p>
                  </text:list-header>
                </text:list>
              </table:table-cell>
              <table:table-cell table:style-name="ce82">
                <text:list text:continue-numbering="true" text:style-name="L2">
                  <text:list-header>
                    <text:p text:style-name="P40"><text:span text:style-name="T59">גילה</text:span></text:p>
                  </text:list-header>
                </text:list>
              </table:table-cell>
              <table:table-cell table:style-name="ce83">
                <text:list text:continue-numbering="true" text:style-name="L2">
                  <text:list-header>
                    <text:p text:style-name="P40"><text:span text:style-name="T59">גיל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45">3</text:span></text:p>
                  </text:list-header>
                </text:list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xml:id="id97" draw:id="id97" draw:layer="layout" svg:width="10.01cm" svg:height="5.382cm" svg:x="1.927cm" svg:y="9.511cm">
          <table:table>
            <table:table-column table:style-name="co14"/>
            <table:table-column table:style-name="co14"/>
            <table:table-column table:style-name="co15"/>
            <table:table-column table:style-name="co16"/>
            <table:table-row table:style-name="ro10">
              <table:table-cell table:style-name="ce90">
                <text:list text:style-name="L2">
                  <text:list-header>
                    <text:p text:style-name="P40"><text:span text:style-name="T59">גילה</text:span></text:p>
                  </text:list-header>
                </text:list>
              </table:table-cell>
              <table:table-cell table:style-name="ce91">
                <text:list text:continue-numbering="true" text:style-name="L2">
                  <text:list-header>
                    <text:p text:style-name="P45"><text:span text:style-name="T59">בתיה</text:span></text:p>
                  </text:list-header>
                </text:list>
              </table:table-cell>
              <table:table-cell table:style-name="ce92">
                <text:list text:continue-numbering="true" text:style-name="L2">
                  <text:list-header>
                    <text:p text:style-name="P45"><text:span text:style-name="T59">אביבה</text:span></text:p>
                  </text:list-header>
                </text:list>
              </table:table-cell>
              <table:table-cell table:style-name="ce8"/>
            </table:table-row>
            <table:table-row table:style-name="ro11">
              <table:table-cell table:style-name="ce93">
                <text:list text:style-name="L6">
                  <text:list-header>
                    <text:p text:style-name="P45"><text:span text:style-name="T99">שלמה</text:span></text:p>
                  </text:list-header>
                </text:list>
              </table:table-cell>
              <table:table-cell table:style-name="ce94">
                <text:list text:continue-numbering="true" text:style-name="L6">
                  <text:list-header>
                    <text:p text:style-name="P45"><text:span text:style-name="T99">שלמה</text:span></text:p>
                  </text:list-header>
                </text:list>
              </table:table-cell>
              <table:table-cell table:style-name="ce95">
                <text:list text:continue-numbering="true" text:style-name="L6">
                  <text:list-header>
                    <text:p text:style-name="P45"><text:span text:style-name="T99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45">1</text:span></text:p>
                  </text:list-header>
                </text:list>
              </table:table-cell>
            </table:table-row>
            <table:table-row table:style-name="ro12">
              <table:table-cell table:style-name="ce96" table:number-rows-spanned="2">
                <text:list text:style-name="L6">
                  <text:list-header>
                    <text:p text:style-name="P45"><text:span text:style-name="T99">רפי</text:span></text:p>
                  </text:list-header>
                </text:list>
              </table:table-cell>
              <table:table-cell table:style-name="ce97" table:number-rows-spanned="2">
                <text:list text:continue-numbering="true" text:style-name="L6">
                  <text:list-header>
                    <text:p text:style-name="P45"><text:span text:style-name="T99">רפי</text:span></text:p>
                  </text:list-header>
                </text:list>
              </table:table-cell>
              <table:table-cell table:style-name="ce98" table:number-rows-spanned="2">
                <text:list text:continue-numbering="true" text:style-name="L6">
                  <text:list-header>
                    <text:p text:style-name="P45"><text:span text:style-name="T99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45">2</text:span></text:p>
                  </text:list-header>
                </text:list>
              </table:table-cell>
            </table:table-row>
            <table:table-row table:style-name="ro13" table:default-cell-style-name="ce99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45">3</text:span></text:p>
                  </text:list-header>
                </text:list>
              </table:table-cell>
            </table:table-row>
            <table:table-row table:style-name="ro14">
              <table:table-cell table:style-name="ce100">
                <text:list text:style-name="L6">
                  <text:list-header>
                    <text:p text:style-name="P45"><text:span text:style-name="T99">תומר</text:span></text:p>
                  </text:list-header>
                </text:list>
              </table:table-cell>
              <table:table-cell table:style-name="ce101">
                <text:list text:continue-numbering="true" text:style-name="L6">
                  <text:list-header>
                    <text:p text:style-name="P45"><text:span text:style-name="T99">תומר</text:span></text:p>
                  </text:list-header>
                </text:list>
              </table:table-cell>
              <table:table-cell table:style-name="ce102">
                <text:list text:continue-numbering="true" text:style-name="L6">
                  <text:list-header>
                    <text:p text:style-name="P45"><text:span text:style-name="T99">תומר</text:span></text:p>
                  </text:list-header>
                </text:list>
              </table:table-cell>
              <table:covered-table-cell table:style-name="ce74"/>
            </table:table-row>
          </table:table>
          <draw:image xlink:href="Pictures/TablePreview16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7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8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46cm" svg:height="2.54cm" svg:x="0cm" svg:y="0.635cm" presentation:class="title" presentation:user-transformed="true">
          <draw:text-box>
            <text:list text:style-name="L4">
              <text:list-header>
                <text:p text:style-name="P31"><text:span text:style-name="T28">שי</text:span><text:span text:style-name="T28">דו</text:span><text:span text:style-name="T28">כי</text:span><text:span text:style-name="T28">ם </text:span><text:span text:style-name="T28">יצי</text:span><text:span text:style-name="T28">בי</text:span><text:span text:style-name="T28">ם </text:span><text:span text:style-name="T28">בי</text:span><text:span text:style-name="T28">שר</text:span><text:span text:style-name="T28">אל</text:span></text:p>
              </text:list-header>
            </text:list>
          </draw:text-box>
        </draw:frame>
        <draw:frame draw:style-name="gr27" draw:text-style-name="P43" draw:layer="layout" svg:width="25.4cm" svg:height="15.656cm" svg:x="0.034cm" svg:y="3.394cm">
          <draw:text-box>
            <text:p xml:id="id101" text:id="id101" text:style-name="P42"><text:span text:style-name="T91">http://www.psychologymatch.org/students/FAQ.asp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8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Nachlieli CLM3" svg:font-family="'Nachlieli CLM'"/>
    <style:font-face style:name="OpenSymbol2" svg:font-family="OpenSymbol, 'Arial Unicode MS'"/>
    <style:font-face style:name="Monospace2" svg:font-family="Monospace" style:font-pitch="fixed"/>
    <style:font-face style:name="Arial2" svg:font-family="Arial" style:font-pitch="variable"/>
    <style:font-face style:name="David1" svg:font-family="David" style:font-pitch="variable"/>
    <style:font-face style:name="David CLM" svg:font-family="'David CLM'" style:font-pitch="variable"/>
    <style:font-face style:name="DejaVu Sans1" svg:font-family="'DejaVu Sans'" style:font-pitch="variable"/>
    <style:font-face style:name="Guttman Yad-Brush" svg:font-family="'Guttman Yad-Brush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cript" style:font-pitch="variable"/>
    <style:font-face style:name="Brush Script MT" svg:font-family="'Brush Script MT'" style:font-family-generic="script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" svg:font-family="David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Liberation Sans3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000000" draw:end-color="#ffbf00" draw:start-intensity="100%" draw:end-intensity="100%" draw:angle="2700" draw:border="0%"/>
    <draw:gradient draw:name="Gradient_20_3" draw:display-name="Gradient 3" draw:style="axial" draw:start-color="#ffe5b7" draw:end-color="#ff9900" draw:start-intensity="100%" draw:end-intensity="100%" draw:angle="0" draw:border="0%"/>
    <draw:gradient draw:name="Gradient_20_4" draw:display-name="Gradient 4" draw:style="axial" draw:start-color="#ff99ff" draw:end-color="#d60093" draw:start-intensity="100%" draw:end-intensity="100%" draw:angle="0" draw:border="0%"/>
    <draw:gradient draw:name="Gradient_20_5" draw:display-name="Gradient 5" draw:style="axial" draw:start-color="#cc99ff" draw:end-color="#800080" draw:start-intensity="100%" draw:end-intensity="100%" draw:angle="0" draw:border="0%"/>
    <draw:gradient draw:name="Gradient_20_6" draw:display-name="Gradient 6" draw:style="axial" draw:start-color="#ffe2af" draw:end-color="#ff9933" draw:start-intensity="100%" draw:end-intensity="100%" draw:angle="0" draw:border="0%"/>
    <draw:gradient draw:name="Gradient_20_7" draw:display-name="Gradient 7" draw:style="axial" draw:start-color="#ffe2af" draw:end-color="#ff9900" draw:start-intensity="100%" draw:end-intensity="100%" draw:angle="0" draw:border="0%"/>
    <draw:gradient draw:name="Gradient_20_8" draw:display-name="Gradient 8" draw:style="linear" draw:start-color="#650092" draw:end-color="#ff9933" draw:start-intensity="100%" draw:end-intensity="100%" draw:angle="3599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opacity draw:name="Transparency_20_1" draw:display-name="Transparency 1" draw:style="linear" draw:start="0%" draw:end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Nachlieli CLM1" style:font-family-complex="'Nachlieli CLM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end" fo:text-indent="-0.952cm" style:punctuation-wrap="hanging" style:line-break="strict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end" fo:text-indent="-0.793cm" style:punctuation-wrap="hanging" style:line-break="strict" style:writing-mode="rl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1d0066" style:text-outline="false" style:text-line-through-style="none" style:text-line-through-type="none" style:text-position="0% 100%" style:font-name="Arial1" fo:font-family="Arial" style:font-family-generic="swiss" style:font-pitch="variable" fo:font-size="60pt" fo:font-style="normal" fo:text-shadow="1pt 1pt" style:text-underline-style="none" fo:font-weight="normal" fo:background-color="transparent" style:font-name-asian="David1" style:font-family-asian="David" style:font-pitch-asian="variable" style:font-size-asian="60pt" style:font-style-asian="normal" style:font-weight-asian="normal" style:font-name-complex="David1" style:font-family-complex="David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Nachlieli CLM1" style:font-family-complex="'Nachlieli CLM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center" fo:text-indent="-0.793cm" style:punctuation-wrap="hanging" style:line-break="strict" style:writing-mode="rl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605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1d0066" style:text-outline="false" style:text-line-through-style="none" style:text-line-through-type="none" style:text-position="0% 100%" style:font-name="Arial1" fo:font-family="Arial" style:font-family-generic="swiss" style:font-pitch="variable" fo:font-size="60pt" fo:font-style="normal" fo:text-shadow="1pt 1pt" style:text-underline-style="none" fo:font-weight="normal" style:letter-kerning="true" fo:background-color="transparent" style:font-name-asian="David1" style:font-family-asian="David" style:font-pitch-asian="variable" style:font-size-asian="60pt" style:font-style-asian="normal" style:font-weight-asian="normal" style:font-name-complex="David1" style:font-family-complex="David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0000" draw:fill-gradient-name="Gradient_20_2" draw:opacity-name="Transparency_20_1" draw:textarea-horizontal-align="left" draw:textarea-vertical-align="middle" draw:auto-grow-height="false" fo:min-height="0.163cm" fo:min-width="18.973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gradient" draw:fill-color="#000000" draw:fill-gradient-name="Gradient_20_2" draw:opacity-name="Transparency_20_1" draw:textarea-horizontal-align="left" draw:textarea-vertical-align="middle" draw:auto-grow-height="false" fo:min-height="0.164cm" fo:min-width="18.973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19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9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9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9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color="#000000" draw:fill-gradient-name="Gradient_20_2" draw:opacity-name="Transparency_20_1"/>
      <style:paragraph-properties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start" fo:text-indent="0cm" style:writing-mode="lr-tb"/>
    </style:style>
    <style:style style:name="MP12" style:family="paragraph">
      <loext:graphic-properties draw:fill="none" draw:fill-color="#ffffff"/>
      <style:paragraph-properties fo:margin-left="0cm" fo:margin-right="0cm" fo:text-align="start" fo:text-indent="0cm" style:writing-mode="lr-tb" style:font-independent-line-spacing="true"/>
    </style:style>
    <style:style style:name="MP13" style:family="paragraph">
      <style:paragraph-properties fo:margin-left="0.599cm" fo:margin-right="0cm" fo:line-height="100%" fo:text-align="start" fo:text-indent="-0.599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line-height="100%" fo:text-align="start" fo:text-indent="-0.599cm" style:line-break="strict" style:writing-mode="lr-tb" style:font-independent-line-spacing="true"/>
    </style:style>
    <style:style style:name="MP15" style:family="paragraph">
      <style:paragraph-properties fo:margin-left="0.599cm" fo:margin-right="0cm" fo:line-height="100%" fo:text-align="center" fo:text-indent="-0.599cm" style:line-break="strict" style:writing-mode="lr-tb"/>
    </style:style>
    <style:style style:name="MP16" style:family="paragraph">
      <loext:graphic-properties draw:fill="none" draw:fill-color="#ffffff"/>
      <style:paragraph-properties fo:margin-left="0.599cm" fo:margin-right="0cm" fo:line-height="100%" fo:text-align="center" fo:text-indent="-0.599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language="he" fo:country="IL" style:language-asian="he" style:country-asian="IL" style:language-complex="he" style:country-complex="IL"/>
    </style:style>
    <style:style style:name="MT4" style:family="text">
      <style:text-properties fo:font-size="12pt" fo:language="he" fo:country="IL" style:font-size-asian="12pt" style:language-asian="he" style:country-asian="IL" style:font-size-complex="12pt" style:language-complex="he" style:country-complex="IL"/>
    </style:style>
    <style:style style:name="MT5" style:family="text">
      <style:text-properties style:font-name="Times New Roman" fo:font-size="14pt" fo:language="en" fo:country="US" style:font-name-asian="DejaVu Sans1" style:font-size-asian="14pt" style:language-asian="en" style:country-asian="US" style:font-name-complex="DejaVu Sans1" style:font-size-complex="14pt" style:language-complex="en" style:country-complex="US"/>
    </style:style>
    <style:style style:name="MT6" style:family="text">
      <style:text-properties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009cm" svg:height="2.536cm" svg:x="1.269cm" svg:y="0.635cm" presentation:class="title" presentation:placeholder="true">
        <draw:text-box/>
      </draw:frame>
      <draw:frame presentation:style-name="Default-outline1" draw:layer="backgroundobjects" svg:width="22.856cm" svg:height="12.568cm" svg:x="1.27cm" svg:y="4.445cm" presentation:class="outline" presentation:placeholder="true">
        <draw:text-box/>
      </draw:frame>
      <draw:frame presentation:style-name="Mpr1" draw:text-style-name="MP5" draw:layer="backgroundobjects" svg:width="5.923cm" svg:height="1.318cm" svg:x="18.202cm" svg:y="17.34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8.039cm" svg:height="1.318cm" svg:x="8.677cm" svg:y="17.348cm" presentation:class="footer">
        <draw:text-box>
          <text:list text:style-name="ML1">
            <text:list-header>
              <text:p><text:span text:style-name="MT3"><presentation:footer/></text:span></text:p>
            </text:list-header>
          </text:list>
        </draw:text-box>
      </draw:frame>
      <draw:frame presentation:style-name="Mpr1" draw:text-style-name="MP5" draw:layer="backgroundobjects" svg:width="5.922cm" svg:height="1.318cm" svg:x="1.27cm" svg:y="17.348cm" presentation:class="page-number">
        <draw:text-box>
          <text:list text:style-name="ML1">
            <text:list-header>
              <text:p><text:span text:style-name="MT2"><text:page-number>1</text:page-number></text:span></text:p>
            </text:list-header>
          </text:list>
        </draw:text-box>
      </draw:frame>
      <draw:custom-shape draw:style-name="Mgr3" draw:text-style-name="MP6" draw:layer="backgroundobjects" svg:width="19.473cm" svg:height="0.423cm" svg:x="5.08cm" svg:y="3.175cm">
        <text:p/>
        <draw:enhanced-geometry svg:viewBox="0 0 21600 21600" draw:type="rectangle" draw:enhanced-path="M 0 0 L 21600 0 21600 21600 0 21600 0 0 Z N"/>
      </draw:custom-shape>
      <draw:custom-shape draw:style-name="Mgr3" draw:text-style-name="MP6" draw:layer="backgroundobjects" svg:width="19.473cm" svg:height="0.423cm" svg:x="5.08cm" svg:y="3.175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6" draw:text-style-name="MP10" draw:layer="backgroundobjects" svg:width="8.251cm" svg:height="1.266cm" svg:x="10.794cm" svg:y="0cm" presentation:class="header">
          <draw:text-box>
            <text:list text:style-name="ML1">
              <text:list-header>
                <text:p text:style-name="MP9"><text:span text:style-name="MT4"><presentation:header/></text:span></text:p>
              </text:list-header>
            </text:list>
          </draw:text-box>
        </draw:frame>
        <draw:frame draw:style-name="Mgr7" draw:text-style-name="MP12" draw:layer="backgroundobjects" svg:width="8.251cm" svg:height="1.266cm" svg:x="0.003cm" svg:y="0cm" presentation:class="date-time">
          <draw:text-box>
            <text:list text:style-name="ML1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1cm" svg:x="3.175cm" svg:y="1.904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  <draw:frame draw:style-name="Mgr8" draw:text-style-name="MP10" draw:layer="backgroundobjects" svg:width="8.251cm" svg:height="1.265cm" svg:x="10.794cm" svg:y="24.125cm" presentation:class="footer">
          <draw:text-box>
            <text:list text:style-name="ML1">
              <text:list-header>
                <text:p text:style-name="MP9"><text:span text:style-name="MT4"><presentation:footer/></text:span></text:p>
              </text:list-header>
            </text:list>
          </draw:text-box>
        </draw:frame>
        <draw:frame draw:style-name="Mgr9" draw:text-style-name="MP12" draw:layer="backgroundobjects" svg:width="8.251cm" svg:height="1.265cm" svg:x="0.003cm" svg:y="24.125cm" presentation:class="page-number">
          <draw:text-box>
            <text:list text:style-name="ML1">
              <text:list-header>
                <text:p text:style-name="MP11"><text:span text:style-name="MT4"><text:page-number>1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86cm" svg:height="4.079cm" svg:x="1.905cm" svg:y="5.917cm" presentation:class="title" presentation:placeholder="true">
        <draw:text-box/>
      </draw:frame>
      <draw:frame presentation:style-name="Title1-subtitle" draw:layer="backgroundobjects" svg:width="17.776cm" svg:height="4.864cm" svg:x="3.81cm" svg:y="10.795cm" presentation:class="subtitle" presentation:placeholder="true">
        <draw:text-box/>
      </draw:frame>
      <draw:frame presentation:style-name="Mpr2" draw:text-style-name="MP14" draw:layer="backgroundobjects" svg:width="5.923cm" svg:height="1.318cm" svg:x="18.202cm" svg:y="17.348cm" presentation:class="date-time">
        <draw:text-box>
          <text:list text:style-name="ML2">
            <text:list-header>
              <text:p text:style-name="MP13"><text:span text:style-name="MT5"><presentation:date-time/></text:span></text:p>
            </text:list-header>
          </text:list>
        </draw:text-box>
      </draw:frame>
      <draw:frame presentation:style-name="Mpr3" draw:text-style-name="MP16" draw:layer="backgroundobjects" svg:width="8.039cm" svg:height="1.318cm" svg:x="8.677cm" svg:y="17.348cm" presentation:class="footer">
        <draw:text-box>
          <text:list text:style-name="ML2">
            <text:list-header>
              <text:p text:style-name="MP15"><text:span text:style-name="MT6"><presentation:footer/></text:span></text:p>
            </text:list-header>
          </text:list>
        </draw:text-box>
      </draw:frame>
      <draw:frame presentation:style-name="Mpr4" draw:text-style-name="MP14" draw:layer="backgroundobjects" svg:width="5.922cm" svg:height="1.318cm" svg:x="1.27cm" svg:y="17.348cm" presentation:class="page-number">
        <draw:text-box>
          <text:list text:style-name="ML2">
            <text:list-header>
              <text:p text:style-name="MP13"><text:span text:style-name="MT5"><text:page-number>1</text:page-number></text:span></text:p>
            </text:list-header>
          </text:list>
        </draw:text-box>
      </draw:frame>
      <draw:custom-shape draw:style-name="Mgr10" draw:text-style-name="MP6" draw:layer="backgroundobjects" svg:width="19.473cm" svg:height="0.424cm" svg:x="2.54cm" svg:y="9.948cm">
        <text:p/>
        <draw:enhanced-geometry svg:viewBox="0 0 21600 21600" draw:type="rectangle" draw:enhanced-path="M 0 0 L 21600 0 21600 21600 0 21600 0 0 Z N"/>
      </draw:custom-shape>
      <draw:custom-shape draw:style-name="Mgr10" draw:text-style-name="MP6" draw:layer="backgroundobjects" svg:width="19.473cm" svg:height="0.424cm" svg:x="2.54cm" svg:y="9.948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0" draw:layer="backgroundobjects" svg:width="8.251cm" svg:height="1.266cm" svg:x="10.794cm" svg:y="0cm" presentation:class="header">
          <draw:text-box>
            <text:list text:style-name="ML1">
              <text:list-header>
                <text:p text:style-name="MP9"><text:span text:style-name="MT4"><presentation:header/></text:span></text:p>
              </text:list-header>
            </text:list>
          </draw:text-box>
        </draw:frame>
        <draw:frame presentation:style-name="Mpr6" draw:text-style-name="MP12" draw:layer="backgroundobjects" svg:width="8.251cm" svg:height="1.266cm" svg:x="0.003cm" svg:y="0cm" presentation:class="date-time">
          <draw:text-box>
            <text:list text:style-name="ML1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1cm" svg:x="3.175cm" svg:y="1.904cm" presentation:class="page"/>
        <draw:frame presentation:style-name="Title1-notes" draw:layer="backgroundobjects" svg:width="15.236cm" svg:height="11.426cm" svg:x="1.905cm" svg:y="12.065cm" presentation:class="notes" presentation:placeholder="true">
          <draw:text-box/>
        </draw:frame>
        <draw:frame presentation:style-name="Mpr7" draw:text-style-name="MP10" draw:layer="backgroundobjects" svg:width="8.251cm" svg:height="1.265cm" svg:x="10.794cm" svg:y="24.125cm" presentation:class="footer">
          <draw:text-box>
            <text:list text:style-name="ML1">
              <text:list-header>
                <text:p text:style-name="MP9"><text:span text:style-name="MT4"><presentation:footer/></text:span></text:p>
              </text:list-header>
            </text:list>
          </draw:text-box>
        </draw:frame>
        <draw:frame presentation:style-name="Mpr8" draw:text-style-name="MP12" draw:layer="backgroundobjects" svg:width="8.251cm" svg:height="1.265cm" svg:x="0.003cm" svg:y="24.125cm" presentation:class="page-number">
          <draw:text-box>
            <text:list text:style-name="ML1">
              <text:list-header>
                <text:p text:style-name="MP11"><text:span text:style-name="MT4"><text:page-number>1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Sergiu Hart</meta:initial-creator>
    <meta:creation-date>2007-07-01T19:48:07.328000000</meta:creation-date>
    <dc:date>2019-12-29T14:05:47.952786272</dc:date>
    <meta:editing-cycles>441</meta:editing-cycles>
    <meta:editing-duration>P9DT17H42M19S</meta:editing-duration>
    <meta:generator>LibreOffice/6.2.4.2$Linux_X86_64 LibreOffice_project/20$Build-2</meta:generator>
    <dc:creator>Erel Segal-Halevi</dc:creator>
    <meta:document-statistic meta:object-count="233"/>
  </office:meta>
</office:document-meta>
</file>